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xml version="1.0" encoding="UTF-8"?&gt;</text:p>
      <text:p text:style-name="P3">&lt;!DOCTYPE html PUBLIC "-//W3C//DTD XHTML 1.0 Transitional//EN" "http://www.w3.org/TR/xhtml1/DTD/xhtml1-transitional.dtd"&gt;</text:p>
      <text:p text:style-name="P3">&lt;html xmlns="http://www.w3.org/1999/xhtml" xml:lang="en" lang="en"&gt;</text:p>
      <text:p text:style-name="P3">&lt;head&gt;</text:p>
      <text:p text:style-name="P3">&lt;meta http-equiv="Content-Type" content="text/html; charset=UTF-8"/&gt;</text:p>
      <text:p text:style-name="P3">&lt;meta name="generator" content="http://www.nongnu.org/elyxer/"/&gt;</text:p>
      <text:p text:style-name="P3">&lt;meta name="create-date" content="2013-04-20"/&gt;</text:p>
      <text:p text:style-name="P3">&lt;link rel="stylesheet" href="http://elyxer.nongnu.org/lyx.css" type="text/css" media="all"/&gt;</text:p>
      <text:p text:style-name="P3">&lt;title&gt;Party of Five&lt;/title&gt;</text:p>
      <text:p text:style-name="P3">&lt;/head&gt;</text:p>
      <text:p text:style-name="P3">&lt;body&gt;</text:p>
      <text:p text:style-name="P3">&lt;div id="globalWrapper"&gt;</text:p>
      <text:p text:style-name="P3">&lt;h1 class="title"&gt;</text:p>
      <text:p text:style-name="P3">Party of Five</text:p>
      <text:p text:style-name="P3">&lt;/h1&gt;</text:p>
      <text:p text:style-name="P3">&lt;div class="Unindented"&gt;</text:p>
      <text:p text:style-name="P3">&lt;div class="center"&gt;</text:p>
      <text:p text:style-name="P3">Book III</text:p>
      <text:p text:style-name="P3">&lt;/div&gt;</text:p>
      <text:p text:style-name="P3"/>
      <text:p text:style-name="P3">&lt;/div&gt;</text:p>
      <text:p text:style-name="P3">&lt;div class="Indented"&gt;</text:p>
      <text:p text:style-name="P3">&lt;div class="center"&gt;</text:p>
      <text:p text:style-name="P3">&lt;span class="footnotesize"&gt;a fantasy novella by&lt;/span&gt;</text:p>
      <text:p text:style-name="P3">&lt;/div&gt;</text:p>
      <text:p text:style-name="P3"/>
      <text:p text:style-name="P3">&lt;/div&gt;</text:p>
      <text:p text:style-name="P3">&lt;div class="Indented"&gt;</text:p>
      <text:p text:style-name="P3">&lt;div class="center"&gt;</text:p>
      <text:p text:style-name="P3">Vasileios Kalampakas</text:p>
      <text:p text:style-name="P3">&lt;/div&gt;</text:p>
      <text:p text:style-name="P3"/>
      <text:p text:style-name="P3">&lt;/div&gt;</text:p>
      <text:p text:style-name="P3">&lt;div class="Indented"&gt;</text:p>
      <text:p text:style-name="P3">&lt;p&gt;&lt;br/&gt;</text:p>
      <text:p text:style-name="P3">&lt;/p&gt;</text:p>
      <text:p text:style-name="P3">&lt;p&gt;&lt;br/&gt;</text:p>
      <text:p text:style-name="P3">&lt;/p&gt;</text:p>
      <text:p text:style-name="P3"/>
      <text:p text:style-name="P3">&lt;/div&gt;</text:p>
      <text:p text:style-name="P3">&lt;div class="Indented"&gt;</text:p>
      <text:p text:style-name="P3">&lt;div class="center"&gt;</text:p>
      <text:p text:style-name="P3">&lt;span class="scriptsize"&gt;Copyright (C) 2013 Vasileios Kalampakas&lt;/span&gt;</text:p>
      <text:p text:style-name="P3"><text:soft-page-break/>&lt;/div&gt;</text:p>
      <text:p text:style-name="P3"/>
      <text:p text:style-name="P3">&lt;/div&gt;</text:p>
      <text:p text:style-name="P3">&lt;div class="Indented"&gt;</text:p>
      <text:p text:style-name="P3">&lt;div class="center"&gt;</text:p>
      <text:p text:style-name="P3">&lt;span class="scriptsize"&gt;This is a work of fiction. Any likeness to persons and events is purely coincidental. Id be expecting that, since this is fantasy, but you never know.&lt;/span&gt;</text:p>
      <text:p text:style-name="P3">&lt;/div&gt;</text:p>
      <text:p text:style-name="P3"/>
      <text:p text:style-name="P3">&lt;/div&gt;</text:p>
      <text:p text:style-name="P3">&lt;div class="Indented"&gt;</text:p>
      <text:p text:style-name="P3">&lt;div class="center"&gt;</text:p>
      <text:p text:style-name="P3">&lt;span class="scriptsize"&gt;Available as an ebook from Amazon.com&lt;/span&gt;</text:p>
      <text:p text:style-name="P3">&lt;/div&gt;</text:p>
      <text:p text:style-name="P3"/>
      <text:p text:style-name="P3">&lt;/div&gt;</text:p>
      <text:p text:style-name="P3">&lt;div class="Indented"&gt;</text:p>
      <text:p text:style-name="P3">&lt;div class="center"&gt;</text:p>
      <text:p text:style-name="P3">&lt;span class="scriptsize"&gt;Expect more to come - visit my site at http://www.stoneforger.com to connect with me on the social media&lt;/span&gt;</text:p>
      <text:p text:style-name="P3">&lt;/div&gt;</text:p>
      <text:p text:style-name="P3"/>
      <text:p text:style-name="P3">&lt;/div&gt;</text:p>
      <text:p text:style-name="P3">&lt;div class="Indented"&gt;</text:p>
      <text:p text:style-name="P3">&lt;div class="center"&gt;</text:p>
      <text:p text:style-name="P3">&lt;span class="scriptsize"&gt;(which I donm working on and let me know what Ive read the first two, I hop youll come to like the characters enough to wait for the next novella in the series.&lt;/span&gt;</text:p>
      <text:p text:style-name="P3">&lt;/div&gt;</text:p>
      <text:p text:style-name="P3"/>
      <text:p text:style-name="P3">&lt;/div&gt;</text:p>
      <text:p text:style-name="P3">&lt;div class="Indented"&gt;</text:p>
      <text:p text:style-name="P3">&lt;div class="center"&gt;</text:p>
      <text:p text:style-name="P3">&lt;span class="footnotesize"&gt;&lt;div class="medskip"&gt; &lt;/div&gt;P.S. : Please do write a review if you could bother, even a nasty one. Itt.&lt;div class="medskip"&gt; &lt;/div&gt;&lt;/span&gt;</text:p>
      <text:p text:style-name="P3">&lt;/div&gt;</text:p>
      <text:p text:style-name="P3"/>
      <text:p text:style-name="P3">&lt;/div&gt;</text:p>
      <text:p text:style-name="P3">&lt;div class="Indented"&gt;</text:p>
      <text:p text:style-name="P3">&lt;div class="right"&gt;</text:p>
      <text:p text:style-name="P3">&lt;span class="footnotesize"&gt;Sincerely (I do mean it), &lt;/span&gt;</text:p>
      <text:p text:style-name="P3">&lt;/div&gt;</text:p>
      <text:p text:style-name="P3"/>
      <text:p text:style-name="P3"><text:soft-page-break/>&lt;/div&gt;</text:p>
      <text:p text:style-name="P3">&lt;div class="Indented"&gt;</text:p>
      <text:p text:style-name="P3">&lt;div class="right"&gt;</text:p>
      <text:p text:style-name="P3">&lt;span class="footnotesize"&gt;Vasileios Kalampakas&lt;/span&gt;</text:p>
      <text:p text:style-name="P3">&lt;/div&gt;</text:p>
      <text:p text:style-name="P3"/>
      <text:p text:style-name="P3">&lt;/div&gt;</text:p>
      <text:p text:style-name="P3">&lt;div class="Indented"&gt;</text:p>
      <text:p text:style-name="P3">&lt;div class="center"&gt;</text:p>
      <text:p text:style-name="P3">&lt;p&gt;&lt;br/&gt;</text:p>
      <text:p text:style-name="P3">&lt;/p&gt;</text:p>
      <text:p text:style-name="P3"/>
      <text:p text:style-name="P3">&lt;/div&gt;</text:p>
      <text:p text:style-name="P3"/>
      <text:p text:style-name="P3">&lt;/div&gt;</text:p>
      <text:p text:style-name="P3">&lt;blockquote class="Quotation"&gt;</text:p>
      <text:p text:style-name="P3">&amp;ldquo;Theres fair and beautiful around us, even unicorns. I must do as my conscience bids me; I must fight to expose their ill-doings and bring them down once and for all. Therell probably die or go mad in the process. But I have to do this, for the sake of my children alone. And perhaps all the things I find dear in the world, like Taem berries. And roast veeb. Perhaps, Rovenii mead and Yule beer as well. Just thinking about what is at stake here, makes me ravenous.&amp;rdquo;</text:p>
      <text:p text:style-name="P3">&lt;/blockquote&gt;</text:p>
      <text:p text:style-name="P3">&lt;blockquote class="Quotation"&gt;</text:p>
      <text:p text:style-name="P3">-- Athmoor Radaniel, from his personal journal</text:p>
      <text:p text:style-name="P3">&lt;/blockquote&gt;</text:p>
      <text:p text:style-name="P3">&lt;div class="Unindented"&gt;</text:p>
      <text:p text:style-name="P3">Lernea felt her face set against something wet and grainy. As if caught in the moment between wakefulness and sleep, her mind felt numb, soft and muddy. A word popped in her head: &lt;i&gt;Sand&lt;/i&gt;.</text:p>
      <text:p text:style-name="P3">&lt;/div&gt;</text:p>
      <text:p text:style-name="P3">&lt;div class="Indented"&gt;</text:p>
      <text:p text:style-name="P3">&lt;i&gt;Wet sand&lt;/i&gt;.</text:p>
      <text:p text:style-name="P3">&lt;/div&gt;</text:p>
      <text:p text:style-name="P3">&lt;div class="Indented"&gt;</text:p>
      <text:p text:style-name="P3">Her face was half-buried in a patch of wet sand. There was a feeling of cold water splashing against her body every now and then. Maybe it was time to go to the latrine, she thought to herself, but she quickly realised it was the feeling of waves embracing her gently.</text:p>
      <text:p text:style-name="P3">&lt;/div&gt;</text:p>
      <text:p text:style-name="P3">&lt;div class="Indented"&gt;</text:p>
      <text:p text:style-name="P3">&lt;i&gt;A beach then&lt;/i&gt;, she came to realise and opened her eyes half-expecting everything to be a dream.</text:p>
      <text:p text:style-name="P3">&lt;/div&gt;</text:p>
      <text:p text:style-name="P3">&lt;div class="Indented"&gt;</text:p>
      <text:p text:style-name="P3"><text:soft-page-break/>There was no silken bedding around her, no morning sunt much of a distance at all. The sun lay hidden behind a grim overcast sky, dull and undignified. Lazy grey clouds barely seemed to move; a harsh, cold, salty breeze made her face flush.</text:p>
      <text:p text:style-name="P3">&lt;/div&gt;</text:p>
      <text:p text:style-name="P3">&lt;div class="Indented"&gt;</text:p>
      <text:p text:style-name="P3">She saw the white bunny rabbit to her right, the way her head lay; Bo was munching on a small brush of salt-weed when she looked her way as if enabled by some sixth, or perhaps even a seventh sense.</text:p>
      <text:p text:style-name="P3">&lt;/div&gt;</text:p>
      <text:p text:style-name="P3">&lt;div class="Indented"&gt;</text:p>
      <text:p text:style-name="P3">&amp;ldquo;Good, yous head; she was instantly confused. It was a womans alright. Itt register as a life-threatening situation, Lernea knew; shes eyes flaring up as as if the small white bunny was about to explode with a hail of brimstone and fire.</text:p>
      <text:p text:style-name="P3">&lt;/div&gt;</text:p>
      <text:p text:style-name="P3">&lt;div class="Indented"&gt;</text:p>
      <text:p text:style-name="P3">She dug her hands in the sand and propped herself up; her shoulders felt sore. She looked to her left and saw Theo laying there, his back against a patch of damp sand with arms splayed and eyes closed, where the waves would barely lick his body. Her mind flashed with a horrifying thought; she felt her stomach tie itself in a knot. &lt;i&gt;His hair looks dreadful&lt;/i&gt;, she thought.</text:p>
      <text:p text:style-name="P3">&lt;/div&gt;</text:p>
      <text:p text:style-name="P3">&lt;div class="Indented"&gt;</text:p>
      <text:p text:style-name="P3">&amp;ldquo;Hes not that hard to tell what mustt you cold? At all?&amp;rdquo; Bo asked her timidly, her little bunny body shivering involuntarily.</text:p>
      <text:p text:style-name="P3">&lt;/div&gt;</text:p>
      <text:p text:style-name="P3">&lt;div class="Indented"&gt;</text:p>
      <text:p text:style-name="P3">&amp;ldquo;I am the rightful Queen of Nomos, the Kingdom of the North,&amp;rdquo; Lernea replied in a stern voice. She felt better just by saying that.</text:p>
      <text:p text:style-name="P3">&lt;/div&gt;</text:p>
      <text:p text:style-name="P3">&lt;div class="Indented"&gt;</text:p>
      <text:p text:style-name="P3">&amp;ldquo;So, yous mind, the voice carried an awkward feeling.</text:p>
      <text:p text:style-name="P3">&lt;/div&gt;</text:p>
      <text:p text:style-name="P3">&lt;div class="Indented"&gt;</text:p>
      <text:p text:style-name="P3">Lernea raised an eyebrow and took a long, hard stare at Bo. Then she shook her head and looked at Theo; a silver-haired head with just a touch of blond, the wet, ragged dreadlocks adorning his elven face with all the grace of a mop. She burst out laughing.</text:p>
      <text:p text:style-name="P3">&lt;/div&gt;</text:p>
      <text:p text:style-name="P3">&lt;div class="Indented"&gt;</text:p>
      <text:p text:style-name="P3">&amp;ldquo;Youre better than Ned!&amp;rdquo; she said and the bunny replied in her head flatly, &amp;ldquo;Is words nearly made Lernead never sail by.</text:p>
      <text:p text:style-name="P3">&lt;/div&gt;</text:p>
      <text:p text:style-name="P3"><text:soft-page-break/>&lt;div class="Indented"&gt;</text:p>
      <text:p text:style-name="P3">&amp;ldquo;Ned. And Parcifal. Theyt you remember?&amp;rdquo; Bo asked with a hint of worry.</text:p>
      <text:p text:style-name="P3">&lt;/div&gt;</text:p>
      <text:p text:style-name="P3">&lt;div class="Indented"&gt;</text:p>
      <text:p text:style-name="P3">&amp;ldquo;Halfuin, really. I remember. Is all,&amp;rdquo; Lernea said and sat down beside Theo, legs crossed. Locks of her hair were glued against her face. She looked to windward, her arms laid back against the sand.</text:p>
      <text:p text:style-name="P3">&lt;/div&gt;</text:p>
      <text:p text:style-name="P3">&lt;div class="Indented"&gt;</text:p>
      <text:p text:style-name="P3">&amp;ldquo;Do you want the short version, or the long version?&amp;rdquo; Bo queried in Lerneare not in a hurry. If someone wanted us dead, theyt we wake Theo up as well? He might want to hear all this,&amp;rdquo; she added as an afterthought. Bo twitched her nose and hopped towards the sea, soaking her bunny feet in some wet, gravelly sand.</text:p>
      <text:p text:style-name="P3">&lt;/div&gt;</text:p>
      <text:p text:style-name="P3">&lt;div class="Indented"&gt;</text:p>
      <text:p text:style-name="P3">&amp;ldquo;He gets a bit antsy if you wake him up,&amp;rdquo; she said in Lerneas kind of groggy and slow-minded for a while afterwards as well,&amp;rdquo; she added and backed away playfully from a slightly frothing wave. Bo seemed to be having some kind of fun, despite it all.</text:p>
      <text:p text:style-name="P3">&lt;/div&gt;</text:p>
      <text:p text:style-name="P3">&lt;div class="Indented"&gt;</text:p>
      <text:p text:style-name="P3">&amp;ldquo;For a while? Like what, till the sun sets and the moon rises?&amp;rdquo; Lernea said with a sneer. Bo turned her bunny head uncannily towards Lernea; her eyes seemed to brighten up, if only just a little - it was a reflex.</text:p>
      <text:p text:style-name="P3">&lt;/div&gt;</text:p>
      <text:p text:style-name="P3">&lt;div class="Indented"&gt;</text:p>
      <text:p text:style-name="P3">&amp;ldquo;Hey, thats mind. There was some sadness involved, rather than anger. Lernea looked at Bo for a moment and closed her eyes. Right beside her, Theo could be heard, snoring lightly.</text:p>
      <text:p text:style-name="P3">&lt;/div&gt;</text:p>
      <text:p text:style-name="P3">&lt;div class="Indented"&gt;</text:p>
      <text:p text:style-name="P3">&amp;ldquo;It mean it to sound like that. My apologies,&amp;rdquo; Lernea said and awkwardly ran a finger in the sand, drawing random curves and shapes. Bo seemed satisfied; the bunnys true though, isnt much I could do other than put a shield around us. The wormhole that brought us her in the nick of time, that was Theo, not me,&amp;rdquo; Bo sent and a little bit of pride had seeped into the thought.</text:p>
      <text:p text:style-name="P3">&lt;/div&gt;</text:p>
      <text:p text:style-name="P3">&lt;div class="Indented"&gt;</text:p>
      <text:p text:style-name="P3">For a while, Lernea stared at Theo as if in shock. The sound of waves dying a few feet away rose easily above the eerie silence. Bo blinked at Lernea without saying a word. Overhead, a sea bird of some kind croaked. It drew Lerneat magic,&amp;rdquo; Bo said and wiggled her nose. &amp;ldquo;Theo <text:soft-page-break/>is magically inert. Has been ever since I can remember,&amp;rdquo; the bunny said and dug its face in Theom the sorceress in the family,&amp;rdquo; Bo sent and her bunny eyes flared up with a tinge of red flame that was snuffed out the next instant, just to illustrate her point.</text:p>
      <text:p text:style-name="P3">&lt;/div&gt;</text:p>
      <text:p text:style-name="P3">&lt;div class="Indented"&gt;</text:p>
      <text:p text:style-name="P3">&amp;ldquo;Just for appearances slowly rising and falling chest and perched herself on top of a mass of rocks. She stood straight up and looked around, surveying the misty landscape.</text:p>
      <text:p text:style-name="P3">&lt;/div&gt;</text:p>
      <text:p text:style-name="P3">&lt;div class="Indented"&gt;</text:p>
      <text:p text:style-name="P3">&amp;ldquo;The woodkin that raised us knew. I have a soft spot for Theo, what can I say? I thought it was a prudent thing to do. Magical bunnies arens mind. She gave Bo a weird, squinting look; it was her calculating, thinking look.</text:p>
      <text:p text:style-name="P3">&lt;/div&gt;</text:p>
      <text:p text:style-name="P3">&lt;div class="Indented"&gt;</text:p>
      <text:p text:style-name="P3">&amp;ldquo;Yout you?&amp;rdquo;</text:p>
      <text:p text:style-name="P3">&lt;/div&gt;</text:p>
      <text:p text:style-name="P3">&lt;div class="Indented"&gt;</text:p>
      <text:p text:style-name="P3">&amp;ldquo;Thats all I can remember.&amp;rdquo;</text:p>
      <text:p text:style-name="P3">&lt;/div&gt;</text:p>
      <text:p text:style-name="P3">&lt;div class="Indented"&gt;</text:p>
      <text:p text:style-name="P3">&amp;ldquo;I think I can relate to that,&amp;rdquo; Lernea said with a shallow voice. Her face became taut, remembering how she and Parcifal were cast out, humiliated, to be excised from living memory, from history even. As if they never had existed. She bit her lip and her mind turned to the quandary at hand.</text:p>
      <text:p text:style-name="P3">&lt;/div&gt;</text:p>
      <text:p text:style-name="P3">&lt;div class="Indented"&gt;</text:p>
      <text:p text:style-name="P3">&amp;ldquo;Then how did he manage to pull off whatever it was he did that saved us?&amp;rdquo; Lernea asked and nodded at Theot got the slightest idea,&amp;rdquo; Bo sent to Lerneave ended up at,&amp;rdquo; she added, her nose twitching faintly.</text:p>
      <text:p text:style-name="P3">&lt;/div&gt;</text:p>
      <text:p text:style-name="P3">&lt;div class="Indented"&gt;</text:p>
      <text:p text:style-name="P3">&amp;ldquo;It coulds true,&amp;rdquo; Bo sent and began scouring the sand and rocks for signs of moss or something generally green and preferably edible. She sniffed profusely, like only some kind of herbivorous hound would.</text:p>
      <text:p text:style-name="P3">&lt;/div&gt;</text:p>
      <text:p text:style-name="P3">&lt;div class="Indented"&gt;</text:p>
      <text:p text:style-name="P3">&amp;ldquo;I mean, this place could have been worse. Far worse. It however kind of feels... Homely,&amp;rdquo; she said after pausing for a moment, searching for the right word. She cleaned a bit of the sand off her pants, but the majority of the grains mostly clung on heedless. Bos <text:soft-page-break/>homely about this cold, wet place? I can barely see whats nothing but rocks <text:s/>not even a tint of moss. The sun is hidden <text:s/>there is no way to tell the time. Its &amp;rdquo;</text:p>
      <text:p text:style-name="P3">&lt;/div&gt;</text:p>
      <text:p text:style-name="P3">&lt;div class="Indented"&gt;</text:p>
      <text:p text:style-name="P3">&amp;ldquo;Kind of like home, indeed,&amp;rdquo; Lernea said and nodded.</text:p>
      <text:p text:style-name="P3">&lt;/div&gt;</text:p>
      <text:p text:style-name="P3">&lt;div class="Indented"&gt;</text:p>
      <text:p text:style-name="P3">&amp;ldquo;This place reminds you of home?&amp;rdquo; Bo asked Lernea, the thought echoing with a positively glum quality.</text:p>
      <text:p text:style-name="P3">&lt;/div&gt;</text:p>
      <text:p text:style-name="P3">&lt;div class="Indented"&gt;</text:p>
      <text:p text:style-name="P3">&amp;ldquo;Reminds me of Thraka; the northwestern reaches. My sister and I spent a whole summer there when we were kids.&amp;rdquo;</text:p>
      <text:p text:style-name="P3">&lt;/div&gt;</text:p>
      <text:p text:style-name="P3">&lt;div class="Indented"&gt;</text:p>
      <text:p text:style-name="P3">&amp;ldquo;Mustt seem poisonous, and anyone hungry enough would have arrived at the same conclusion.</text:p>
      <text:p text:style-name="P3">&lt;/div&gt;</text:p>
      <text:p text:style-name="P3">&lt;div class="Indented"&gt;</text:p>
      <text:p text:style-name="P3">&amp;ldquo;It was; we went whale fishing,&amp;rdquo; Lernea replied with a thin smile. Bo was focused on the mushrooms, making sure to eat just the caps; she never did like the stems.</text:p>
      <text:p text:style-name="P3">&lt;/div&gt;</text:p>
      <text:p text:style-name="P3">&lt;div class="Indented"&gt;</text:p>
      <text:p text:style-name="P3">&amp;ldquo;I was being sarcastic,but never mind. Whale fishing, you say? Just how old were you?&amp;rdquo;</text:p>
      <text:p text:style-name="P3">&lt;/div&gt;</text:p>
      <text:p text:style-name="P3">&lt;div class="Indented"&gt;</text:p>
      <text:p text:style-name="P3">&amp;ldquo;Twelve,&amp;rdquo; Lernea said, nodding slightly to herself.</text:p>
      <text:p text:style-name="P3">&lt;/div&gt;</text:p>
      <text:p text:style-name="P3">&lt;div class="Indented"&gt;</text:p>
      <text:p text:style-name="P3">&amp;ldquo;What kind of kids go whale hunting?&amp;rdquo;</text:p>
      <text:p text:style-name="P3">&lt;/div&gt;</text:p>
      <text:p text:style-name="P3">&lt;div class="Indented"&gt;</text:p>
      <text:p text:style-name="P3">&amp;ldquo;We were rarely, if ever, normal kids, even by Nomos standards. We were born to become queens, mind you,&amp;rdquo; Lernea said, looked at the bunny and sighed.</text:p>
      <text:p text:style-name="P3">&lt;/div&gt;</text:p>
      <text:p text:style-name="P3">&lt;div class="Indented"&gt;</text:p>
      <text:p text:style-name="P3">&amp;ldquo;I was under the vague impression that queens are all about croquet and tea parties,&amp;rdquo; Bo sent and somehow her thoughts conveyed a sense of insatiable hunger, even while the mushrooms were being depleted rapidly. Lernea spent a few moments staring at Theove met danger together. Narrowly escaped death. I thought yout,&amp;rdquo; Bo insisted and waggled her tail.</text:p>
      <text:p text:style-name="P3"><text:soft-page-break/>&lt;/div&gt;</text:p>
      <text:p text:style-name="P3">&lt;div class="Indented"&gt;</text:p>
      <text:p text:style-name="P3">&amp;ldquo;Well, it sounded like a sneeze,&amp;rdquo; Lernea said by way of an apology.</text:p>
      <text:p text:style-name="P3">&lt;/div&gt;</text:p>
      <text:p text:style-name="P3">&lt;div class="Indented"&gt;</text:p>
      <text:p text:style-name="P3">&amp;ldquo;No, I felt full, thatt a sneeze. I burped, only ever so slightly. Now this sound.. This is neither a sneeze or a burp,&amp;rdquo; Bo sent. </text:p>
      <text:p text:style-name="P3">&lt;/div&gt;</text:p>
      <text:p text:style-name="P3">&lt;div class="Indented"&gt;</text:p>
      <text:p text:style-name="P3">The odd sneezing sound grew louder and louder, until it could be heard for what it was: the sound of creaking wood.</text:p>
      <text:p text:style-name="P3">&lt;/div&gt;</text:p>
      <text:p text:style-name="P3">&lt;div class="Indented"&gt;</text:p>
      <text:p text:style-name="P3">&amp;ldquo;Thats coming from the sea,&amp;rdquo; Bo sent, her tiny upper body turned around, scanning the sea nervously, her ears jolted rigidly upright like impossibly small, furry, full-blown sails.</text:p>
      <text:p text:style-name="P3">&lt;/div&gt;</text:p>
      <text:p text:style-name="P3">&lt;div class="Indented"&gt;</text:p>
      <text:p text:style-name="P3">&amp;ldquo;Wood creaking in the sea. Thats light snoring could not have hoped to match it.</text:p>
      <text:p text:style-name="P3">&lt;/div&gt;</text:p>
      <text:p text:style-name="P3">&lt;div class="Indented"&gt;</text:p>
      <text:p text:style-name="P3">&amp;ldquo;Ahoy! Over here!&amp;rdquo; Lernea shouted into the mist. No echo was returned, her voice soaked up by the fog.</text:p>
      <text:p text:style-name="P3">&lt;/div&gt;</text:p>
      <text:p text:style-name="P3">&lt;div class="Indented"&gt;</text:p>
      <text:p text:style-name="P3">&amp;ldquo;What are you doing? Yous feet, looking at her like a lost, desperate puppy.</text:p>
      <text:p text:style-name="P3">&lt;/div&gt;</text:p>
      <text:p text:style-name="P3">&lt;div class="Indented"&gt;</text:p>
      <text:p text:style-name="P3">&amp;ldquo;To whom? We need to find out where we are, one way or another. What if there wonre bloodthirsty cutthroats like Culliper? What if it is Culliper?&amp;rdquo; Bo sent in an anguished thought.</text:p>
      <text:p text:style-name="P3">&lt;/div&gt;</text:p>
      <text:p text:style-name="P3">&lt;div class="Indented"&gt;</text:p>
      <text:p text:style-name="P3">&amp;ldquo;Ned sold him as a slave, remember?&amp;rdquo; Lernea said flatly.</text:p>
      <text:p text:style-name="P3">&lt;/div&gt;</text:p>
      <text:p text:style-name="P3">&lt;div class="Indented"&gt;</text:p>
      <text:p text:style-name="P3">&amp;ldquo;Yout recognize him? Strike up a deal to use his talents?&amp;rdquo; Bo sent, angst-ridden and jumpy.</text:p>
      <text:p text:style-name="P3">&lt;/div&gt;</text:p>
      <text:p text:style-name="P3">&lt;div class="Indented"&gt;</text:p>
      <text:p text:style-name="P3">&amp;ldquo;Who would strike up a deal with a slave? Thatm having an argument with your sister!&amp;rdquo; Lernea retorted, sounding riled up.</text:p>
      <text:p text:style-name="P3">&lt;/div&gt;</text:p>
      <text:p text:style-name="P3"><text:soft-page-break/>&lt;div class="Indented"&gt;</text:p>
      <text:p text:style-name="P3">&amp;ldquo;My sister?&amp;rdquo; Theo asked looking light-headed as ever.</text:p>
      <text:p text:style-name="P3">&lt;/div&gt;</text:p>
      <text:p text:style-name="P3">&lt;div class="Indented"&gt;</text:p>
      <text:p text:style-name="P3">&amp;ldquo;Bo? The bunny?&amp;rdquo; Lernea said and stuck out both of her arms in frustration, wild-eyed and nodding intensely.</text:p>
      <text:p text:style-name="P3">&lt;/div&gt;</text:p>
      <text:p text:style-name="P3">&lt;div class="Indented"&gt;</text:p>
      <text:p text:style-name="P3">Then a giant shadow carved itself through the mist with alarming speed. A dark wooden bulk in the shape of a shipt pry their eyes off the shipt tell him your real name! Make something up! Make something up!&amp;rdquo; she voiced frantically in Lerneat seem to shake off this terrible dream,&amp;rdquo; Theo said mostly to himself, looking rather worn. His voice had a touch of befuddled rasping quality about it.</text:p>
      <text:p text:style-name="P3">&lt;/div&gt;</text:p>
      <text:p text:style-name="P3">&lt;div class="Indented"&gt;</text:p>
      <text:p text:style-name="P3">&amp;ldquo;My name is Lernea Testarossa.. Of the Testarossa family,&amp;rdquo; Lernea said with a hesitant frown, staring at Bo who in turn stared at the ship as if it were one giant carrot.</text:p>
      <text:p text:style-name="P3">&lt;/div&gt;</text:p>
      <text:p text:style-name="P3">&lt;div class="Indented"&gt;</text:p>
      <text:p text:style-name="P3">&amp;ldquo;Yous railing. He was wearing what appeared to be more than a slightly used horned metal cap on his head and a tattered old shirt with matching pants of an indiscriminate nature and original color. A rather musky old beard hung from his face down to his waist; what looked like tiny barnacles clung on strands of it, as if their life depended on it, which was probably true. There was a wooden parrot that appeared to be physically and permanently attached to his shoulder. It was also quite emphatically dead, judging as it didnm not a mermaid,&amp;rdquo; Lernea replied after clearing her throat.</text:p>
      <text:p text:style-name="P3">&lt;/div&gt;</text:p>
      <text:p text:style-name="P3">&lt;div class="Indented"&gt;</text:p>
      <text:p text:style-name="P3">&amp;ldquo;Whats a woodkin elf, a friend. Wehered know,&amp;rdquo; she said and waved a hand at the ship at large. The old man who quite closely resembled a rather out-of-luck, struggling old-timer pirate picked at his nose and flicked its output with a bony finger.</text:p>
      <text:p text:style-name="P3">&lt;/div&gt;</text:p>
      <text:p text:style-name="P3">&lt;div class="Indented"&gt;</text:p>
      <text:p text:style-name="P3">&amp;ldquo;Lady, Im still, Im Caps worthwhile, at your disposal,&amp;rdquo; he said and smiled showing an array of teeth in all their possible states of decay.</text:p>
      <text:p text:style-name="P3">&lt;/div&gt;</text:p>
      <text:p text:style-name="P3">&lt;div class="Indented"&gt;</text:p>
      <text:p text:style-name="P3">Lernea felt let down. She was hoping theret tell him anything. Ask him everything.&amp;rdquo;</text:p>
      <text:p text:style-name="P3">&lt;/div&gt;</text:p>
      <text:p text:style-name="P3"><text:soft-page-break/>&lt;div class="Indented"&gt;</text:p>
      <text:p text:style-name="P3">There was a slight hint of paranoia right there; if the Ygg had reached out wherever this place was, Lernea thought to herself, their agents wouldve run us aground. Again,&amp;rdquo; the old pirate turned around and said to someone either invisible, or non-existent. It was quite possible that he was simply driveling, yet Bo was instantly wary. &amp;ldquo;Where are the others? Why dons not a dream, Theo,&amp;rdquo; Lernea replied sternly. Theo blinked still trying to understand and got up, whole clumps of wet sand weighing down his dreadlocks.</text:p>
      <text:p text:style-name="P3">&lt;/div&gt;</text:p>
      <text:p text:style-name="P3">&lt;div class="Indented"&gt;</text:p>
      <text:p text:style-name="P3">&amp;ldquo;We wish to parley,&amp;rdquo; Lernea said aloud to make sure the old pirate would hear her. He looked behind him for a moment, as if someone had tapped him on his shoulder, but there seemed to be no-one there. He nodded to himself, shrugged and said to no-one in particular:</text:p>
      <text:p text:style-name="P3">&lt;/div&gt;</text:p>
      <text:p text:style-name="P3">&lt;div class="Indented"&gt;</text:p>
      <text:p text:style-name="P3">&amp;ldquo;Mr. Munsheen, lower the boat. Prepare a landing party. Is no real danger; het you see his alone?&amp;rdquo; Lernea whispered.</text:p>
      <text:p text:style-name="P3">&lt;/div&gt;</text:p>
      <text:p text:style-name="P3">&lt;div class="Indented"&gt;</text:p>
      <text:p text:style-name="P3">&amp;ldquo;What about the ghosts in that boat then?&amp;rdquo; Theo said and Lernea looked at him with a frown that nearly brought her eyebrows in contact, while Bos stare had the quality of solid ice; it was cold and opaque. She stood on the deck like a statue would, Encelados firmly clasped in her hands, the blades deck. Tark was standing nearby, his back on the shipd prefer it if yous deck with that wonderful blade of yours,&amp;rdquo; Tark said trying to smile thinly, his words carefully selected and his voice pitched so as to get the message through in a nice yet slightly irritating manner. Parcifal did not bat an eyelid nor did she budge even by an inch. She simply spared Tark a fleeting glance, to serve as a warning.</text:p>
      <text:p text:style-name="P3">&lt;/div&gt;</text:p>
      <text:p text:style-name="P3">&lt;div class="Indented"&gt;</text:p>
      <text:p text:style-name="P3">&amp;ldquo;Shell be properly compensated for any damages,&amp;rdquo; Ned interjected, seeing the first signs of a discussion evolving into a fight. And Ned knew there had been more than one on their way to Pi Gamma Mu, from what they could gather, a reasonably peaceful planet of the Human League. The fights usually involved Parcifal and Tark, and they were mostly resolved before anyone got physically hurt by either Ned or Judith acting as peacemakers. Winceham was either sleeping, having a smoke, or not having a bath most of the time. His decidedly neutral disposition had earned him a sort of invisible attribute to the rest, slightly ineffectual when the air shifted the wrong way.</text:p>
      <text:p text:style-name="P3">&lt;/div&gt;</text:p>
      <text:p text:style-name="P3">&lt;div class="Indented"&gt;</text:p>
      <text:p text:style-name="P3"><text:soft-page-break/>&amp;ldquo;Money is not the issue,&amp;rdquo; Tark said to Ned with a sigh. &amp;ldquo;It is a matter of principle, Mr. Larkin,&amp;rdquo; he added and turned his back on everyone without another word. Parcifal remained silent, unperturbed. Her mind was fixated on what really mattered; the whereabouts and fate of her sister. She knew Lernea was alive, that much she felt as well. But where, and for how long, she couldnt freely admit but knew it in her heart, was that she blamed herself, more than anything. After all, she was still a princess of Nomos, the Captain of the Guard. She had failed her queen, putting her in harmt do you any good, you know. I know that stare. Is gaze did not follow her.</text:p>
      <text:p text:style-name="P3">&lt;/div&gt;</text:p>
      <text:p text:style-name="P3">&lt;div class="Indented"&gt;</text:p>
      <text:p text:style-name="P3">Ned was conversing with Tark in a low voice; Winceham was sitting comfortably at a swiveling, puffy chair, his feet resting at the helm proper. The helm moved and rocked as Winceham shuffled his legs, but the ship oddly, stayed on course.</text:p>
      <text:p text:style-name="P3">&lt;/div&gt;</text:p>
      <text:p text:style-name="P3">&lt;div class="Indented"&gt;</text:p>
      <text:p text:style-name="P3">That was because the helm, though operational, didns... Five times thirty five?&amp;rdquo; Winceham said and a puff of smoke left his nostrils. A sweet, lilting female voice answered with sensuous overtones.</text:p>
      <text:p text:style-name="P3">&lt;/div&gt;</text:p>
      <text:p text:style-name="P3">&lt;div class="Indented"&gt;</text:p>
      <text:p text:style-name="P3">&amp;ldquo;One-hundred and seventy five, Boss.&amp;rdquo;</text:p>
      <text:p text:style-name="P3">&lt;/div&gt;</text:p>
      <text:p text:style-name="P3">&lt;div class="Indented"&gt;</text:p>
      <text:p text:style-name="P3">&amp;ldquo;Tip-top. We could do business together, you know; I could use someone who can count and has no pockets,&amp;rdquo; Winceham said nodding in earnest.</text:p>
      <text:p text:style-name="P3">&lt;/div&gt;</text:p>
      <text:p text:style-name="P3">&lt;div class="Indented"&gt;</text:p>
      <text:p text:style-name="P3">&amp;ldquo;Inference broken. Stimulate,&amp;rdquo; the voice retorted with a querying tone.</text:p>
      <text:p text:style-name="P3">&lt;/div&gt;</text:p>
      <text:p text:style-name="P3">&lt;div class="Indented"&gt;</text:p>
      <text:p text:style-name="P3">&amp;ldquo;I wish I could, but yout know where to begin the stimulating,&amp;rdquo; Winceham said, grinning.</text:p>
      <text:p text:style-name="P3">&lt;/div&gt;</text:p>
      <text:p text:style-name="P3">&lt;div class="Indented"&gt;</text:p>
      <text:p text:style-name="P3">&amp;ldquo;I am a type-III autothaumagator. User Boss is a user type, provisional. Conflicting types.&amp;rdquo;</text:p>
      <text:p text:style-name="P3">&lt;/div&gt;</text:p>
      <text:p text:style-name="P3">&lt;div class="Indented"&gt;</text:p>
      <text:p text:style-name="P3">&amp;ldquo;Yeah, I know. It was never meant to be, but still that voice of yours...&amp;rdquo; Winceham said, his voice lingering. &amp;ldquo;Itre the proverbial fly in the ointment, Mr. Higginsbottom,&amp;rdquo; Tark said <text:soft-page-break/>with a good measure of disdain.</text:p>
      <text:p text:style-name="P3">&lt;/div&gt;</text:p>
      <text:p text:style-name="P3">&lt;div class="Indented"&gt;</text:p>
      <text:p text:style-name="P3">&amp;ldquo;No need for name-calling, Mr. Tark. If thatre not having that discussion. Stop harassing the ships feet from the helm forcibly.</text:p>
      <text:p text:style-name="P3">&lt;/div&gt;</text:p>
      <text:p text:style-name="P3">&lt;div class="Indented"&gt;</text:p>
      <text:p text:style-name="P3">&amp;ldquo;Itre just talking. Isntalkingve realised that. Wet work either,&amp;rdquo; Tark replied and shook his head.</text:p>
      <text:p text:style-name="P3">&lt;/div&gt;</text:p>
      <text:p text:style-name="P3">&lt;div class="Indented"&gt;</text:p>
      <text:p text:style-name="P3">&amp;ldquo;How do you mean?&amp;rdquo; Theo asked, frowning.</text:p>
      <text:p text:style-name="P3">&lt;/div&gt;</text:p>
      <text:p text:style-name="P3">&lt;div class="Indented"&gt;</text:p>
      <text:p text:style-name="P3">&amp;ldquo;Though I am sympathetic to your cause, at least in principle, there are certain technicalities that must be observed.&amp;rdquo;</text:p>
      <text:p text:style-name="P3">&lt;/div&gt;</text:p>
      <text:p text:style-name="P3">&lt;div class="Indented"&gt;</text:p>
      <text:p text:style-name="P3">&amp;ldquo;Such as?&amp;rdquo;</text:p>
      <text:p text:style-name="P3">&lt;/div&gt;</text:p>
      <text:p text:style-name="P3">&lt;div class="Indented"&gt;</text:p>
      <text:p text:style-name="P3">&amp;ldquo;A debriefing is in order,&amp;rdquo; Tark said, exhaling, as if he had been keeping that a secret for too long.</text:p>
      <text:p text:style-name="P3">&lt;/div&gt;</text:p>
      <text:p text:style-name="P3">&lt;div class="Indented"&gt;</text:p>
      <text:p text:style-name="P3">&amp;ldquo;You mean questioning,&amp;rdquo; Theo sought to correct him.</text:p>
      <text:p text:style-name="P3">&lt;/div&gt;</text:p>
      <text:p text:style-name="P3">&lt;div class="Indented"&gt;</text:p>
      <text:p text:style-name="P3">&amp;ldquo;It might look like that, depending on who will do the debriefing.&amp;rdquo;</text:p>
      <text:p text:style-name="P3">&lt;/div&gt;</text:p>
      <text:p text:style-name="P3">&lt;div class="Indented"&gt;</text:p>
      <text:p text:style-name="P3">&amp;ldquo;Are we prisoners?&amp;rdquo; Theo asked conversationally.</text:p>
      <text:p text:style-name="P3">&lt;/div&gt;</text:p>
      <text:p text:style-name="P3">&lt;div class="Indented"&gt;</text:p>
      <text:p text:style-name="P3">&amp;ldquo;Not exactly,&amp;rdquo; Tark quipped.</text:p>
      <text:p text:style-name="P3">&lt;/div&gt;</text:p>
      <text:p text:style-name="P3">&lt;div class="Indented"&gt;</text:p>
      <text:p text:style-name="P3">&amp;ldquo;Are we guests then?&amp;rdquo; Theo said sounding a bit hopeful.</text:p>
      <text:p text:style-name="P3">&lt;/div&gt;</text:p>
      <text:p text:style-name="P3">&lt;div class="Indented"&gt;</text:p>
      <text:p text:style-name="P3">&amp;ldquo;Not quite, no,&amp;rdquo; Tark said, squinting.</text:p>
      <text:p text:style-name="P3">&lt;/div&gt;</text:p>
      <text:p text:style-name="P3">&lt;div class="Indented"&gt;</text:p>
      <text:p text:style-name="P3">&amp;ldquo;What are we then to the Human League?&amp;rdquo; Theo asked, folding his arms.</text:p>
      <text:p text:style-name="P3"><text:soft-page-break/>&lt;/div&gt;</text:p>
      <text:p text:style-name="P3">&lt;div class="Indented"&gt;</text:p>
      <text:p text:style-name="P3">&amp;ldquo;Information assets. For now,&amp;rdquo; Tark said and shrugged.</text:p>
      <text:p text:style-name="P3">&lt;/div&gt;</text:p>
      <text:p text:style-name="P3">&lt;div class="Indented"&gt;</text:p>
      <text:p text:style-name="P3">&amp;ldquo;That doesns not. But itll be treated like Expendable Information Assets,&amp;rdquo; Tark said, smiled and nodded meaningfully.</text:p>
      <text:p text:style-name="P3">&lt;/div&gt;</text:p>
      <text:p text:style-name="P3">&lt;div class="Indented"&gt;</text:p>
      <text:p text:style-name="P3">&amp;ldquo;I see. This Human League of yours, it doesnt for the predicament were a destabilizing force that needs to be dealt with,&amp;rdquo; Tark said with a suddenly steely gaze.</text:p>
      <text:p text:style-name="P3">&lt;/div&gt;</text:p>
      <text:p text:style-name="P3">&lt;div class="Indented"&gt;</text:p>
      <text:p text:style-name="P3">&amp;ldquo;Id be foolish to have to deal with this later, while we can deal with this now,&amp;rdquo; Tark said, his face austere.</text:p>
      <text:p text:style-name="P3">&lt;/div&gt;</text:p>
      <text:p text:style-name="P3">&lt;div class="Indented"&gt;</text:p>
      <text:p text:style-name="P3">&amp;ldquo;I meant, what is it to you personally?&amp;rdquo; Theo insisted.</text:p>
      <text:p text:style-name="P3">&lt;/div&gt;</text:p>
      <text:p text:style-name="P3">&lt;div class="Indented"&gt;</text:p>
      <text:p text:style-name="P3">&amp;ldquo;Its what it is,&amp;rdquo; Tark replied with a deep-set frown.</text:p>
      <text:p text:style-name="P3">&lt;/div&gt;</text:p>
      <text:p text:style-name="P3">&lt;div class="Indented"&gt;</text:p>
      <text:p text:style-name="P3">&amp;ldquo;Just a job? Going through all this, just to do your job?&amp;rdquo; Theo said smiling, and shook his head in disbelief.</text:p>
      <text:p text:style-name="P3">&lt;/div&gt;</text:p>
      <text:p text:style-name="P3">&lt;div class="Indented"&gt;</text:p>
      <text:p text:style-name="P3">&amp;ldquo;Itt expect you to understand,&amp;rdquo; Tark replied and looked away, a show of rejection.</text:p>
      <text:p text:style-name="P3">&lt;/div&gt;</text:p>
      <text:p text:style-name="P3">&lt;div class="Indented"&gt;</text:p>
      <text:p text:style-name="P3">&amp;ldquo;Why is that?&amp;rdquo;</text:p>
      <text:p text:style-name="P3">&lt;/div&gt;</text:p>
      <text:p text:style-name="P3">&lt;div class="Indented"&gt;</text:p>
      <text:p text:style-name="P3">&amp;ldquo;Because yout seen me perform then,&amp;rdquo; Theo said with some pride in his voice.</text:p>
      <text:p text:style-name="P3">&lt;/div&gt;</text:p>
      <text:p text:style-name="P3">&lt;div class="Indented"&gt;</text:p>
      <text:p text:style-name="P3">&amp;ldquo;Perform what, exactly?&amp;rdquo; Tark inquired, sounding confused.</text:p>
      <text:p text:style-name="P3">&lt;/div&gt;</text:p>
      <text:p text:style-name="P3">&lt;div class="Indented"&gt;</text:p>
      <text:p text:style-name="P3">&amp;ldquo;I do stand-up comedy and play the drums. I know itt that a joke? About the drums and all?&amp;rdquo; Tark asked in all seriousness.</text:p>
      <text:p text:style-name="P3">&lt;/div&gt;</text:p>
      <text:p text:style-name="P3"><text:soft-page-break/>&lt;div class="Indented"&gt;</text:p>
      <text:p text:style-name="P3">&amp;ldquo;No, not really,&amp;rdquo; Theo replied counfounded.</text:p>
      <text:p text:style-name="P3">&lt;/div&gt;</text:p>
      <text:p text:style-name="P3">&lt;div class="Indented"&gt;</text:p>
      <text:p text:style-name="P3">&amp;ldquo;Well, I wouldns an utterly drab, humorless job,&amp;rdquo; Tark replied and nodded to himself.</text:p>
      <text:p text:style-name="P3">&lt;/div&gt;</text:p>
      <text:p text:style-name="P3">&lt;div class="Indented"&gt;</text:p>
      <text:p text:style-name="P3">&amp;ldquo;Another reason I canre doing it,&amp;rdquo; Theo said and shook his head.</text:p>
      <text:p text:style-name="P3">&lt;/div&gt;</text:p>
      <text:p text:style-name="P3">&lt;div class="Indented"&gt;</text:p>
      <text:p text:style-name="P3">&amp;ldquo;Because someone has to do it,&amp;rdquo; Tark said and sounded like he genuinely believed that.</text:p>
      <text:p text:style-name="P3">&lt;/div&gt;</text:p>
      <text:p text:style-name="P3">&lt;div class="Indented"&gt;</text:p>
      <text:p text:style-name="P3">&amp;ldquo;But why does it have to be you?&amp;rdquo; Theo asked and pointed a stabbing finger to Tarkt make any sense,&amp;rdquo; Theo said and threw his hands in the air.</text:p>
      <text:p text:style-name="P3">&lt;/div&gt;</text:p>
      <text:p text:style-name="P3">&lt;div class="Indented"&gt;</text:p>
      <text:p text:style-name="P3">&amp;ldquo;Theres highly unlikely,&amp;rdquo; Tark said without the least bit of humor.</text:p>
      <text:p text:style-name="P3">&lt;/div&gt;</text:p>
      <text:p text:style-name="P3">&lt;div class="Indented"&gt;</text:p>
      <text:p text:style-name="P3">Judith approached them and nodded to Ned with a slight smile.</text:p>
      <text:p text:style-name="P3">&lt;/div&gt;</text:p>
      <text:p text:style-name="P3">&lt;div class="Indented"&gt;</text:p>
      <text:p text:style-name="P3">&amp;ldquo;Sir, wet stop staring, his lips curled in a grin. The sight of the approaching city even managed to attract Parcifalt break her silence. She simply stood there, unable to contain the fact that her interest was indeed piqued. Ned, on the other hand sounded openly ecstatic: &amp;ldquo;What a sight! Its just a backwater planets quite rustic, really,&amp;rdquo; he said, scoffing. He then turned and faced the helm abruptly.</text:p>
      <text:p text:style-name="P3">&lt;/div&gt;</text:p>
      <text:p text:style-name="P3">&lt;div class="Indented"&gt;</text:p>
      <text:p text:style-name="P3">&amp;ldquo;Ship, send a hail message to the Directorate Office. Be sure to include the word , capitalized. Negotiate a mooring with Rampatur Aerial and bring us in for landing. What was that nice place on Rampatur Central?&amp;rdquo; he asked.</text:p>
      <text:p text:style-name="P3">&lt;/div&gt;</text:p>
      <text:p text:style-name="P3">&lt;div class="Indented"&gt;</text:p>
      <text:p text:style-name="P3">&amp;ldquo;An index of three hundred and nineteen topographical entities in the vicinity of the Rampatur District labeled as <text:s/>exists. Stimulate,&amp;rdquo; the female voice demanded softly; the words carried a <text:soft-page-break/>hypnotizing feel.</text:p>
      <text:p text:style-name="P3">&lt;/div&gt;</text:p>
      <text:p text:style-name="P3">&lt;div class="Indented"&gt;</text:p>
      <text:p text:style-name="P3">&amp;ldquo;The one where they put olives in that drink,&amp;rdquo; Tark said with some mild annoyance. &amp;ldquo;Stimulate,&amp;rdquo; the ship repeated.</text:p>
      <text:p text:style-name="P3">&lt;/div&gt;</text:p>
      <text:p text:style-name="P3">&lt;div class="Indented"&gt;</text:p>
      <text:p text:style-name="P3">&amp;ldquo;Never mind. Find an exorbitantly-priced restaurant. Book a table for five. Make sure to ask for privacy. And put it on the expenses list,&amp;rdquo; Tark said raising a finger.</text:p>
      <text:p text:style-name="P3">&lt;/div&gt;</text:p>
      <text:p text:style-name="P3">&lt;div class="Indented"&gt;</text:p>
      <text:p text:style-name="P3">&amp;ldquo;Thaumaturgizing your request,&amp;rdquo; voiced the ship in mellifluous tones. Tark turned to face Ned once more.</text:p>
      <text:p text:style-name="P3">&lt;/div&gt;</text:p>
      <text:p text:style-name="P3">&lt;div class="Indented"&gt;</text:p>
      <text:p text:style-name="P3">&amp;ldquo;Excellent. Were offering us a night out? Like a welcoming gift?&amp;rdquo; Ned said smiling a bit awkwardly, always wearing a polite smile on his lips. He could see Parcifal fidgeting uncomfortably near the shipve been impertinent to say the least. Quite frankly, whatever gave you that idea?&amp;rdquo; Tark was looking at Ned from head to toe; what Ned implied sounded almost absurd to Tark. &amp;ldquo;Im having a blast tonight. All sorts of debauchery in mind, if you must know,&amp;rdquo; Tark said and made eyes at Ned.</text:p>
      <text:p text:style-name="P3">&lt;/div&gt;</text:p>
      <text:p text:style-name="P3">&lt;div class="Indented"&gt;</text:p>
      <text:p text:style-name="P3">&amp;ldquo;I wasnt blinding but rather painted the round-topped towers with a rosy, pinkish sheen. Nedll co-operate alright. Just as long as wes like a hurt, caged animal right now. You never know when she might lash out,&amp;rdquo; Ned said and shrugged. Tark took him by one shoulder and nearly whispered in his ear: &amp;ldquo;As a word of advice, donre not Human League citizens; youll be in trouble.&amp;rdquo;</text:p>
      <text:p text:style-name="P3">&lt;/div&gt;</text:p>
      <text:p text:style-name="P3">&lt;div class="Indented"&gt;</text:p>
      <text:p text:style-name="P3">&amp;ldquo;How do you mean? What kind of trouble?&amp;rdquo; Ned said, sounding alarmed.</text:p>
      <text:p text:style-name="P3">&lt;/div&gt;</text:p>
      <text:p text:style-name="P3">&lt;div class="Indented"&gt;</text:p>
      <text:p text:style-name="P3">&amp;ldquo;You see hes not an alien!&amp;rdquo;</text:p>
      <text:p text:style-name="P3">&lt;/div&gt;</text:p>
      <text:p text:style-name="P3">&lt;div class="Indented"&gt;</text:p>
      <text:p text:style-name="P3">&amp;ldquo;Thats voice was filled with sudden angst: &amp;ldquo;Why didnt there any short people in the Human League?&amp;rdquo;</text:p>
      <text:p text:style-name="P3">&lt;/div&gt;</text:p>
      <text:p text:style-name="P3">&lt;div class="Indented"&gt;</text:p>
      <text:p text:style-name="P3">&amp;ldquo;Thatt make policy,&amp;rdquo; Tark said and squatted, reaching for a <text:soft-page-break/>metal box near the helm. &amp;ldquo;Wem doing you a great favor just by letting you know. This could get me into a lot of trouble. Lose my job, get shot. It buy us dinner, but yous not get all chummy all of a sudden,&amp;rdquo; Tark said and raised one finger with one hand while he rummaged inside the metal box with the other. &amp;ldquo;Dinner is one thing; getting shot is a professional perk anyway. I like to think of this warning as extending a little bit of professional courtesy,&amp;rdquo; he said, looking up to Ned with a smile. In his hands he held what looked like a small backpack or rather a large bag, riddled with straps and whatnot.</text:p>
      <text:p text:style-name="P3">&lt;/div&gt;</text:p>
      <text:p text:style-name="P3">&lt;div class="Indented"&gt;</text:p>
      <text:p text:style-name="P3">&amp;ldquo;But Ire a... Spy, right?&amp;rdquo; Ned asked, a good measure of uncertainty lingering in his voice. To his knowledge, spies were vermin-like people, all cloak and dagger that youre not a spy?&amp;rdquo; Theo asked with disbelief.</text:p>
      <text:p text:style-name="P3">&lt;/div&gt;</text:p>
      <text:p text:style-name="P3">&lt;div class="Indented"&gt;</text:p>
      <text:p text:style-name="P3">&amp;ldquo;Are you seriously expecting me to answer that?&amp;rdquo; Tark said while wearing the bag on his back. It was black and somewhat rotund. A pair of red lines made of stitches ran its length; they were made in the shape of a lightning symbol.</text:p>
      <text:p text:style-name="P3">&lt;/div&gt;</text:p>
      <text:p text:style-name="P3">&lt;div class="Indented"&gt;</text:p>
      <text:p text:style-name="P3">&amp;ldquo;What is this stuff yous a F.U.L.L. Retar.D., mark two,&amp;rdquo; Tark said grinning.</text:p>
      <text:p text:style-name="P3">&lt;/div&gt;</text:p>
      <text:p text:style-name="P3">&lt;div class="Indented"&gt;</text:p>
      <text:p text:style-name="P3">&amp;ldquo;It doesnt know about that. Is no magic involved. Its what the big-heads in VV-section told me, yes,&amp;rdquo; Tark replied, fastening a pair of straps around his waist. Neds always religion, Im not even supposed to be on this ship,&amp;rdquo; Tark said, grinning profusely.</text:p>
      <text:p text:style-name="P3">&lt;/div&gt;</text:p>
      <text:p text:style-name="P3">&lt;div class="Indented"&gt;</text:p>
      <text:p text:style-name="P3">&amp;ldquo;So, yous whereabouts is much more preferable a phrase,&amp;rdquo; Tark said smiling.</text:p>
      <text:p text:style-name="P3">&lt;/div&gt;</text:p>
      <text:p text:style-name="P3">&lt;div class="Indented"&gt;</text:p>
      <text:p text:style-name="P3">&amp;ldquo;It still means youd hate to get skewered on a one of those towers if the wind changes all of a sudden,&amp;rdquo; Tark said nodding down below.</text:p>
      <text:p text:style-name="P3">&lt;/div&gt;</text:p>
      <text:p text:style-name="P3">&lt;div class="Indented"&gt;</text:p>
      <text:p text:style-name="P3">&amp;ldquo;I need you to do me a favor,&amp;rdquo; Ned said and touched Tark on the shoulder gently, smiling lightly. Tark noticed the gesture and sighed.</text:p>
      <text:p text:style-name="P3"><text:soft-page-break/>&lt;/div&gt;</text:p>
      <text:p text:style-name="P3">&lt;div class="Indented"&gt;</text:p>
      <text:p text:style-name="P3">&amp;ldquo;This is strictly business. Nothing personal to all of this, do you understand?&amp;rdquo; Tark said and turned his back on Ned. He grasped the railing and was preparing to actually jump overboard.</text:p>
      <text:p text:style-name="P3">&lt;/div&gt;</text:p>
      <text:p text:style-name="P3">&lt;div class="Indented"&gt;</text:p>
      <text:p text:style-name="P3">&amp;ldquo;I wouldns shoulder profusely.</text:p>
      <text:p text:style-name="P3">&lt;/div&gt;</text:p>
      <text:p text:style-name="P3">&lt;div class="Indented"&gt;</text:p>
      <text:p text:style-name="P3">&amp;ldquo;Sweetness of a maident I notice?&amp;rdquo; Tark asked, looking at the backpackt resist meself - Wince.&lt;/i&gt;</text:p>
      <text:p text:style-name="P3">&lt;/div&gt;</text:p>
      <text:p text:style-name="P3">&lt;div class="Indented"&gt;</text:p>
      <text:p text:style-name="P3">&amp;ldquo;Well played,&amp;rdquo; Tark said looking at Ned with a surprisingly sharp, gleaming eye. &amp;ldquo;Did you know about this?&amp;rdquo; Tark said and his stare turned sour when he pointed a finger at Judith who was about to try and say something, when Ned interjected:</text:p>
      <text:p text:style-name="P3">&lt;/div&gt;</text:p>
      <text:p text:style-name="P3">&lt;div class="Indented"&gt;</text:p>
      <text:p text:style-name="P3">&amp;ldquo;Its my lack of oversight. Now Is the debriefing. I dread debriefings. They bore me to death,&amp;rdquo; he said looking suddenly morose.</text:p>
      <text:p text:style-name="P3">&lt;/div&gt;</text:p>
      <text:p text:style-name="P3">&lt;div class="Indented"&gt;</text:p>
      <text:p text:style-name="P3">&amp;ldquo;You could hurry things up, couldns got your money pouch,&amp;rdquo; Ned added, grinning.</text:p>
      <text:p text:style-name="P3">&lt;/div&gt;</text:p>
      <text:p text:style-name="P3">&lt;div class="Indented"&gt;</text:p>
      <text:p text:style-name="P3">&amp;ldquo;I see,&amp;rdquo; Tark said and his lip stiffened.</text:p>
      <text:p text:style-name="P3">&lt;/div&gt;</text:p>
      <text:p text:style-name="P3">&lt;div class="Indented"&gt;</text:p>
      <text:p text:style-name="P3">&amp;ldquo;No need to worry; he has enough sense to leave some of that money for dinner.&amp;rdquo;</text:p>
      <text:p text:style-name="P3">&lt;/div&gt;</text:p>
      <text:p text:style-name="P3">&lt;div class="Indented"&gt;</text:p>
      <text:p text:style-name="P3">&amp;ldquo;I wildly misjudged you Ned. You can be quite resourceful,&amp;rdquo; Tark said looking up to Ned, seeing him under a new light.</text:p>
      <text:p text:style-name="P3">&lt;/div&gt;</text:p>
      <text:p text:style-name="P3">&lt;div class="Indented"&gt;</text:p>
      <text:p text:style-name="P3">&amp;ldquo;Beats being remorseful!&amp;rdquo; chimed Ned with a smile.</text:p>
      <text:p text:style-name="P3">&lt;/div&gt;</text:p>
      <text:p text:style-name="P3">&lt;div class="Indented"&gt;</text:p>
      <text:p text:style-name="P3">&amp;ldquo;Was that... Was that meant to be witty?&amp;rdquo; Tark asked Ned with some hesitation.</text:p>
      <text:p text:style-name="P3">&lt;/div&gt;</text:p>
      <text:p text:style-name="P3"><text:soft-page-break/>&lt;div class="Indented"&gt;</text:p>
      <text:p text:style-name="P3">&amp;ldquo;Yes, it was. Wasnm not sure if yous little plot. All she hoped for was to see a glimpse of her sister, if only with her minds tile then all the outbound Runners will be cut to pieces. Is lap; she couldns hatching a plan, wes neck, and Bo could feel she was at the edge of a chasm.</text:p>
      <text:p text:style-name="P3">&lt;/div&gt;</text:p>
      <text:p text:style-name="P3">&lt;div class="Indented"&gt;</text:p>
      <text:p text:style-name="P3">&amp;ldquo;Lets say, clear and present danger against your person, without showing overt aggressiveness in the form of killing you outright, in your sleep, or at least trying to throw you overboard to the killer whales, now. In which case I would be more than happy to do something about it to the best of my ability. Seeing though, as there isnt you agree, overall, gentlemen?&amp;rdquo; Lernea said without tearing her eyes away from Bo who remained perfectly still, soaking in what was mostly intended for her ears.</text:p>
      <text:p text:style-name="P3">&lt;/div&gt;</text:p>
      <text:p text:style-name="P3">&lt;div class="Indented"&gt;</text:p>
      <text:p text:style-name="P3">Captain Van der Breckenrod looked at Lernea sideways for a moment and then looked at the glass in his hand. There was a little tiny piece of handicraft floating in it, an umbrella <text:s/>or some would argue, a parasol <text:s/>and it was slowly sinking in the dark, cherry red mixture of unidentifiable alcohol and rum. He downed the glass in one go, frowned heavily for a while, checked the bottom of the glass for signs of more liquor and then looked at her and told Lernea, the tiny umbrella still stuck on his beard:</text:p>
      <text:p text:style-name="P3">&lt;/div&gt;</text:p>
      <text:p text:style-name="P3">&lt;div class="Indented"&gt;</text:p>
      <text:p text:style-name="P3">&amp;ldquo;I, for one, Miss Testarossa, am agreed. I am quite agreeable a person, after all,&amp;rdquo; he said and threw away the tiny umbrella with the intention of sending it overboard. Instead, it somehow stopped in the air and flew around in circles and settled on Theos quite alright, Mr. Van der Breckenrod. Silence is after all, a common indicator of approval. Isns cabin. Lernea had noticed a lot of that was going on around the ship; sails hoisting themselves, ropes being tied up as if by way of magic, giant waterproof holes in the hull. Yet it had nothing to do with magic, or else Bo would have at least found a real possible threat to take into account. It had something to do with ghosts and Theo was the only one who could see them, but talk to them as well. It was all about Rho, the ever-present life force of sorts that exists in everything living, according to what Theo had been taught. Somehow, that even involved the undead.</text:p>
      <text:p text:style-name="P3">&lt;/div&gt;</text:p>
      <text:p text:style-name="P3">&lt;div class="Indented"&gt;</text:p>
      <text:p text:style-name="P3">&amp;ldquo;Still, a skeleton crew; no pun intended. How do you manage?&amp;rdquo; Lernea asked and put Bo down on the deck. Her voice was weary, but noticeably calm.</text:p>
      <text:p text:style-name="P3"><text:soft-page-break/>&lt;/div&gt;</text:p>
      <text:p text:style-name="P3">&lt;div class="Indented"&gt;</text:p>
      <text:p text:style-name="P3">&amp;ldquo;How do you mean?&amp;rdquo; the captain said while scanning the board of Po with a squinted gaze.</text:p>
      <text:p text:style-name="P3">&lt;/div&gt;</text:p>
      <text:p text:style-name="P3">&lt;div class="Indented"&gt;</text:p>
      <text:p text:style-name="P3">&amp;ldquo;I mean, itve been lost at sea for fifteen years. Dont there a home youve turned the sea into my wife and mistress; this ship is my home, and the bottom will be my grave if all goes well,&amp;rdquo; the captain said nodding to himself. &amp;ldquo;Sometimes though, I do wake up and see whatm reminded I might end up as ghost crew in a ghost ship and I just know the kind of heartless bastards that run those ships,&amp;rdquo; he said and gave the main mast an angry, crazed stare. &amp;ldquo;That brings me back to my senses,&amp;rdquo; he said and took a swig from his pipe before moving a pawn shaped like an extravagantly built windmill to a blue tile on the Po board.</text:p>
      <text:p text:style-name="P3">&lt;/div&gt;</text:p>
      <text:p text:style-name="P3">&lt;div class="Indented"&gt;</text:p>
      <text:p text:style-name="P3">&amp;ldquo;Interesting,&amp;rdquo; said Theo and reshuffled himself in his seat. He was rather more quiet and thoughtful than his usual self. He hadnve thought him a real friend indeed though, judging by the way he so easily and quite impressively killed the Ygg as if they were nothing more than monstrous dolls at play. It had certainly had some effect on him; he sometimes appeared grim and boring, all grown-up. Even the game they had been playing seemed utterly drab, and he seemed to be enthralled in it.</text:p>
      <text:p text:style-name="P3">&lt;/div&gt;</text:p>
      <text:p text:style-name="P3">&lt;div class="Indented"&gt;</text:p>
      <text:p text:style-name="P3">&amp;ldquo;What is it thatt heard of this game before. All I see is a mosaic of tiles painted on an irregularly shaped board, and lots of different pieces made out of all sorts of things. Not to mention yout the usual bland-eyed stare he seemed to confront the world at large with; it had a purpose and a hint of ire this time. She stopped combing her hair and apologized, though she hadnm sorry. I didns so special about this game?&amp;rdquo;</text:p>
      <text:p text:style-name="P3">&lt;/div&gt;</text:p>
      <text:p text:style-name="P3">&lt;div class="Indented"&gt;</text:p>
      <text:p text:style-name="P3">&amp;ldquo;Everything!&amp;rdquo; the captain roared, and Theo nodded, intently fixed on the game-board.</text:p>
      <text:p text:style-name="P3">&lt;/div&gt;</text:p>
      <text:p text:style-name="P3">&lt;div class="Indented"&gt;</text:p>
      <text:p text:style-name="P3">&amp;ldquo;It is just a game, isnt you?&amp;rdquo; the captain said, and the dead stuffed parrot hanging onto his shoulder seemed to nod the way the old pirate made a vibrant gesture with his hands, roughly shaping up a sphere in the air.</text:p>
      <text:p text:style-name="P3">&lt;/div&gt;</text:p>
      <text:p text:style-name="P3"><text:soft-page-break/>&lt;div class="Indented"&gt;</text:p>
      <text:p text:style-name="P3">&amp;ldquo;I thought games were supposed to be fun,&amp;rdquo; Lernea said and noticed Bo was looking at the pirate intently, ears standing tall and upright like antennae. Though she remained silent, Lernea felt she was ready to absorb everything the captain was saying. Theo, on the other hand, was looking at the game-board with a heavy frown, too absorbed in planning his strategy.</text:p>
      <text:p text:style-name="P3">&lt;/div&gt;</text:p>
      <text:p text:style-name="P3">&lt;div class="Indented"&gt;</text:p>
      <text:p text:style-name="P3">&amp;ldquo;They have to be fun, so people will want to play them. Do keep in mind, peopled be fun to throw away all the navigating equipment.&amp;rdquo;</text:p>
      <text:p text:style-name="P3">&lt;/div&gt;</text:p>
      <text:p text:style-name="P3">&lt;div class="Indented"&gt;</text:p>
      <text:p text:style-name="P3">Lernea nodded with a frown, while the captain let the barbed comment sink in. After seemingly observing a moment of silence, the captain spoke again:</text:p>
      <text:p text:style-name="P3">&lt;/div&gt;</text:p>
      <text:p text:style-name="P3">&lt;div class="Indented"&gt;</text:p>
      <text:p text:style-name="P3">&amp;ldquo;Wes detailed enough, its more of a tool, Po. It has the added benefit its like Zatrik,&amp;rdquo; Lernea said nodding. Both the captain and Theo were instantly adamant in their rebuttal.</text:p>
      <text:p text:style-name="P3">&lt;/div&gt;</text:p>
      <text:p text:style-name="P3">&lt;div class="Indented"&gt;</text:p>
      <text:p text:style-name="P3">&amp;ldquo;Itll take your word for it,&amp;rdquo; Lernea said and noticed Bo was nowhere to be seen. Which was quite unsettling knowing she could flame her eyes up in a split second and start fire-balling everything for no apparent reason. Adding her latest streak of paranoia did not help either. &amp;ldquo;Theo, have you seen the bunny?&amp;rdquo;</text:p>
      <text:p text:style-name="P3">&lt;/div&gt;</text:p>
      <text:p text:style-name="P3">&lt;div class="Indented"&gt;</text:p>
      <text:p text:style-name="P3">&amp;ldquo;What?&amp;rdquo;</text:p>
      <text:p text:style-name="P3">&lt;/div&gt;</text:p>
      <text:p text:style-name="P3">&lt;div class="Indented"&gt;</text:p>
      <text:p text:style-name="P3">&amp;ldquo;Bo, the bunny. The white magical bunny?&amp;rdquo;</text:p>
      <text:p text:style-name="P3">&lt;/div&gt;</text:p>
      <text:p text:style-name="P3">&lt;div class="Indented"&gt;</text:p>
      <text:p text:style-name="P3">&amp;ldquo;No. But she must be aboard the ship. I can sense her aura.&amp;rdquo;</text:p>
      <text:p text:style-name="P3">&lt;/div&gt;</text:p>
      <text:p text:style-name="P3">&lt;div class="Indented"&gt;</text:p>
      <text:p text:style-name="P3">&amp;ldquo;Itre keeping tabs,&amp;rdquo; Lernea said and went off to find Bo. Perhaps she just wanted to converse with Lernea in a slightly more secluded spot - the ship offered plenty of those. </text:p>
      <text:p text:style-name="P3">&lt;/div&gt;</text:p>
      <text:p text:style-name="P3">&lt;div class="Indented"&gt;</text:p>
      <text:p text:style-name="P3">&amp;ldquo;Im playing Po,&amp;rdquo; he said long after Lernea had left the table. Stringing words together rather than someone talking, his <text:soft-page-break/>eyebrows raised in a wide arch, the captain asked Theo: &amp;ldquo;Whose turn is it?&amp;rdquo;</text:p>
      <text:p text:style-name="P3">&lt;/div&gt;</text:p>
      <text:p text:style-name="P3">&lt;div class="Indented"&gt;</text:p>
      <text:p text:style-name="P3">&amp;ldquo;Turn? I thought we were playing real-time.&amp;rdquo;</text:p>
      <text:p text:style-name="P3">&lt;/div&gt;</text:p>
      <text:p text:style-name="P3">&lt;div class="Indented"&gt;</text:p>
      <text:p text:style-name="P3">&amp;ldquo;If weve been over in a few minutes,&amp;rdquo; the captain said in disbelief.</text:p>
      <text:p text:style-name="P3">&lt;/div&gt;</text:p>
      <text:p text:style-name="P3">&lt;div class="Indented"&gt;</text:p>
      <text:p text:style-name="P3">&amp;ldquo;Then why havenm too drunk to play real-time Po in real time. So I take turns with myself, in-between drinks, mostly,&amp;rdquo; the captain admitted.</text:p>
      <text:p text:style-name="P3">&lt;/div&gt;</text:p>
      <text:p text:style-name="P3">&lt;div class="Indented"&gt;</text:p>
      <text:p text:style-name="P3">&amp;ldquo;You do not sound inebriated,&amp;rdquo; Theo said, coounting with one hand silently.</text:p>
      <text:p text:style-name="P3">&lt;/div&gt;</text:p>
      <text:p text:style-name="P3">&lt;div class="Indented"&gt;</text:p>
      <text:p text:style-name="P3">&amp;ldquo;No, I donm so drunk right now, I couldnm drunk, remember?&amp;rdquo;</text:p>
      <text:p text:style-name="P3">&lt;/div&gt;</text:p>
      <text:p text:style-name="P3">&lt;div class="Indented"&gt;</text:p>
      <text:p text:style-name="P3">&amp;ldquo;That sounds more like an excuse, actually,&amp;rdquo; Theo commented, lazily.</text:p>
      <text:p text:style-name="P3">&lt;/div&gt;</text:p>
      <text:p text:style-name="P3">&lt;div class="Indented"&gt;</text:p>
      <text:p text:style-name="P3">&amp;ldquo;Well even if it is, I donm drunk! Itt it?&amp;rdquo; the captain exclaimed enthusiastically.</text:p>
      <text:p text:style-name="P3">&lt;/div&gt;</text:p>
      <text:p text:style-name="P3">&lt;div class="Indented"&gt;</text:p>
      <text:p text:style-name="P3">&amp;ldquo;Land ho!&amp;rdquo; came a shout suddenly. It was Lernea and she sounded positively enthused as well.</text:p>
      <text:p text:style-name="P3">&lt;/div&gt;</text:p>
      <text:p text:style-name="P3">&lt;div class="Indented"&gt;</text:p>
      <text:p text:style-name="P3">&amp;ldquo;What? Thatt think it is,&amp;rdquo; Theo said and looked around him, the tiny umbrella still stuck in his dreadlocks. The fog was clearing up; the first purely golden rays of sun shafted through from above. It was as if someone had delineated an invisible line on some grandiose map, where one side was all grey and bland and the other side was shiny, green and sported cute depictions of butterflies and cupids. It looked like the ship had just passed it and emerged on the fancy, nice side of the map.</text:p>
      <text:p text:style-name="P3">&lt;/div&gt;</text:p>
      <text:p text:style-name="P3">&lt;div class="Indented"&gt;</text:p>
      <text:p text:style-name="P3">&amp;ldquo;So, it worked,&amp;rdquo; Bo sent to Lerneas prow, like a living <text:soft-page-break/>figurehead, eyes slightly glowing orange, not unlike tiny beacons.</text:p>
      <text:p text:style-name="P3">&lt;/div&gt;</text:p>
      <text:p text:style-name="P3">&lt;div class="Indented"&gt;</text:p>
      <text:p text:style-name="P3">&amp;ldquo;What did you do?&amp;rdquo; Lernea said with a wide, appreciative smile.</text:p>
      <text:p text:style-name="P3">&lt;/div&gt;</text:p>
      <text:p text:style-name="P3">&lt;div class="Indented"&gt;</text:p>
      <text:p text:style-name="P3">&amp;ldquo;Not much, really,&amp;rdquo; Bo sent to Lerneare saved!&amp;rdquo; Lernea exclaimed with a beaming smile, managing to not throw up her arms in the air in a childish fashion at the last instant. &amp;ldquo;What did you do?&amp;rdquo; she said and helped up Bo like one would a furry trophy or a lovable pet. She restrained herself from squeezing in a damaging way.</text:p>
      <text:p text:style-name="P3">&lt;/div&gt;</text:p>
      <text:p text:style-name="P3">&lt;div class="Indented"&gt;</text:p>
      <text:p text:style-name="P3">&amp;ldquo;Nothing out of the ordinary. I just unlocked the rudder,&amp;rdquo; Bo sent to her mind. It felt like she was mildly confused herself.</text:p>
      <text:p text:style-name="P3">&lt;/div&gt;</text:p>
      <text:p text:style-name="P3">&lt;div class="Indented"&gt;</text:p>
      <text:p text:style-name="P3">&amp;ldquo;By using magic?&amp;rdquo;</text:p>
      <text:p text:style-name="P3">&lt;/div&gt;</text:p>
      <text:p text:style-name="P3">&lt;div class="Indented"&gt;</text:p>
      <text:p text:style-name="P3">&amp;ldquo;No, with my paw,&amp;rdquo; Bo sent and as if to illustrate the point, nudged Lernea with a paw in a cat-like manner.</text:p>
      <text:p text:style-name="P3">&lt;/div&gt;</text:p>
      <text:p text:style-name="P3">&lt;div class="Indented"&gt;</text:p>
      <text:p text:style-name="P3">&amp;ldquo;Thatt been near a ship before in his life,&amp;rdquo; Lernea whispered to herself.</text:p>
      <text:p text:style-name="P3">&lt;/div&gt;</text:p>
      <text:p text:style-name="P3">&lt;div class="Indented"&gt;</text:p>
      <text:p text:style-name="P3">&amp;ldquo;Thats face.</text:p>
      <text:p text:style-name="P3">&lt;/div&gt;</text:p>
      <text:p text:style-name="P3">&lt;div class="Indented"&gt;</text:p>
      <text:p text:style-name="P3">&amp;ldquo;It means... You were right all along,&amp;rdquo; Lernea whispered so as not to be overheard.</text:p>
      <text:p text:style-name="P3">&lt;/div&gt;</text:p>
      <text:p text:style-name="P3">&lt;div class="Indented"&gt;</text:p>
      <text:p text:style-name="P3">&amp;ldquo;About what?&amp;rdquo; Bo sent, scurrying around, sniffing the air which was filled with the currents of a salty breeze and completely lacked the pleasant brusqueness and faint bitterness of lemon.</text:p>
      <text:p text:style-name="P3">&lt;/div&gt;</text:p>
      <text:p text:style-name="P3">&lt;div class="Indented"&gt;</text:p>
      <text:p text:style-name="P3">&amp;ldquo;You were right to distrust this man,&amp;rdquo; Lernea said in a hushed voice, leaning towards the bunny, nodding slightly over her shoulder. &amp;ldquo;Wes lied to us,&amp;rdquo; came Lerneare clearly out of the fog. Wes hunger was now audible.</text:p>
      <text:p text:style-name="P3">&lt;/div&gt;</text:p>
      <text:p text:style-name="P3"><text:soft-page-break/>&lt;div class="Indented"&gt;</text:p>
      <text:p text:style-name="P3">&amp;ldquo;It could be a trap. There could be armed men waiting for us. Or assassins might try and have a go at us while we least expect it. Is eyes. One of her bunny ears dropped suddenly, dejectedly.</text:p>
      <text:p text:style-name="P3">&lt;/div&gt;</text:p>
      <text:p text:style-name="P3">&lt;div class="Indented"&gt;</text:p>
      <text:p text:style-name="P3">&amp;ldquo;In our sleep. Murderous, cantankerous bastard that he is, hes that, I guess,&amp;rdquo; Bo sent, before realizing the import of Lerneare in terrible danger!&amp;rdquo; she sent to Lernea and Theo as she realized it, but her brother barely acknowledged the message, rolling his eyes for a moment and sparing a glimpse at the sky, as if he half-expected death from above. The next instant he shrugged and went back to the board of Po and his game.</text:p>
      <text:p text:style-name="P3">&lt;/div&gt;</text:p>
      <text:p text:style-name="P3">&lt;div class="Indented"&gt;</text:p>
      <text:p text:style-name="P3">&amp;ldquo;Reveal thyself for what you truly are, you whited sepulcher of a man!&amp;rdquo; Lernea shouted with an arrow strung in her bow, ready to let it fly. It was squarely aimed at the captain, who turned to face her with a blank stare.</text:p>
      <text:p text:style-name="P3">&lt;/div&gt;</text:p>
      <text:p text:style-name="P3">&lt;div class="Indented"&gt;</text:p>
      <text:p text:style-name="P3">&amp;ldquo;But its my natural hair color!&amp;rdquo; Theo proclaimed, showing his silver-white dreadlocks with a confused, consternated smile.</text:p>
      <text:p text:style-name="P3">&lt;/div&gt;</text:p>
      <text:p text:style-name="P3">&lt;div class="Indented"&gt;</text:p>
      <text:p text:style-name="P3">&amp;ldquo;Not you, by Svarnas eyes flared up. Bo made a slow, rumbling noise; it was her stomach, literally dying for some grub.</text:p>
      <text:p text:style-name="P3">&lt;/div&gt;</text:p>
      <text:p text:style-name="P3">&lt;div class="Indented"&gt;</text:p>
      <text:p text:style-name="P3">&amp;ldquo;I never was partial to maritime affairs, thatt say anything! Your beguiling charms and spells have been swept away! Explain yourself!&amp;rdquo; she demanded authoritatively once more, without really taking into account it was impossible for most people to speak without uttering audible words. She was a bit nervous, it seemed.</text:p>
      <text:p text:style-name="P3">&lt;/div&gt;</text:p>
      <text:p text:style-name="P3">&lt;div class="Indented"&gt;</text:p>
      <text:p text:style-name="P3">&amp;ldquo;I dons mouth. Bot you agree?&amp;rdquo;</text:p>
      <text:p text:style-name="P3">&lt;/div&gt;</text:p>
      <text:p text:style-name="P3">&lt;div class="Indented"&gt;</text:p>
      <text:p text:style-name="P3">&amp;ldquo;Keep still. Frozen like a statue would be preferable,&amp;rdquo; Lernea said and nodded. &amp;ldquo;Speak, and make it worthwhile lest I sent you down oblivions a question, isns eyes flicked back and forth between the captain and Lernea.</text:p>
      <text:p text:style-name="P3">&lt;/div&gt;</text:p>
      <text:p text:style-name="P3">&lt;div class="Indented"&gt;</text:p>
      <text:p text:style-name="P3">&amp;ldquo;Because of the clouds. Why does the turtle hide in its shell?<text:soft-page-break/>&amp;rdquo; Lernea asked with a wavering voice.</text:p>
      <text:p text:style-name="P3">&lt;/div&gt;</text:p>
      <text:p text:style-name="P3">&lt;div class="Indented"&gt;</text:p>
      <text:p text:style-name="P3">&amp;ldquo;Because it is soft and squishy in the eyes of an eagle,&amp;rdquo; came a confident, smiling reply from the captain.</text:p>
      <text:p text:style-name="P3">&lt;/div&gt;</text:p>
      <text:p text:style-name="P3">&lt;div class="Indented"&gt;</text:p>
      <text:p text:style-name="P3">&amp;ldquo;It canre alive!&amp;rdquo; Lernea yelled with relief and dropped her bow and arrow on the deck before she ran with open arms to meet the embrace of the old captain whose face was slowly changing to that of another, even older-looking man.</text:p>
      <text:p text:style-name="P3">&lt;/div&gt;</text:p>
      <text:p text:style-name="P3">&lt;div class="Indented"&gt;</text:p>
      <text:p text:style-name="P3">&amp;ldquo;I take it that is someone important, isns growling stomach.</text:p>
      <text:p text:style-name="P3">&lt;/div&gt;</text:p>
      <text:p text:style-name="P3">&lt;div class="Indented"&gt;</text:p>
      <text:p text:style-name="P3">&amp;ldquo;I canm afraid,&amp;rdquo; said the elderly man smiling gently. His hazel eyes gleamed with intelligence and his face beamed with mirth. It was a joyous occasion for the two of them.</text:p>
      <text:p text:style-name="P3">&lt;/div&gt;</text:p>
      <text:p text:style-name="P3">&lt;div class="Indented"&gt;</text:p>
      <text:p text:style-name="P3">&amp;ldquo;But, how? Why this charade?&amp;rdquo; Lernea asked of him with a wary look.</text:p>
      <text:p text:style-name="P3">&lt;/div&gt;</text:p>
      <text:p text:style-name="P3">&lt;div class="Indented"&gt;</text:p>
      <text:p text:style-name="P3">&amp;ldquo;Desperate times, my queen. I had to be sure. Deceitful foes abound.&amp;rdquo;</text:p>
      <text:p text:style-name="P3">&lt;/div&gt;</text:p>
      <text:p text:style-name="P3">&lt;div class="Indented"&gt;</text:p>
      <text:p text:style-name="P3">&amp;ldquo;Where is this place? And however did you end up here?&amp;rdquo;</text:p>
      <text:p text:style-name="P3">&lt;/div&gt;</text:p>
      <text:p text:style-name="P3">&lt;div class="Indented"&gt;</text:p>
      <text:p text:style-name="P3">&amp;ldquo;This place?&amp;rdquo; Master Sisyphus repeated incredulously and began laughing merrily, before getting hold of himself. &amp;ldquo;My dear Lernea, you never were good in geography,&amp;rdquo; he said and pointed at the faint mountainside behind the fishing village they were bound for. &amp;ldquo;That is the north-eastern face of Mount Ytamos, itself the first great mountaintop of the Sacred Ridge.&amp;rdquo;</text:p>
      <text:p text:style-name="P3">&lt;/div&gt;</text:p>
      <text:p text:style-name="P3">&lt;div class="Indented"&gt;</text:p>
      <text:p text:style-name="P3">&amp;ldquo;You mean to say...&amp;rdquo; Lernea managed to reply in a whisper before her voice trailed off into a gasp.</text:p>
      <text:p text:style-name="P3">&lt;/div&gt;</text:p>
      <text:p text:style-name="P3">&lt;div class="Indented"&gt;</text:p>
      <text:p text:style-name="P3">&amp;ldquo;Were home,&amp;rdquo; Master Sisyphus told her and a tear left her eye like the overflow from the lip of a dam.</text:p>
      <text:p text:style-name="P3"><text:soft-page-break/>&lt;/div&gt;</text:p>
      <text:p text:style-name="P3">&lt;div class="Indented"&gt;</text:p>
      <text:p text:style-name="P3">&lt;div class="center"&gt;</text:p>
      <text:p text:style-name="P3">&lt;div class="medskip"&gt; &lt;/div&gt;***&lt;div class="medskip"&gt; &lt;/div&gt;</text:p>
      <text:p text:style-name="P3">&lt;/div&gt;</text:p>
      <text:p text:style-name="P3"/>
      <text:p text:style-name="P3">&lt;/div&gt;</text:p>
      <text:p text:style-name="P3">&lt;div class="Indented"&gt;</text:p>
      <text:p text:style-name="P3">The walls of the Marvelously Rotund and Equivocally Reassuring Grandiose Officious Hall of Endearment were basically rotund and ostensibly too large for the common eye to perceive fully. Yet it was simply one of many similar halls <text:s/>if not in name certainly in capacity <text:s/>dotted around the Naval Intelligence Bureau building in Rampatur City, itself one of many government buildings of varied shape and uniformly huge size to be found in the very center of the city. From the outside, the Naval Intelligence building looked like an even, totally opaque block of granite from which a huge flag of the Human League was unfurled, drooping over the north face, above the diminutive revolving door entrance. It was identical to any other government building and no-one in Rampatur seemed to pay it the least amount of notice, even if everything it shadowed was made cooler. As in, the temperature dropped because of the huge shadow it cast.</text:p>
      <text:p text:style-name="P3">&lt;/div&gt;</text:p>
      <text:p text:style-name="P3">&lt;div class="Indented"&gt;</text:p>
      <text:p text:style-name="P3">The hall boasted some soft lighting in the form of a couple of hidden spotlights of dubious nature; Ned, Tark, Judith and Parcifal were standing under guard. Four men in full body armor, boasting elaborately ornate halberds that sported some sort of exotic machinery on them were keeping an eye on all of them. The ridiculously colored suit came with a number of silly-looking hats being worn one on top of another, as well as any number of a variety of feathers adorning them. There were also a number of medals and bones hanging from the guardsre a bland-looking lot, I have to say,&amp;rdquo; Ned whispered to Tark, careful not to appear to do so. Unfortunately, the aforementioned acoustics betrayed him.</text:p>
      <text:p text:style-name="P3">&lt;/div&gt;</text:p>
      <text:p text:style-name="P3">&lt;div class="Indented"&gt;</text:p>
      <text:p text:style-name="P3">&amp;ldquo;There will be order! Will the familiar alien, citizen status provisional, by the name of...&amp;rdquo; said one particularly high-browed member of the committee and paused for a moment. &amp;ldquo;... Ned Larkin, was it?&amp;rdquo; he asked himself, shuffling through a stack of papers expertly, his voice high-pitched and uncomfortably nasal. &amp;ldquo;...Remain silent?&amp;rdquo; he concluded and looked up to Ned with an indifference bordering on contempt.</text:p>
      <text:p text:style-name="P3">&lt;/div&gt;</text:p>
      <text:p text:style-name="P3">&lt;div class="Indented"&gt;</text:p>
      <text:p text:style-name="P3">&amp;ldquo;You will be found in contempt if you keep this up,&amp;rdquo; said <text:soft-page-break/>another member of the committee, his voice gruff and bellicose. He cleared his throat and a third member, a woman with a saggy, old leathery face added with a snobbish, accentuating falsetto:</text:p>
      <text:p text:style-name="P3">&lt;/div&gt;</text:p>
      <text:p text:style-name="P3">&lt;div class="Indented"&gt;</text:p>
      <text:p text:style-name="P3">&amp;ldquo;You should know that this is highly irregular,&amp;rdquo; said another woman sitting next to the old woman. She was rather younger and firm of face, her voice gentle in comparison:</text:p>
      <text:p text:style-name="P3">&lt;/div&gt;</text:p>
      <text:p text:style-name="P3">&lt;div class="Indented"&gt;</text:p>
      <text:p text:style-name="P3">&amp;ldquo;Please, Mr. Larkin, be patient. Your matter is... Strange, to say the least,&amp;rdquo; she said after finding the right word.</text:p>
      <text:p text:style-name="P3">&lt;/div&gt;</text:p>
      <text:p text:style-name="P3">&lt;div class="Indented"&gt;</text:p>
      <text:p text:style-name="P3">&amp;ldquo;Indubitably so!&amp;rdquo; said the old man who had asked Ned to shut up. &amp;ldquo;You will be found in contempt if you keep this up&amp;rdquo; said the man with the gruff voice and the old woman added in what almost sounded impossibly very much so like a chirp, &amp;ldquo;A highly irregular matter indeed!&amp;rdquo;</text:p>
      <text:p text:style-name="P3">&lt;/div&gt;</text:p>
      <text:p text:style-name="P3">&lt;div class="Indented"&gt;</text:p>
      <text:p text:style-name="P3">Tark turned to look at Ned with a smug grin and rolled his eyes, nodding ever so slightly in a comforting manner. Ned simply remained silent; he looked at Judith who appeared deadly bored and tired of the proceedings, even though they hadns a sharp , Mr. Maroon,&amp;rdquo; interrupted the old woman, her eyes firmly fixed on Tark with a cold stare.</text:p>
      <text:p text:style-name="P3">&lt;/div&gt;</text:p>
      <text:p text:style-name="P3">&lt;div class="Indented"&gt;</text:p>
      <text:p text:style-name="P3">&amp;ldquo;Right. Indeed it is so, Mrs. Razzmatazz. According to the data perturbations collected after a summary final exposition to the unary tentative bifurcation matrix, it is our analysis that the mission, codenamed Shining Ogre, was a marginal failure.&amp;rdquo;</text:p>
      <text:p text:style-name="P3">&lt;/div&gt;</text:p>
      <text:p text:style-name="P3">&lt;div class="Indented"&gt;</text:p>
      <text:p text:style-name="P3">&amp;ldquo;Ludicrous!&amp;rdquo; Tark said erupting in a fit of laughter that seemed quite inappropriate. Judging by the lack of smiles from the committee, they did not seem to share his opinion.</text:p>
      <text:p text:style-name="P3">&lt;/div&gt;</text:p>
      <text:p text:style-name="P3">&lt;div class="Indented"&gt;</text:p>
      <text:p text:style-name="P3">&amp;ldquo;The Office of Naval Intelligence had set out specific tasks for operation Shining Ogre, agent. Though according to the &lt;i&gt;Mary Righteous&lt;/i&gt; autothaumagator, a great deal of hostile combatants perished and a significant blow was dealt to the infrastructure of the foreign party involved, one cannot simply do away with the fact that the main objectives for this mission were not met. As such, your standing here before this committee has been deemed necessary to explain <text:soft-page-break/>yourself more fully as to the nature of the difficulties and circumstances that prevented you and your associate to complete your mission to the letter,&amp;rdquo; said the man identified as Mr. Maroon and cleared his throat, the loud noise amplified by the hallve learned anything in all my years of service in the Human League, it is that field agents somehow always choose the most reckless course of action and consequences be damned. I would not find it at all strange if your explanation includes these two alien humans in one way or another. Im willing to recognize <text:s/>as do my fellow colleagues if our previous meetings are to be of any measure <text:s/>that you have indeed offered a great number of valuable services to the Bureau of Naval Intelligence and the Human League in general, that fact alone does not constitute presupposition for a lenient eye in the evaluation of this case.&amp;rdquo;</text:p>
      <text:p text:style-name="P3">&lt;/div&gt;</text:p>
      <text:p text:style-name="P3">&lt;div class="Indented"&gt;</text:p>
      <text:p text:style-name="P3">&amp;ldquo;Indeed, it does not,&amp;rdquo; said Mrs. Razzmatazz with a voice trailing with venom. Tark seemed largely unperturbed by what the committee at large was implying. He had the look of someone who had heard similar things in the past too many times to be bothered and was largely bored, though he did try to look humbled and civil about everything. Ned on the other hand was wearing a giant frown: although he felt like no expert in lawyer lingo, the whole thing looked suspiciously like a trial and it looked like that before anything was even going to be mentioned about him and Parcifal, Tark was in deep trouble.</text:p>
      <text:p text:style-name="P3">&lt;/div&gt;</text:p>
      <text:p text:style-name="P3">&lt;div class="Indented"&gt;</text:p>
      <text:p text:style-name="P3">&amp;ldquo;If I may,&amp;rdquo; Ned ventured hesitantly and was instantly overruled by Mr. Prussian Blue.</text:p>
      <text:p text:style-name="P3">&lt;/div&gt;</text:p>
      <text:p text:style-name="P3">&lt;div class="Indented"&gt;</text:p>
      <text:p text:style-name="P3">&amp;ldquo;You may not address this committee unless spoken to, Ned Larkin. Failure to comply will result in finding you in contempt, with all due legal penalties applied instantly.&amp;rdquo;</text:p>
      <text:p text:style-name="P3">&lt;/div&gt;</text:p>
      <text:p text:style-name="P3">&lt;div class="Indented"&gt;</text:p>
      <text:p text:style-name="P3">&amp;ldquo;You will be found in contempt if you keep this up,&amp;rdquo; Mr. Maroon repeated, nodding profusely. Ned resorted to silence once more.</text:p>
      <text:p text:style-name="P3">&lt;/div&gt;</text:p>
      <text:p text:style-name="P3">&lt;div class="Indented"&gt;</text:p>
      <text:p text:style-name="P3">&amp;ldquo;Indeed, you will,&amp;rdquo; Mrs. Razzmatazz said and shot Ned a look that felt like steel needles piercing his eyes. He felt he had to avert his gaze; it was uncanny.</text:p>
      <text:p text:style-name="P3">&lt;/div&gt;</text:p>
      <text:p text:style-name="P3">&lt;div class="Indented"&gt;</text:p>
      <text:p text:style-name="P3">&amp;ldquo;Mr. Prussian Blue, may we proceed and let the agent speak?&amp;rdquo;</text:p>
      <text:p text:style-name="P3"><text:soft-page-break/>&lt;/div&gt;</text:p>
      <text:p text:style-name="P3">&lt;div class="Indented"&gt;</text:p>
      <text:p text:style-name="P3">&amp;ldquo;Indeed we shall, Ms. Rose. You may begin,&amp;rdquo; the old man said and motioned Tark to speak.</text:p>
      <text:p text:style-name="P3">&lt;/div&gt;</text:p>
      <text:p text:style-name="P3">&lt;div class="Indented"&gt;</text:p>
      <text:p text:style-name="P3">&amp;ldquo;What do you want me to say?&amp;rdquo; Tark said and sighed, looking rather nonchalant and cool about everything. Judith was looking at Tark expectantly, while Parcifal had locked gazes with Mrs. Razzmatazz.</text:p>
      <text:p text:style-name="P3">&lt;/div&gt;</text:p>
      <text:p text:style-name="P3">&lt;div class="Indented"&gt;</text:p>
      <text:p text:style-name="P3">&amp;ldquo;Why wasnt the aetheric crystal formation retrieved for analysis?&amp;rdquo;</text:p>
      <text:p text:style-name="P3">&lt;/div&gt;</text:p>
      <text:p text:style-name="P3">&lt;div class="Indented"&gt;</text:p>
      <text:p text:style-name="P3">&amp;ldquo;Because it probably blew up as well.&amp;rdquo;</text:p>
      <text:p text:style-name="P3">&lt;/div&gt;</text:p>
      <text:p text:style-name="P3">&lt;div class="Indented"&gt;</text:p>
      <text:p text:style-name="P3">&amp;ldquo;I see. Why are there an additional eight hundred and ninety-seven timeshares accrued in your expenses account?&amp;rdquo;</text:p>
      <text:p text:style-name="P3">&lt;/div&gt;</text:p>
      <text:p text:style-name="P3">&lt;div class="Indented"&gt;</text:p>
      <text:p text:style-name="P3">&amp;ldquo;Its what theyre hardly aliens. I mean, wet that he was scared of them or that they looked intimidating; it was their officiousness that made Ned feel utterly uncomfortable. Their stuck-up body pose and their intentionally obfuscated language, that was the problem for Ned. Parcifal, on the other hand, seemed to have no problem whatsoever; she looked grim and determined to take on anyone who would try and force something beyond her will. She also seemed to pay no attention to anyone, other than the old woman.</text:p>
      <text:p text:style-name="P3">&lt;/div&gt;</text:p>
      <text:p text:style-name="P3">&lt;div class="Indented"&gt;</text:p>
      <text:p text:style-name="P3">&amp;ldquo;Thatre found to be in contempt of this committee! Mrs. Razzmatazz, please take note that Ned Larkin has been found to be in contempt. The fine is two hundred timeshares, irrespective.&amp;rdquo;</text:p>
      <text:p text:style-name="P3">&lt;/div&gt;</text:p>
      <text:p text:style-name="P3">&lt;div class="Indented"&gt;</text:p>
      <text:p text:style-name="P3">&amp;ldquo;Duly noted, Mr. Maroon,&amp;rdquo; said the old woman icily and made a scribble on a piece of paper without bothering to take her eyes off Parcifal.</text:p>
      <text:p text:style-name="P3">&lt;/div&gt;</text:p>
      <text:p text:style-name="P3">&lt;div class="Indented"&gt;</text:p>
      <text:p text:style-name="P3">&amp;ldquo;Ned feels a bit mixed up about the word . Het know. Neither does Lady Teletha, for that matter,&amp;rdquo; Judith interjected on her own, trying to sound appeasing. Tark shot her a disapproving look and the committee would still have none of that.</text:p>
      <text:p text:style-name="P3"><text:soft-page-break/>&lt;/div&gt;</text:p>
      <text:p text:style-name="P3">&lt;div class="Indented"&gt;</text:p>
      <text:p text:style-name="P3">&amp;ldquo;Ignorance in the face of the law cannot be supported in any case, assistant agent,&amp;rdquo; Mr. Maroon commented.</text:p>
      <text:p text:style-name="P3">&lt;/div&gt;</text:p>
      <text:p text:style-name="P3">&lt;div class="Indented"&gt;</text:p>
      <text:p text:style-name="P3">&amp;ldquo;Neither can malfeasance a priori, your lordship,&amp;rdquo; Tark commented.</text:p>
      <text:p text:style-name="P3">&lt;/div&gt;</text:p>
      <text:p text:style-name="P3">&lt;div class="Indented"&gt;</text:p>
      <text:p text:style-name="P3">&amp;ldquo;We are settling matters a posteriori, agent CiCiDo!&amp;rdquo; exclaimed Mr. Prussian Blue while Tark scoffed &amp;ldquo;Could we drop the silly code-names?&amp;rdquo; </text:p>
      <text:p text:style-name="P3">&lt;/div&gt;</text:p>
      <text:p text:style-name="P3">&lt;div class="Indented"&gt;</text:p>
      <text:p text:style-name="P3">&amp;ldquo;Wait, wait. Did he just say ?&amp;rdquo; Ned asked, feeling a bit shocked.</text:p>
      <text:p text:style-name="P3">&lt;/div&gt;</text:p>
      <text:p text:style-name="P3">&lt;div class="Indented"&gt;</text:p>
      <text:p text:style-name="P3">&amp;ldquo;A posteriori, Mr. Larkin. After the facts,&amp;rdquo; said the younger woman identified as Ms. Rose. She sounded rather nice and civil, in contrast to her colleagues.</text:p>
      <text:p text:style-name="P3">&lt;/div&gt;</text:p>
      <text:p text:style-name="P3">&lt;div class="Indented"&gt;</text:p>
      <text:p text:style-name="P3">&amp;ldquo;Ms. Rose, you may not address the alien as a . You will be found in contempt as well,&amp;rdquo; blabbed Mr. Maroon.</text:p>
      <text:p text:style-name="P3">&lt;/div&gt;</text:p>
      <text:p text:style-name="P3">&lt;div class="Indented"&gt;</text:p>
      <text:p text:style-name="P3">&amp;ldquo;This isnt this a hearing?&amp;rdquo; he repeated to the members of the Committee.</text:p>
      <text:p text:style-name="P3">&lt;/div&gt;</text:p>
      <text:p text:style-name="P3">&lt;div class="Indented"&gt;</text:p>
      <text:p text:style-name="P3">&amp;ldquo;Will the alien please be advised to remain silent until further notice?&amp;rdquo; said the old man, Mr. Prussian Blue, while Mr. Maroon added, &amp;ldquo;The fine has been doubled to four hundred timeshares. And you Ms. Rose! Using proper names! Unheard of!&amp;rdquo;</text:p>
      <text:p text:style-name="P3">&lt;/div&gt;</text:p>
      <text:p text:style-name="P3">&lt;div class="Indented"&gt;</text:p>
      <text:p text:style-name="P3">&amp;ldquo;I find this whole debacle rather antiquated and needless. There are real issues at hand and were wasting valuable time. Lord Kennelsey, please. If you must, consider this a special, extreme case.&amp;rdquo;</text:p>
      <text:p text:style-name="P3">&lt;/div&gt;</text:p>
      <text:p text:style-name="P3">&lt;div class="Indented"&gt;</text:p>
      <text:p text:style-name="P3">&amp;ldquo;We definitely are special. I mean, wait till you meet the rest,&amp;rdquo; Ned said and laughed a bit on his own. &amp;ldquo;It was a joke,&amp;rdquo; he added with a shrug of his shoulders and Tark advised him <text:soft-page-break/>with a whisper: &amp;ldquo;Theyre hardly real people,&amp;rdquo; he said and Lord Kennelsey addressed Lord Trixiparson without the least bit of emotion in his voice: &amp;ldquo;Please note agent Cicido has been found in contempt.&amp;rdquo;</text:p>
      <text:p text:style-name="P3">&lt;/div&gt;</text:p>
      <text:p text:style-name="P3">&lt;div class="Indented"&gt;</text:p>
      <text:p text:style-name="P3">&amp;ldquo;Damn acoustics! The name is Augustus! Augustus Tark!&amp;rdquo;</text:p>
      <text:p text:style-name="P3">&lt;/div&gt;</text:p>
      <text:p text:style-name="P3">&lt;div class="Indented"&gt;</text:p>
      <text:p text:style-name="P3">&amp;ldquo;Add a five hundred timeshare fine for violation of the Currathers Apocrypha and Alimentary Act to Mr. Tark,&amp;rdquo; Lord Kennelsey said calmly while Lord Trixiparson nodded profusely, the pen in his hand flying.</text:p>
      <text:p text:style-name="P3">&lt;/div&gt;</text:p>
      <text:p text:style-name="P3">&lt;div class="Indented"&gt;</text:p>
      <text:p text:style-name="P3">&amp;ldquo;You can put it in my expenses tab,&amp;rdquo; Tark said with a grin. Lord Kennelsey pointed a very calm finger vaguely in Tarkve wasted hundreds of thousands of Bureau timeshares, gallivanting across the galaxy with dubious results, harbouring a smug attitude against real and proper authority. Your missions always end up in some kind of blunder or shameless explosion. Yous eyelids flickered in aggravation. He even cocked his head sideways.</text:p>
      <text:p text:style-name="P3">&lt;/div&gt;</text:p>
      <text:p text:style-name="P3">&lt;div class="Indented"&gt;</text:p>
      <text:p text:style-name="P3">&amp;ldquo;This is highly irregular, even for a field agent!&amp;rdquo; Lord Trixiparson yelled, his red hot temper showing in the stuck-up veins on his neck.</text:p>
      <text:p text:style-name="P3">&lt;/div&gt;</text:p>
      <text:p text:style-name="P3">&lt;div class="Indented"&gt;</text:p>
      <text:p text:style-name="P3">&amp;ldquo;Indeed it is,&amp;rdquo; said Mrs. Razzmatazz who was now smiling at Parcifal surreptitiously.</text:p>
      <text:p text:style-name="P3">&lt;/div&gt;</text:p>
      <text:p text:style-name="P3">&lt;div class="Indented"&gt;</text:p>
      <text:p text:style-name="P3">&amp;ldquo;Please gentlemen, the enemy is out there!&amp;rdquo; shouted Ms. Rose and pointed a finger in a vague outwards direction. The guards sprang into action with a loud assortment of cluttering sounds, aiming their halberds at a phantom target.</text:p>
      <text:p text:style-name="P3">&lt;/div&gt;</text:p>
      <text:p text:style-name="P3">&lt;div class="Indented"&gt;</text:p>
      <text:p text:style-name="P3">&amp;ldquo;I was being figurative!&amp;rdquo; yelled Ms. Rose and buried her face in her palms.</text:p>
      <text:p text:style-name="P3">&lt;/div&gt;</text:p>
      <text:p text:style-name="P3">&lt;div class="Indented"&gt;</text:p>
      <text:p text:style-name="P3">&amp;ldquo;Guard! Stand at attention!&amp;rdquo; yelled Lord Trixiparson with practiced familiarity and the guards assumed their previous, mute position with a machine-like speed and precision.</text:p>
      <text:p text:style-name="P3"><text:soft-page-break/>&lt;/div&gt;</text:p>
      <text:p text:style-name="P3">&lt;div class="Indented"&gt;</text:p>
      <text:p text:style-name="P3">&amp;ldquo;Can they play dead as well?&amp;rdquo; Ned said with a bright smile. Lord Trixiparson looked at him through a half-opened eye.</text:p>
      <text:p text:style-name="P3">&lt;/div&gt;</text:p>
      <text:p text:style-name="P3">&lt;div class="Indented"&gt;</text:p>
      <text:p text:style-name="P3">&amp;ldquo;What are you now, a comedian?&amp;rdquo; asked Lord Kennelsey without the least bit of sarcasm.</text:p>
      <text:p text:style-name="P3">&lt;/div&gt;</text:p>
      <text:p text:style-name="P3">&lt;div class="Indented"&gt;</text:p>
      <text:p text:style-name="P3">&amp;ldquo;Actually, he claims he is, though hes just too harsh a critique,&amp;rdquo; Ned said, shaking his head in disappointment, before turning to face the committee. &amp;ldquo;Listen to this: A dwarf, an elf and twelve monkeys go into a barbers attention. The echo of her cry had not died down when she spoke again, all the eyes <text:s/>and especially those of Mrs. Razzmatazz for some peculiar reason <text:s/>firmly fixed on her.</text:p>
      <text:p text:style-name="P3">&lt;/div&gt;</text:p>
      <text:p text:style-name="P3">&lt;div class="Indented"&gt;</text:p>
      <text:p text:style-name="P3">&amp;ldquo;I am Parcifal Teletha, scion of the Teletha House, Princess Regent and Captain of the Gardens of the Kingdom of Nomos. I am human by birthright and noble by way of my standing among the men and women of my kingdom. I believe in goodness and fairness in all things, and I find you lacking. My sister is missing and she has perhaps passed on.&amp;rdquo;</text:p>
      <text:p text:style-name="P3">&lt;/div&gt;</text:p>
      <text:p text:style-name="P3">&lt;div class="Indented"&gt;</text:p>
      <text:p text:style-name="P3">&amp;ldquo;Now, this is highly irregular &amp;rdquo;</text:p>
      <text:p text:style-name="P3">&lt;/div&gt;</text:p>
      <text:p text:style-name="P3">&lt;div class="Indented"&gt;</text:p>
      <text:p text:style-name="P3">&amp;ldquo;I am not finished, you overrated teller,&amp;rdquo; Parcifal said and gasps filled the hall, yet everyone seemed too shocked to so much as cough up an answer, especially Ned.</text:p>
      <text:p text:style-name="P3">&lt;/div&gt;</text:p>
      <text:p text:style-name="P3">&lt;div class="Indented"&gt;</text:p>
      <text:p text:style-name="P3">&amp;ldquo;The horrible Ygg are a scourge and a menace to free beings everyone, and perhaps their machinations have already claimed hundreds of woodkin, two dear friends and my loving sister. I was witness to the power they can tap into, and I know first-hand their death-defying commitment to whatever sick and twisted cause they serve. Theys brusque calling out.</text:p>
      <text:p text:style-name="P3">&lt;/div&gt;</text:p>
      <text:p text:style-name="P3">&lt;div class="Indented"&gt;</text:p>
      <text:p text:style-name="P3">&amp;ldquo;Thats fallacies and wrongs,&amp;rdquo; said Ms. Rose and raised herself before she gave Parcifal a curt nod and a slight bow.</text:p>
      <text:p text:style-name="P3">&lt;/div&gt;</text:p>
      <text:p text:style-name="P3">&lt;div class="Indented"&gt;</text:p>
      <text:p text:style-name="P3">&amp;ldquo;Preposterous!&amp;rdquo; cried Lord Trixiparson and Mrs. <text:soft-page-break/>Razzmatazz added through flaring nostrils, &amp;ldquo;Indeed!&amp;rdquo;</text:p>
      <text:p text:style-name="P3">&lt;/div&gt;</text:p>
      <text:p text:style-name="P3">&lt;div class="Indented"&gt;</text:p>
      <text:p text:style-name="P3">&amp;ldquo;Bowing to an alien, Ms. Rose! I would have never &amp;rdquo; said Lord Kennelsey before being interrupted stiffly by Ms. Rose.</text:p>
      <text:p text:style-name="P3">&lt;/div&gt;</text:p>
      <text:p text:style-name="P3">&lt;div class="Indented"&gt;</text:p>
      <text:p text:style-name="P3">&amp;ldquo;These aliens you speak of lent the Human League an invaluable hand in precarious times. Instead of being so detached and uppity about this debacle we should seize the opportunity and make them honorable allies in pursuit of common goals.&amp;rdquo;</text:p>
      <text:p text:style-name="P3">&lt;/div&gt;</text:p>
      <text:p text:style-name="P3">&lt;div class="Indented"&gt;</text:p>
      <text:p text:style-name="P3">&amp;ldquo;Allies?&amp;rdquo; asked Mr. Trixiparson with a deeply furrowed brow, as if he had never heard the word before. The same kind of confused wonder was in Lord Kennelseym willing to forgo the insult to my person and my entourage if youre her entourage?&amp;rdquo; Ned asked pointing a finger at Parcifal while Judith suggested, &amp;ldquo;Let her handle this, Ned. She seems to be swinging this your way.&amp;rdquo;</text:p>
      <text:p text:style-name="P3">&lt;/div&gt;</text:p>
      <text:p text:style-name="P3">&lt;div class="Indented"&gt;</text:p>
      <text:p text:style-name="P3">&amp;ldquo;What about my way?&amp;rdquo; Tark demanded with a somewhat hurt voice. Lord Trixiparsonm afraid. The Ygg dons right,&amp;rdquo; shouted Tark and pointed a finger at Ms. Rose. Ned didns Constabulary Notice or a Lord Privyre quite close. Funny, isns eyes in vain. The old lady known only as Mrs. Razzmatazz nodded, gave Parcifal a last look of feeling lost, and sighed before getting up and taking her leave. &amp;ldquo;Indeed, what a shame,&amp;rdquo; she said with disdain.</text:p>
      <text:p text:style-name="P3">&lt;/div&gt;</text:p>
      <text:p text:style-name="P3">&lt;div class="Indented"&gt;</text:p>
      <text:p text:style-name="P3">&amp;ldquo;What? This is it? No vote, no decision-making, no time-squandering? No never-ending debates and what not?&amp;rdquo; Ned asked, and looking around he saw Parcifal was looking just as befuddled, even though one couldnt politics,&amp;rdquo; Tark said and walked over to where Lady Govida stood. Lord Kennelsey and Lord Trixiparson took their leave as well, their faces shadowed in a grim look of defeat and irritation. Lord Kennelsey wouldnre still paying up those timeshares.&amp;rdquo;</text:p>
      <text:p text:style-name="P3">&lt;/div&gt;</text:p>
      <text:p text:style-name="P3">&lt;div class="Indented"&gt;</text:p>
      <text:p text:style-name="P3">Lord Kennelsey told Lady Govida with a raspy voice that was as if another, broken, hateful man had suddenly taken his place: &amp;ldquo;This will not stand. I have friends in higher places than yours, Madame Chancellor.&amp;rdquo;</text:p>
      <text:p text:style-name="P3">&lt;/div&gt;</text:p>
      <text:p text:style-name="P3">&lt;div class="Indented"&gt;</text:p>
      <text:p text:style-name="P3">&amp;ldquo;You donve been playing this game a lot longer than you think, <text:soft-page-break/>Madame Chancellor.&amp;rdquo;</text:p>
      <text:p text:style-name="P3">&lt;/div&gt;</text:p>
      <text:p text:style-name="P3">&lt;div class="Indented"&gt;</text:p>
      <text:p text:style-name="P3">&amp;ldquo;Itt we?&amp;rdquo; Tark interjected putting himself between Lord Kennelsey and Lady Govida. The old man had to move his head slightly, trying to maintain eye contact. Tark would shadow his motions, not very much unlike a juvenile child.</text:p>
      <text:p text:style-name="P3">&lt;/div&gt;</text:p>
      <text:p text:style-name="P3">&lt;div class="Indented"&gt;</text:p>
      <text:p text:style-name="P3">&amp;ldquo;Field agents! Bah! Theret want to upstage your kind too soon, old chap,&amp;rdquo; Tark retorted, smiling to Lord Kennelseys actually older than him,&amp;rdquo; he said and clicked a phantom trigger in the direction of Lord Kennelsey in a playful, childish fashion.</text:p>
      <text:p text:style-name="P3">&lt;/div&gt;</text:p>
      <text:p text:style-name="P3">&lt;div class="Indented"&gt;</text:p>
      <text:p text:style-name="P3">&amp;ldquo;Oh, Augustus, I missed that flippant manner... Those boyish charming looks,&amp;rdquo; Lady Govida said with a sigh and a blinding smile, her chest heaving up and down with every breath. She and Tark exchanged a fleeting look of discovery, before engaging in a passionate kiss, hands twirling through each others pretty slick,&amp;rdquo; Ned whispered to himself mostly, genuinely impressed and a bit jealous. Judith cleared her throat beside him.</text:p>
      <text:p text:style-name="P3">&lt;/div&gt;</text:p>
      <text:p text:style-name="P3">&lt;div class="Indented"&gt;</text:p>
      <text:p text:style-name="P3">&amp;ldquo;You seem impressed,&amp;rdquo; she said and Parcifal added with a slight snort, &amp;ldquo;Het you, Ned?&amp;rdquo; she said raising a brow.</text:p>
      <text:p text:style-name="P3">&lt;/div&gt;</text:p>
      <text:p text:style-name="P3">&lt;div class="Indented"&gt;</text:p>
      <text:p text:style-name="P3">&amp;ldquo;Well, it was rather smooth, turning the tables like that. I mean, weve ended up on. That was some level-headed diplomacy, right there, Parcifal.&amp;rdquo;</text:p>
      <text:p text:style-name="P3">&lt;/div&gt;</text:p>
      <text:p text:style-name="P3">&lt;div class="Indented"&gt;</text:p>
      <text:p text:style-name="P3">&amp;ldquo;Youll give you that. And that wasns arms like a woman madly in love.</text:p>
      <text:p text:style-name="P3">&lt;/div&gt;</text:p>
      <text:p text:style-name="P3">&lt;div class="Indented"&gt;</text:p>
      <text:p text:style-name="P3">&amp;ldquo;It we Auggie?&amp;rdquo; she said and looked at Tark with a sweetly intoxicating gaze. He simply nodded, as if mesmerized.</text:p>
      <text:p text:style-name="P3">&lt;/div&gt;</text:p>
      <text:p text:style-name="P3">&lt;div class="Indented"&gt;</text:p>
      <text:p text:style-name="P3">&amp;ldquo;Auggie?&amp;rdquo; Ned asked in a whisper, to which Judith simply sighed and shrugged. She shook her head and tried to say something, but she was at a loss for words as well.</text:p>
      <text:p text:style-name="P3">&lt;/div&gt;</text:p>
      <text:p text:style-name="P3">&lt;div class="Indented"&gt;</text:p>
      <text:p text:style-name="P3"><text:soft-page-break/>&amp;ldquo;Right, then,&amp;rdquo; Lady Govida said and pushed Tark away gently with one hand. &amp;ldquo;No, I meant every word. I think this is a great opportunity to uncover ways to strike at the heart of the Ygg and end that threat before it grows beyond containment into a full-scale war,&amp;rdquo; she said in a professional, dry manner.</text:p>
      <text:p text:style-name="P3">&lt;/div&gt;</text:p>
      <text:p text:style-name="P3">&lt;div class="Indented"&gt;</text:p>
      <text:p text:style-name="P3">&amp;ldquo;Ah, shet she?&amp;rdquo; Tark said with a gleam around his eyes and a smile that easily betrayed his emotions for Lady Govida.</text:p>
      <text:p text:style-name="P3">&lt;/div&gt;</text:p>
      <text:p text:style-name="P3">&lt;div class="Indented"&gt;</text:p>
      <text:p text:style-name="P3">&amp;ldquo;You two are an item, then?&amp;rdquo; Ned asked and Tark nodded thoroughly before replying, &amp;ldquo;Oh, we go back. We do.&amp;rdquo;</text:p>
      <text:p text:style-name="P3">&lt;/div&gt;</text:p>
      <text:p text:style-name="P3">&lt;div class="Indented"&gt;</text:p>
      <text:p text:style-name="P3">&amp;ldquo;Mr. Tark, please. Focus,&amp;rdquo; Lady Govida told him sternly. &amp;ldquo;I love it when she bosses me around,&amp;rdquo; Tark whispered and Ned furrowed his brow, the picture of Tark as the hard-boiled intelligence operative in his mind slowly turning into a dreamy, soft-spoken, love-stricken fool. Something which Ned disapproved off, at least in principle. But there was much more serious talk going on.</text:p>
      <text:p text:style-name="P3">&lt;/div&gt;</text:p>
      <text:p text:style-name="P3">&lt;div class="Indented"&gt;</text:p>
      <text:p text:style-name="P3">&amp;ldquo;We need the approval of the House of Commoners, as well as a sponsor in the Lord Privys Office?&amp;rdquo; she asked Ned.</text:p>
      <text:p text:style-name="P3">&lt;/div&gt;</text:p>
      <text:p text:style-name="P3">&lt;div class="Indented"&gt;</text:p>
      <text:p text:style-name="P3">&amp;ldquo;Does that have anything at all to do with an outhouse or something similar?&amp;rdquo; </text:p>
      <text:p text:style-name="P3">&lt;/div&gt;</text:p>
      <text:p text:style-name="P3">&lt;div class="Indented"&gt;</text:p>
      <text:p text:style-name="P3">&amp;ldquo;In a manner of speaking that would be true, but not specifically so. Itm sure. They seem to be in possession of information that could prove pivotal,&amp;rdquo; Tark added.</text:p>
      <text:p text:style-name="P3">&lt;/div&gt;</text:p>
      <text:p text:style-name="P3">&lt;div class="Indented"&gt;</text:p>
      <text:p text:style-name="P3">&amp;ldquo;What of the woodkin?&amp;rdquo; Judith interjected and Tark replied brusquely. &amp;ldquo;That is an entirely different matter.&amp;rdquo;</text:p>
      <text:p text:style-name="P3">&lt;/div&gt;</text:p>
      <text:p text:style-name="P3">&lt;div class="Indented"&gt;</text:p>
      <text:p text:style-name="P3">&amp;ldquo;Youre not important, itre saying,&amp;rdquo; Ned said with a sudden fluster.</text:p>
      <text:p text:style-name="P3">&lt;/div&gt;</text:p>
      <text:p text:style-name="P3">&lt;div class="Indented"&gt;</text:p>
      <text:p text:style-name="P3">&amp;ldquo;Is a different thing. What matters, is the crystal,&amp;rdquo; Tark said, emphasizing his last phrase.</text:p>
      <text:p text:style-name="P3"><text:soft-page-break/>&lt;/div&gt;</text:p>
      <text:p text:style-name="P3">&lt;div class="Indented"&gt;</text:p>
      <text:p text:style-name="P3">&amp;ldquo;You say that crystal was in the possession of the elf, originally?&amp;rdquo; Lady Govida said with a thoughtful look on her face.</text:p>
      <text:p text:style-name="P3">&lt;/div&gt;</text:p>
      <text:p text:style-name="P3">&lt;div class="Indented"&gt;</text:p>
      <text:p text:style-name="P3">&amp;ldquo;His name is Theo. Well, Hanultheofodor, but we call him Theo. Whats probably blown up in that catastrophe.&amp;rdquo;</text:p>
      <text:p text:style-name="P3">&lt;/div&gt;</text:p>
      <text:p text:style-name="P3">&lt;div class="Indented"&gt;</text:p>
      <text:p text:style-name="P3">&amp;ldquo;Designs like that crystal mechanism in Tallyflop?&amp;rdquo; Lady Govida said and Tark nodded. &amp;ldquo;Your report was vague. What was your assessment of that thing?&amp;rdquo; she asked him.</text:p>
      <text:p text:style-name="P3">&lt;/div&gt;</text:p>
      <text:p text:style-name="P3">&lt;div class="Indented"&gt;</text:p>
      <text:p text:style-name="P3">&amp;ldquo;Well it was huge, and made mostly of crystal. It was built with something bad in mind, thats really insightful,&amp;rdquo; his head bobbing up and down slightly. &amp;ldquo;Thank you,&amp;rdquo; Tark replied, the sarcasm lost on him. </text:p>
      <text:p text:style-name="P3">&lt;/div&gt;</text:p>
      <text:p text:style-name="P3">&lt;div class="Indented"&gt;</text:p>
      <text:p text:style-name="P3">&amp;ldquo;That wasnre getting similar reports from other places,&amp;rdquo; said Lady Govida with a wary expression. She addressed Parcifal:</text:p>
      <text:p text:style-name="P3">&lt;/div&gt;</text:p>
      <text:p text:style-name="P3">&lt;div class="Indented"&gt;</text:p>
      <text:p text:style-name="P3">&amp;ldquo;Lady Teletha, I take it you are a noblewoman from the Kingdom of Nomos.&amp;rdquo;</text:p>
      <text:p text:style-name="P3">&lt;/div&gt;</text:p>
      <text:p text:style-name="P3">&lt;div class="Indented"&gt;</text:p>
      <text:p text:style-name="P3">&amp;ldquo;Princess Regent in exile,&amp;rdquo; she corrected her.</text:p>
      <text:p text:style-name="P3">&lt;/div&gt;</text:p>
      <text:p text:style-name="P3">&lt;div class="Indented"&gt;</text:p>
      <text:p text:style-name="P3">&amp;ldquo;I stand corrected. That sounds awfully convenient. We just received word from Laertia; your home-planet in fact, that is. The Ygg are building one of those crystal machines right there.&amp;rdquo;</text:p>
      <text:p text:style-name="P3">&lt;/div&gt;</text:p>
      <text:p text:style-name="P3">&lt;div class="Indented"&gt;</text:p>
      <text:p text:style-name="P3">&amp;ldquo;Where, exactly?&amp;rdquo; Ned asked while Parcifal shook her head, not wanting to believe what she was hearing.</text:p>
      <text:p text:style-name="P3">&lt;/div&gt;</text:p>
      <text:p text:style-name="P3">&lt;div class="Indented"&gt;</text:p>
      <text:p text:style-name="P3">&amp;ldquo;Nomos, Is up north, isnre not mistaken; in the morning, wem no expert at cards, but Is always a risk involved, Mr. Larkin. Isnll excuse us,&amp;rdquo; Lady Govida said and beckoned to Tark with a surreptitious finger, her oddly lithe and supple figure for a woman of her age and authority gracefully hidden under her robes.</text:p>
      <text:p text:style-name="P3"><text:soft-page-break/>&lt;/div&gt;</text:p>
      <text:p text:style-name="P3">&lt;div class="Indented"&gt;</text:p>
      <text:p text:style-name="P3">&amp;ldquo;Should I use the expenses account?&amp;rdquo; Judith asked Tark, to which he replied:</text:p>
      <text:p text:style-name="P3">&lt;/div&gt;</text:p>
      <text:p text:style-name="P3">&lt;div class="Indented"&gt;</text:p>
      <text:p text:style-name="P3">&amp;ldquo;By all means, go crazy!&amp;rdquo;</text:p>
      <text:p text:style-name="P3">&lt;/div&gt;</text:p>
      <text:p text:style-name="P3">&lt;div class="Indented"&gt;</text:p>
      <text:p text:style-name="P3">&amp;ldquo;Well, thatt expect more of you, to be frank.&amp;rdquo;</text:p>
      <text:p text:style-name="P3">&lt;/div&gt;</text:p>
      <text:p text:style-name="P3">&lt;div class="Indented"&gt;</text:p>
      <text:p text:style-name="P3">&amp;ldquo;Im only suggesting thereve got a dinner reservation for five, and we need to meet with Winceham as well.&amp;rdquo;</text:p>
      <text:p text:style-name="P3">&lt;/div&gt;</text:p>
      <text:p text:style-name="P3">&lt;div class="Indented"&gt;</text:p>
      <text:p text:style-name="P3">&amp;ldquo;Some good food would be welcome,&amp;rdquo; Parcifal finally ceded with some reluctance in her voice.</text:p>
      <text:p text:style-name="P3">&lt;/div&gt;</text:p>
      <text:p text:style-name="P3">&lt;div class="Indented"&gt;</text:p>
      <text:p text:style-name="P3">&amp;ldquo;And maybe Judith could bring a friend, if shes someone important youve got nothing planned for tonight,&amp;rdquo; said one of the guards behind them, his voice oddly metallic through his helmets got a right to eat. Right?&amp;rdquo; he said and he really meant it.</text:p>
      <text:p text:style-name="P3">&lt;/div&gt;</text:p>
      <text:p text:style-name="P3">&lt;div class="Indented"&gt;</text:p>
      <text:p text:style-name="P3">&lt;div class="center"&gt;</text:p>
      <text:p text:style-name="P3">&lt;div class="medskip"&gt; &lt;/div&gt;***&lt;div class="medskip"&gt; &lt;/div&gt;</text:p>
      <text:p text:style-name="P3">&lt;/div&gt;</text:p>
      <text:p text:style-name="P3"/>
      <text:p text:style-name="P3">&lt;/div&gt;</text:p>
      <text:p text:style-name="P3">&lt;div class="Indented"&gt;</text:p>
      <text:p text:style-name="P3">They left the ghost ship with its skeleton crew in a nearby alcove, protected from view by the steep, sharp mossy cliffs. From then on the walk to the village was an easy, refreshing trip which they began as soon as they set foot on land. Lernea offered thanks and praise to Svarna for guiding her home, and kissed the ground, quickly realizing the picture in her mind did not match the taste.</text:p>
      <text:p text:style-name="P3">&lt;/div&gt;</text:p>
      <text:p text:style-name="P3">&lt;div class="Indented"&gt;</text:p>
      <text:p text:style-name="P3">The salty breeze mingled with the smells of green grass and mushy, wet ground. It brought a heartfelt smile to Lerneare quite the exotic type around these parts. Itt seem to be wearing much. And Lerneat be that warm inside,&amp;rdquo; Theo wondered.</text:p>
      <text:p text:style-name="P3">&lt;/div&gt;</text:p>
      <text:p text:style-name="P3">&lt;div class="Indented"&gt;</text:p>
      <text:p text:style-name="P3"><text:soft-page-break/>&amp;ldquo;Yous all a matter of insulation, really. Though I disapprove of Lady Telethat need to be enticing to the senses. Not in that way,&amp;rdquo; the old man said and winked.</text:p>
      <text:p text:style-name="P3">&lt;/div&gt;</text:p>
      <text:p text:style-name="P3">&lt;div class="Indented"&gt;</text:p>
      <text:p text:style-name="P3">&amp;ldquo;Master!&amp;rdquo; Lernea gasped with a tiny shock of guilty joy written across her face.</text:p>
      <text:p text:style-name="P3">&lt;/div&gt;</text:p>
      <text:p text:style-name="P3">&lt;div class="Indented"&gt;</text:p>
      <text:p text:style-name="P3">&amp;ldquo;You might be my queen, and I might have taught you since your childhood, but I am not blind. I actually think yout mean yout thought about it, but therem afraid what stories I have to tell are in the same vein as well, Master. Itve met some good friends,&amp;rdquo; she said and looked at Theo and Bo knowingly.</text:p>
      <text:p text:style-name="P3">&lt;/div&gt;</text:p>
      <text:p text:style-name="P3">&lt;div class="Indented"&gt;</text:p>
      <text:p text:style-name="P3">&amp;ldquo;She means us,&amp;rdquo; Theo said and pointed awkwardly at Bo and him, before adding &amp;ldquo;And then theres an interesting name. Somehow makes me feel hungry,&amp;rdquo; mused Master Sisyphus. Lernea added with a soft voice:</text:p>
      <text:p text:style-name="P3">&lt;/div&gt;</text:p>
      <text:p text:style-name="P3">&lt;div class="Indented"&gt;</text:p>
      <text:p text:style-name="P3">&amp;ldquo;Parcifal is with them. Only Svarna knows where they are now. At least, I think theys so many new, strange things wet go so far. Logic is a pretty difficult thing to break,&amp;rdquo; Sisyphus said, stroking his trimmed beard.</text:p>
      <text:p text:style-name="P3">&lt;/div&gt;</text:p>
      <text:p text:style-name="P3">&lt;div class="Indented"&gt;</text:p>
      <text:p text:style-name="P3">&amp;ldquo;Still, It have hoped to cope with so much.&amp;rdquo;</text:p>
      <text:p text:style-name="P3">&lt;/div&gt;</text:p>
      <text:p text:style-name="P3">&lt;div class="Indented"&gt;</text:p>
      <text:p text:style-name="P3">&amp;ldquo;You were raised to be queens, my dear Lernea,&amp;rdquo; he replied earnestly.</text:p>
      <text:p text:style-name="P3">&lt;/div&gt;</text:p>
      <text:p text:style-name="P3">&lt;div class="Indented"&gt;</text:p>
      <text:p text:style-name="P3">&amp;ldquo;I was raised to be the tribet speak for Bo, I dons much of a career choice for bunnies,&amp;rdquo; Theo said out of turn.</text:p>
      <text:p text:style-name="P3">&lt;/div&gt;</text:p>
      <text:p text:style-name="P3">&lt;div class="Indented"&gt;</text:p>
      <text:p text:style-name="P3">&amp;ldquo;I was referring to the Teletha sisters,&amp;rdquo; Master Sisyphus said, eying Theo with a powerful frown that made the elf shy away. Master Sisyphus whispered to Lernea then: &amp;ldquo;Is he really a sorcerer?&amp;rdquo;</text:p>
      <text:p text:style-name="P3">&lt;/div&gt;</text:p>
      <text:p text:style-name="P3">&lt;div class="Indented"&gt;</text:p>
      <text:p text:style-name="P3">&amp;ldquo;No, his sister, the bunny, is the sorcerer.&amp;rdquo;</text:p>
      <text:p text:style-name="P3"><text:soft-page-break/>&lt;/div&gt;</text:p>
      <text:p text:style-name="P3">&lt;div class="Indented"&gt;</text:p>
      <text:p text:style-name="P3">&amp;ldquo;The bunny is a sorcerer?&amp;rdquo;</text:p>
      <text:p text:style-name="P3">&lt;/div&gt;</text:p>
      <text:p text:style-name="P3">&lt;div class="Indented"&gt;</text:p>
      <text:p text:style-name="P3">&amp;ldquo;It did come as a surprise to me as well. But yous capable of. Her prowess with wielding fire reminds me of Parcifal, really.&amp;rdquo;</text:p>
      <text:p text:style-name="P3">&lt;/div&gt;</text:p>
      <text:p text:style-name="P3">&lt;div class="Indented"&gt;</text:p>
      <text:p text:style-name="P3">&amp;ldquo;Shes not dragonborn, is she?&amp;rdquo; he asked in a worried whisper.</text:p>
      <text:p text:style-name="P3">&lt;/div&gt;</text:p>
      <text:p text:style-name="P3">&lt;div class="Indented"&gt;</text:p>
      <text:p text:style-name="P3">&amp;ldquo;I wouldns stuck in that bunny form,&amp;rdquo; Lernea replied and Master Sisyphus face became contorted as if the world weighed upon it. &amp;ldquo;We need to know more about her. Can she talk?&amp;rdquo;</text:p>
      <text:p text:style-name="P3">&lt;/div&gt;</text:p>
      <text:p text:style-name="P3">&lt;div class="Indented"&gt;</text:p>
      <text:p text:style-name="P3">&amp;ldquo;Only if you kiss her.&amp;rdquo;</text:p>
      <text:p text:style-name="P3">&lt;/div&gt;</text:p>
      <text:p text:style-name="P3">&lt;div class="Indented"&gt;</text:p>
      <text:p text:style-name="P3">&amp;ldquo;Very demanding, for a small animal.&amp;rdquo;</text:p>
      <text:p text:style-name="P3">&lt;/div&gt;</text:p>
      <text:p text:style-name="P3">&lt;div class="Indented"&gt;</text:p>
      <text:p text:style-name="P3">&amp;ldquo;I meant, she has to kiss you before she can talk to you in your head. Its easy for you to say,&amp;rdquo; Bo sent in her mind even as her nose wrinkled in search of a damp spot of a certain kind of grass.</text:p>
      <text:p text:style-name="P3">&lt;/div&gt;</text:p>
      <text:p text:style-name="P3">&lt;div class="Indented"&gt;</text:p>
      <text:p text:style-name="P3">&amp;ldquo;Sounds capricious,&amp;rdquo; Master Sisyphus said dismissively.</text:p>
      <text:p text:style-name="P3">&lt;/div&gt;</text:p>
      <text:p text:style-name="P3">&lt;div class="Indented"&gt;</text:p>
      <text:p text:style-name="P3">&amp;ldquo;Tell the old man I wouldns telling you something right now, isnm sure shet think so,&amp;rdquo; Theo offered. &amp;ldquo;She just told me she hasns a joyous day, isns light guide your way, Geronimo. How was the harvest?&amp;rdquo;</text:p>
      <text:p text:style-name="P3">&lt;/div&gt;</text:p>
      <text:p text:style-name="P3">&lt;div class="Indented"&gt;</text:p>
      <text:p text:style-name="P3">&amp;ldquo;Rich and plentiful. Is been a real boon to the village,&amp;rdquo; the fisherman said, eying them intently.</text:p>
      <text:p text:style-name="P3">&lt;/div&gt;</text:p>
      <text:p text:style-name="P3">&lt;div class="Indented"&gt;</text:p>
      <text:p text:style-name="P3">&amp;ldquo;I can only imagine,&amp;rdquo; Lernea said, her gaze alternating between a glower at Master Sisyphus and a frantic sign at Theo. Both of them were equally impervious to signals.</text:p>
      <text:p text:style-name="P3">&lt;/div&gt;</text:p>
      <text:p text:style-name="P3"><text:soft-page-break/>&lt;div class="Indented"&gt;</text:p>
      <text:p text:style-name="P3">&amp;ldquo;I didns foreign. Hardly speaks the language,&amp;rdquo; he whispered while the villager made a motion with his head and asked in a whisper, as not to sound overtly offending: &amp;ldquo;What about the hair, and those ears? Gods, that hair.&amp;rdquo;</text:p>
      <text:p text:style-name="P3">&lt;/div&gt;</text:p>
      <text:p text:style-name="P3">&lt;div class="Indented"&gt;</text:p>
      <text:p text:style-name="P3">&amp;ldquo;Accident of birth. My niece is such a soft-hearted girl,&amp;rdquo; Sisyphus said smiling in a condescending manner.</text:p>
      <text:p text:style-name="P3">&lt;/div&gt;</text:p>
      <text:p text:style-name="P3">&lt;div class="Indented"&gt;</text:p>
      <text:p text:style-name="P3">&amp;ldquo;That birth accident part could be true,&amp;rdquo; Theo said nodding, and walked past without care, looking at the sky, as if waiting for the weather to change. Right beside him, Bo hopped and skipped along, soaking up the moss-laden scenery with a gluttonous gleam in her eyes.</text:p>
      <text:p text:style-name="P3">&lt;/div&gt;</text:p>
      <text:p text:style-name="P3">&lt;div class="Indented"&gt;</text:p>
      <text:p text:style-name="P3">&amp;ldquo;Svarna guide your path, bookkeeper,&amp;rdquo; the fisherman said and nodded perfunctorily before walking away, gazing over his shoulder with a wrinkled forehead.</text:p>
      <text:p text:style-name="P3">&lt;/div&gt;</text:p>
      <text:p text:style-name="P3">&lt;div class="Indented"&gt;</text:p>
      <text:p text:style-name="P3">&amp;ldquo;Thy hooks be sharp, fisherman,&amp;rdquo; Master Sisyphus called out to him before Lernea said with some introspective hurt in her voice:</text:p>
      <text:p text:style-name="P3">&lt;/div&gt;</text:p>
      <text:p text:style-name="P3">&lt;div class="Indented"&gt;</text:p>
      <text:p text:style-name="P3">&amp;ldquo;A queen of Nomos reduced to a bookkeepert that so?&amp;rdquo;</text:p>
      <text:p text:style-name="P3">&lt;/div&gt;</text:p>
      <text:p text:style-name="P3">&lt;div class="Indented"&gt;</text:p>
      <text:p text:style-name="P3">&amp;ldquo;That might be true. But throwing a fist, be it gloved in soft silk or in bare white knuckles, is still a punch to the face.&amp;rdquo; </text:p>
      <text:p text:style-name="P3">&lt;/div&gt;</text:p>
      <text:p text:style-name="P3">&lt;div class="Indented"&gt;</text:p>
      <text:p text:style-name="P3">&amp;ldquo;But a Resistance, you say... To fight among brothers and sisters, to fight amongst ourselves... It must be wrong; I have no other word for it.&amp;rdquo;</text:p>
      <text:p text:style-name="P3">&lt;/div&gt;</text:p>
      <text:p text:style-name="P3">&lt;div class="Indented"&gt;</text:p>
      <text:p text:style-name="P3">&amp;ldquo;The Jangdrivals are a plight to the people; theyve called it.&amp;rdquo;</text:p>
      <text:p text:style-name="P3">&lt;/div&gt;</text:p>
      <text:p text:style-name="P3">&lt;div class="Indented"&gt;</text:p>
      <text:p text:style-name="P3">&amp;ldquo;And the people can take no more of this? They find their rule abhorrent? An affront to the Gods?&amp;rdquo; she said with a rush of expectant despair.</text:p>
      <text:p text:style-name="P3"><text:soft-page-break/>&lt;/div&gt;</text:p>
      <text:p text:style-name="P3">&lt;div class="Indented"&gt;</text:p>
      <text:p text:style-name="P3">&amp;ldquo;Not quite. The consensus among the people is it was high time someone built something grandiose and memorable, a true testament to the spirit of Nomos and its people.&amp;rdquo;</text:p>
      <text:p text:style-name="P3">&lt;/div&gt;</text:p>
      <text:p text:style-name="P3">&lt;div class="Indented"&gt;</text:p>
      <text:p text:style-name="P3">&amp;ldquo;But what need is there for something to gape at when there is no use for it?&amp;rdquo;</text:p>
      <text:p text:style-name="P3">&lt;/div&gt;</text:p>
      <text:p text:style-name="P3">&lt;div class="Indented"&gt;</text:p>
      <text:p text:style-name="P3">&amp;ldquo;The people mind, my queen.&amp;rdquo;</text:p>
      <text:p text:style-name="P3">&lt;/div&gt;</text:p>
      <text:p text:style-name="P3">&lt;div class="Indented"&gt;</text:p>
      <text:p text:style-name="P3">&amp;ldquo;Is six of us, my lady,&amp;rdquo; Sisyphus said with misplaced pride.</text:p>
      <text:p text:style-name="P3">&lt;/div&gt;</text:p>
      <text:p text:style-name="P3">&lt;div class="Indented"&gt;</text:p>
      <text:p text:style-name="P3">&amp;ldquo;Six thousand strong, then. If only I could speak to them, turn their minds. There has to be a bloodless solution. A third House might even need to come into play,&amp;rdquo; she said mostly to herself, thoughtfully scratching her chin.</text:p>
      <text:p text:style-name="P3">&lt;/div&gt;</text:p>
      <text:p text:style-name="P3">&lt;div class="Indented"&gt;</text:p>
      <text:p text:style-name="P3">&amp;ldquo;My lady, yous six of us; maybe seven, counting the bunny.&amp;rdquo;</text:p>
      <text:p text:style-name="P3">&lt;/div&gt;</text:p>
      <text:p text:style-name="P3">&lt;div class="Indented"&gt;</text:p>
      <text:p text:style-name="P3">&amp;ldquo;Six of us? As in, six people?&amp;rdquo;</text:p>
      <text:p text:style-name="P3">&lt;/div&gt;</text:p>
      <text:p text:style-name="P3">&lt;div class="Indented"&gt;</text:p>
      <text:p text:style-name="P3">&amp;ldquo;That is you, your exotic friend and the bunny sorceress, and my two assistants.&amp;rdquo;</text:p>
      <text:p text:style-name="P3">&lt;/div&gt;</text:p>
      <text:p text:style-name="P3">&lt;div class="Indented"&gt;</text:p>
      <text:p text:style-name="P3">&amp;ldquo;Master Sisyphus, in my years under your guidance I would never thought I would say this, but I fear I cannot, in good conscience, pretend this isnt a game though, my lady. Great things have been accomplished by few men.&amp;rdquo;</text:p>
      <text:p text:style-name="P3">&lt;/div&gt;</text:p>
      <text:p text:style-name="P3">&lt;div class="Indented"&gt;</text:p>
      <text:p text:style-name="P3">&amp;ldquo;You do need to consider the scale of things, Master.&amp;rdquo;</text:p>
      <text:p text:style-name="P3">&lt;/div&gt;</text:p>
      <text:p text:style-name="P3">&lt;div class="Indented"&gt;</text:p>
      <text:p text:style-name="P3">&amp;ldquo;And it would be prudent to consider the timing of the matter. Events move at a maddening pace!&amp;rdquo; he urged her.</text:p>
      <text:p text:style-name="P3">&lt;/div&gt;</text:p>
      <text:p text:style-name="P3"><text:soft-page-break/>&lt;div class="Indented"&gt;</text:p>
      <text:p text:style-name="P3">&amp;ldquo;Is ears flopped to the ground.</text:p>
      <text:p text:style-name="P3">&lt;/div&gt;</text:p>
      <text:p text:style-name="P3">&lt;div class="Indented"&gt;</text:p>
      <text:p text:style-name="P3">&amp;ldquo;Wet help getting worked up about it all. They did try to kill me,&amp;rdquo; he said and looked Lernea in the eyes.</text:p>
      <text:p text:style-name="P3">&lt;/div&gt;</text:p>
      <text:p text:style-name="P3">&lt;div class="Indented"&gt;</text:p>
      <text:p text:style-name="P3">&amp;ldquo;It is the sentimental fool that lets passion cloud his reasoning,&amp;rdquo; Lernea said, reciting from memory. Master Sisyphus nodded and complemented: &amp;ldquo;And however entertaining fools might be, no-one wants their job,&amp;rdquo; he said nodding reassuringly.</text:p>
      <text:p text:style-name="P3">&lt;/div&gt;</text:p>
      <text:p text:style-name="P3">&lt;div class="Indented"&gt;</text:p>
      <text:p text:style-name="P3">&amp;ldquo;Is it because of the silly costume?&amp;rdquo; Theo asked eagerly, only to receive puzzled looks from Sisyphus and Lernea.</text:p>
      <text:p text:style-name="P3">&lt;/div&gt;</text:p>
      <text:p text:style-name="P3">&lt;div class="Indented"&gt;</text:p>
      <text:p text:style-name="P3">&amp;ldquo;Lett think of anything that would capture the essence of his feelings at the time.</text:p>
      <text:p text:style-name="P3">&lt;/div&gt;</text:p>
      <text:p text:style-name="P3">&lt;div class="Indented"&gt;</text:p>
      <text:p text:style-name="P3">&amp;ldquo;Master! Did you see that?&amp;rdquo; said the same shrilly, childlike voice. The other voice added in a scoffing manner, &amp;ldquo;Of course he saw that, dummy! He was right behind her.&amp;rdquo;</text:p>
      <text:p text:style-name="P3">&lt;/div&gt;</text:p>
      <text:p text:style-name="P3">&lt;div class="Indented"&gt;</text:p>
      <text:p text:style-name="P3">&amp;ldquo;We got her good, didns shadowy clefts and crevices.</text:p>
      <text:p text:style-name="P3">&lt;/div&gt;</text:p>
      <text:p text:style-name="P3">&lt;div class="Indented"&gt;</text:p>
      <text:p text:style-name="P3">&amp;ldquo;Werenm confused. Is this some kind of custom?&amp;rdquo; he inquired, and a double-shot of tiny globes of fire flew right past his hair, singing it slightly, to strike at patches of darkness at the roof. Cries of agony were heard before the reassuring thud of bodies hitting the floor. Bo appeared through the door, eyes flaring, ears pointed straight up, ready for a second burst of flames. Sisyphus made a hand gesture to the bunny. Bo raised her head and looked at him in an uncannily human fashion.</text:p>
      <text:p text:style-name="P3">&lt;/div&gt;</text:p>
      <text:p text:style-name="P3">&lt;div class="Indented"&gt;</text:p>
      <text:p text:style-name="P3">&amp;ldquo;Is attackers where lying on the floor, groaning slightly, trying to recover from their fall. They were small-framed, rather short and actually looked a lot like boys in their pre-teens. Bits and pieces of them were still on fire, like tiny candles going out. The smell of burnt cloth filled the room.</text:p>
      <text:p text:style-name="P3">&lt;/div&gt;</text:p>
      <text:p text:style-name="P3"><text:soft-page-break/>&lt;div class="Indented"&gt;</text:p>
      <text:p text:style-name="P3">&amp;ldquo;You are idiots,&amp;rdquo; Sisyphus said.</text:p>
      <text:p text:style-name="P3">&lt;/div&gt;</text:p>
      <text:p text:style-name="P3">&lt;div class="Indented"&gt;</text:p>
      <text:p text:style-name="P3">&amp;ldquo;Yes, Master Sisyphus,&amp;rdquo; they both intoned in unison, having difficulty as they tried to get up.</text:p>
      <text:p text:style-name="P3">&lt;/div&gt;</text:p>
      <text:p text:style-name="P3">&lt;div class="Indented"&gt;</text:p>
      <text:p text:style-name="P3">&amp;ldquo;Total buffoons,&amp;rdquo; Sisyphus continued.</text:p>
      <text:p text:style-name="P3">&lt;/div&gt;</text:p>
      <text:p text:style-name="P3">&lt;div class="Indented"&gt;</text:p>
      <text:p text:style-name="P3">&amp;ldquo;Yes, Master Sisyphus,&amp;rdquo; they repeated with downcast voices. They were now standing as upright as they could, their heads downcast. They knew something was amiss but they didnm right here, not down there!&amp;rdquo; Sisyphus shouted, pointing at the floor. The two kids jolted into attention, looking straight at Master Sisyphus, their faces flustered red and their plain clothes charred, sooty and filled with crumbling holes.</text:p>
      <text:p text:style-name="P3">&lt;/div&gt;</text:p>
      <text:p text:style-name="P3">&lt;div class="Indented"&gt;</text:p>
      <text:p text:style-name="P3">&amp;ldquo;What where your orders when I left?&amp;rdquo;</text:p>
      <text:p text:style-name="P3">&lt;/div&gt;</text:p>
      <text:p text:style-name="P3">&lt;div class="Indented"&gt;</text:p>
      <text:p text:style-name="P3">&amp;ldquo;To make sure that no intruder enters the house,&amp;rdquo; said one of the boys, while the other one added, &amp;ldquo;and roast some fish for lunch.&amp;rdquo;</text:p>
      <text:p text:style-name="P3">&lt;/div&gt;</text:p>
      <text:p text:style-name="P3">&lt;div class="Indented"&gt;</text:p>
      <text:p text:style-name="P3">&amp;ldquo;Clean up the laboratory,&amp;rdquo; the first one continued and the other one complemented him, &amp;ldquo;but be careful not to touch the Polythauma.. Polythamarga..&amp;rdquo;</text:p>
      <text:p text:style-name="P3">&lt;/div&gt;</text:p>
      <text:p text:style-name="P3">&lt;div class="Indented"&gt;</text:p>
      <text:p text:style-name="P3">&amp;ldquo;Polythamaturgator!&amp;rdquo; Sisyphus exploded.</text:p>
      <text:p text:style-name="P3">&lt;/div&gt;</text:p>
      <text:p text:style-name="P3">&lt;div class="Indented"&gt;</text:p>
      <text:p text:style-name="P3">&amp;ldquo;That a one,&amp;rdquo; one of the boys said nodding, the one still clutching a reed of some sort in one hand.</text:p>
      <text:p text:style-name="P3">&lt;/div&gt;</text:p>
      <text:p text:style-name="P3">&lt;div class="Indented"&gt;</text:p>
      <text:p text:style-name="P3">&amp;ldquo;Have I not trained you in all manners of science, history, and the arts?&amp;rdquo; Sisyphus asked of them in a strangely appealing and calm voice.</text:p>
      <text:p text:style-name="P3">&lt;/div&gt;</text:p>
      <text:p text:style-name="P3">&lt;div class="Indented"&gt;</text:p>
      <text:p text:style-name="P3">&amp;ldquo;You have Master,&amp;rdquo; said the boy whose reed was lying on the <text:soft-page-break/>floor, and the other one asked raising a hand with trepidation.</text:p>
      <text:p text:style-name="P3">&lt;/div&gt;</text:p>
      <text:p text:style-name="P3">&lt;div class="Indented"&gt;</text:p>
      <text:p text:style-name="P3">&amp;ldquo;Are we having a pop-quiz?&amp;rdquo;</text:p>
      <text:p text:style-name="P3">&lt;/div&gt;</text:p>
      <text:p text:style-name="P3">&lt;div class="Indented"&gt;</text:p>
      <text:p text:style-name="P3">Sisyphus closed his eyes and sighed, biting his lips before asking the boys in a calm, conversational tone:</text:p>
      <text:p text:style-name="P3">&lt;/div&gt;</text:p>
      <text:p text:style-name="P3">&lt;div class="Indented"&gt;</text:p>
      <text:p text:style-name="P3">&amp;ldquo;Havens rulers?&amp;rdquo;</text:p>
      <text:p text:style-name="P3">&lt;/div&gt;</text:p>
      <text:p text:style-name="P3">&lt;div class="Indented"&gt;</text:p>
      <text:p text:style-name="P3">&amp;ldquo;Oh! Oh! I know! I know! Wes the twenty-fifth of Thargilio! Its face froze in a shocked look of surprise.</text:p>
      <text:p text:style-name="P3">&lt;/div&gt;</text:p>
      <text:p text:style-name="P3">&lt;div class="Indented"&gt;</text:p>
      <text:p text:style-name="P3">&amp;ldquo;That may be correct, Damon, but yous not a fish day, then?&amp;rdquo; the other boy pitched in half-heartedly. Sisyphus made a sudden reflexive motion; he very nearly leapt at them but managed to contain himself at the last moment.</text:p>
      <text:p text:style-name="P3">&lt;/div&gt;</text:p>
      <text:p text:style-name="P3">&lt;div class="Indented"&gt;</text:p>
      <text:p text:style-name="P3">&amp;ldquo;The woman lying on the floor.. The woman you managed to drug into a senseless sleep.. Do you recognize her, at all?&amp;rdquo;</text:p>
      <text:p text:style-name="P3">&lt;/div&gt;</text:p>
      <text:p text:style-name="P3">&lt;div class="Indented"&gt;</text:p>
      <text:p text:style-name="P3">The boys peered at Lernea from a distance, squinting slightly. They both shook their heads with worried faces, realizing their answer would not make Sisyphus happy.</text:p>
      <text:p text:style-name="P3">&lt;/div&gt;</text:p>
      <text:p text:style-name="P3">&lt;div class="Indented"&gt;</text:p>
      <text:p text:style-name="P3">&amp;ldquo;Doesnve thought a queen would be more popular,&amp;rdquo; Theo said and smiled awkwardly, while the boys exchanged horrified looks.</text:p>
      <text:p text:style-name="P3">&lt;/div&gt;</text:p>
      <text:p text:style-name="P3">&lt;div class="Indented"&gt;</text:p>
      <text:p text:style-name="P3">&amp;ldquo;Wet be silly, dodot dead.&amp;rdquo;</text:p>
      <text:p text:style-name="P3">&lt;/div&gt;</text:p>
      <text:p text:style-name="P3">&lt;div class="Indented"&gt;</text:p>
      <text:p text:style-name="P3">The boys looked at him with puzzled, worried frowns.</text:p>
      <text:p text:style-name="P3">&lt;/div&gt;</text:p>
      <text:p text:style-name="P3">&lt;div class="Indented"&gt;</text:p>
      <text:p text:style-name="P3">&amp;ldquo;They are?&amp;rdquo; Theo asked, and put a finger to his lip, looking confused.</text:p>
      <text:p text:style-name="P3">&lt;/div&gt;</text:p>
      <text:p text:style-name="P3">&lt;div class="Indented"&gt;</text:p>
      <text:p text:style-name="P3"><text:soft-page-break/>&amp;ldquo;Will someone bring the queen in here!&amp;rdquo; Sisyphus shouted from within his study. The boys sprang into action as if pronged with something sharp, while Bo was happily munching some dried fungi that happened to be lying around on a small table. Pretty soon, Lernea was being dragged into Sisyphus study without much decorum, and Bo was cowering in a corner, her eyes glazed and ready to pop-out.</text:p>
      <text:p text:style-name="P3">&lt;/div&gt;</text:p>
      <text:p text:style-name="P3">&lt;div class="Indented"&gt;</text:p>
      <text:p text:style-name="P3">&amp;ldquo;What do you mean? Theres definitely not pink. No, Id met for dinner, he was loathe to disclose details of his exact whereabouts, but he very eagerly went on to consume copious amounts of everything consumable, including beer, spirits and medical alcohol. As such, it was no wonder he was grumpy, feeling sick with a splitting headache and itching for a smoke, a small luxury that was denied to him until after the vote was cast.</text:p>
      <text:p text:style-name="P3">&lt;/div&gt;</text:p>
      <text:p text:style-name="P3">&lt;div class="Indented"&gt;</text:p>
      <text:p text:style-name="P3">Winceham toyed with his empty pipe wearing a sour expression on his face. Next to him sat Parcifal; her silent manner and grim face afforded her an awe-inspiring, deadly-looking gaze. Her eyes scanned the auditorium piecemeal, looking for danger without success. Her gaze though did lock on to the form of the Council members, once they entered the auditoriumm having a terrible case of gas. Did you have any of that special du jour?&amp;rdquo;</text:p>
      <text:p text:style-name="P3">&lt;/div&gt;</text:p>
      <text:p text:style-name="P3">&lt;div class="Indented"&gt;</text:p>
      <text:p text:style-name="P3">&amp;ldquo;What was the special du jour?&amp;rdquo;</text:p>
      <text:p text:style-name="P3">&lt;/div&gt;</text:p>
      <text:p text:style-name="P3">&lt;div class="Indented"&gt;</text:p>
      <text:p text:style-name="P3">&amp;ldquo;That slightly poached crab-like thing that moved and you had to whack it with a hammer.&amp;rdquo;</text:p>
      <text:p text:style-name="P3">&lt;/div&gt;</text:p>
      <text:p text:style-name="P3">&lt;div class="Indented"&gt;</text:p>
      <text:p text:style-name="P3">&amp;ldquo;That was some kind of vermin that attacked us on our way to Judithm really sorry about last night,&amp;rdquo; Ned told Judith and he was being downright sincere.</text:p>
      <text:p text:style-name="P3">&lt;/div&gt;</text:p>
      <text:p text:style-name="P3">&lt;div class="Indented"&gt;</text:p>
      <text:p text:style-name="P3">&amp;ldquo;Is so diminutive,&amp;rdquo; Judith said, referring to Winceham.</text:p>
      <text:p text:style-name="P3">&lt;/div&gt;</text:p>
      <text:p text:style-name="P3">&lt;div class="Indented"&gt;</text:p>
      <text:p text:style-name="P3">&amp;ldquo;Itve been a great night, though,&amp;rdquo; Ned ventured with some trepidation, silently ignoring his own failed attempt at recognition.</text:p>
      <text:p text:style-name="P3">&lt;/div&gt;</text:p>
      <text:p text:style-name="P3">&lt;div class="Indented"&gt;</text:p>
      <text:p text:style-name="P3">&amp;ldquo;Maybe,&amp;rdquo; she replied and shrugged before smiling thinly.</text:p>
      <text:p text:style-name="P3"><text:soft-page-break/>&lt;/div&gt;</text:p>
      <text:p text:style-name="P3">&lt;div class="Indented"&gt;</text:p>
      <text:p text:style-name="P3">&amp;ldquo;Now is not the time for meaningless chatter!&amp;rdquo; Parcifal hissed suddenly and her eyes met with Nedt been herself ever since Lernea had been drawn in that cataclysmic hole, possibly to become lost forever. They knew Lernea, Theo and Bo were alive, but where they had ended up was beyond them. There was little they could do, and there were more pressing issues at hand; their home planet was in danger and this was their chance to make a whole lot of difference. It was disconcerting for Ned though not to be able to read through Parcifalt know whether she was so tightened up because she might never see her sister again or because of a whole world being at stake. Still, he was worried about her, and especially that temper of hers. </text:p>
      <text:p text:style-name="P3">&lt;/div&gt;</text:p>
      <text:p text:style-name="P3">&lt;div class="Indented"&gt;</text:p>
      <text:p text:style-name="P3">Ned felt surprisingly calm and reassured. It was as if he knew that everything was somehow going to work out itself. He felt that his new friends were able to hold on their own. And even if they never met again, just knowing they were alive somewhere made him breath more easily. His mind went to Judith suddenly, without cause; there too, was a newly found friend. He smiled thinly as he ventured a sideways look to the young woman who had saved his life back on Tallyflop; he was about to say something to her when he felt Winceham silly, furry, hats.</text:p>
      <text:p text:style-name="P3">&lt;/div&gt;</text:p>
      <text:p text:style-name="P3">&lt;div class="Indented"&gt;</text:p>
      <text:p text:style-name="P3">&amp;ldquo;No, we didns a furry hat,&amp;rdquo; Ned said somewhat abrasively, which wasnve remembered,&amp;rdquo; he added and straightened his back on the plush chair.</text:p>
      <text:p text:style-name="P3">&lt;/div&gt;</text:p>
      <text:p text:style-name="P3">&lt;div class="Indented"&gt;</text:p>
      <text:p text:style-name="P3">&amp;ldquo;Fancy the lass?&amp;rdquo; Winceham suggested with a drunken grin, nudging Ned in a childish, playful manner, eyes fluttering.</text:p>
      <text:p text:style-name="P3">&lt;/div&gt;</text:p>
      <text:p text:style-name="P3">&lt;div class="Indented"&gt;</text:p>
      <text:p text:style-name="P3">&amp;ldquo;Keep your voice down, theys eyes widened and his face became flustered. He found the courage to take a peek at Judith; she was shuffling through a stack of papers, completely oblivious to Neds voice rumbled throughout the hall and there was a slight commotion as everyone stood up while the form of a short little man, rather unimposing and quite plain-looking entered the hall and slowly walked up to a long table where various stern-looking figures of authority were already seated.</text:p>
      <text:p text:style-name="P3">&lt;/div&gt;</text:p>
      <text:p text:style-name="P3">&lt;div class="Indented"&gt;</text:p>
      <text:p text:style-name="P3">&amp;ldquo;Is that the guy?&amp;rdquo; Ned whispered to Judith. She gave him a slight nod before she went wide-eyed, nodding at Winceham who was but <text:soft-page-break/>for a breath sound asleep, slumped in his chair. Before Ned had time to do anything about it, Parcifal picked him up from his jacket and propped him straight up without a moments get on with this. I have to pickup my granddaughters in an hour or so,&amp;rdquo; the viscount said with a distinct lack of enthusiasm. The announcer nodded and began reciting from what appeared to be an endless roll of paper: &amp;ldquo;Hear ye, hear ye, on the sixty-seventh arc of the Tripunarian Calendar, ether-adjusted to the ninety-seventh of the League Year plus three thousand, one hundred and seventy eight, by all accounts a Monday, the case of the humanoid aliens identified to wit as originating from the world of Laertia, Menieres sake, wes left cleared his throat and correcting him, said, &amp;ldquo;Sphere of ice, Lord Privy.&amp;rdquo; </text:p>
      <text:p text:style-name="P3">&lt;/div&gt;</text:p>
      <text:p text:style-name="P3">&lt;div class="Indented"&gt;</text:p>
      <text:p text:style-name="P3">&amp;ldquo;If I may,&amp;rdquo; he added as an afterthought and ran his tongue across his lips.</text:p>
      <text:p text:style-name="P3">&lt;/div&gt;</text:p>
      <text:p text:style-name="P3">&lt;div class="Indented"&gt;</text:p>
      <text:p text:style-name="P3">&amp;ldquo;Its not really an issue of geometry,&amp;rdquo; the viscount replied with an almost apologetic manner. Lord Kennelsey, seated somewhat afar to his right leaned across the long table and spoke: &amp;ldquo;Lord Privy, we are tarrying here ineffectually. We havens sake.&amp;rdquo;</text:p>
      <text:p text:style-name="P3">&lt;/div&gt;</text:p>
      <text:p text:style-name="P3">&lt;div class="Indented"&gt;</text:p>
      <text:p text:style-name="P3">Wincehams referring to you particularly,&amp;rdquo; Ned said in a misplaced effort to appease the halfuint take it to heart. I mean, technically &amp;rdquo;</text:p>
      <text:p text:style-name="P3">&lt;/div&gt;</text:p>
      <text:p text:style-name="P3">&lt;div class="Indented"&gt;</text:p>
      <text:p text:style-name="P3">Lady Godiva spoke out of turn, attracting everyone personalities and not the real issues at hand. We are on a war footing, whether we like it or not, and my personal life is no-onet tried my wiles on her yet, and still Is not you, itm liable for all of you. This is serious business, I could get in serious trouble if you keep this up.&amp;rdquo;</text:p>
      <text:p text:style-name="P3">&lt;/div&gt;</text:p>
      <text:p text:style-name="P3">&lt;div class="Indented"&gt;</text:p>
      <text:p text:style-name="P3">&amp;ldquo;Just do that, please,&amp;rdquo; Ned said in a pleading whisper to Winceham and Parcifal.</text:p>
      <text:p text:style-name="P3">&lt;/div&gt;</text:p>
      <text:p text:style-name="P3">&lt;div class="Indented"&gt;</text:p>
      <text:p text:style-name="P3">&amp;ldquo;I canm simply irresistible to women,&amp;rdquo; Winceham apologized in earnest, and right before Parcifal was about to employ physical means, Lord Kennelseys obviously partial to Augustus Tark!&amp;rdquo;</text:p>
      <text:p text:style-name="P3">&lt;/div&gt;</text:p>
      <text:p text:style-name="P3">&lt;div class="Indented"&gt;</text:p>
      <text:p text:style-name="P3">Lady Govida wasted no time in replying: &amp;ldquo;The good Lord Kennelsey <text:soft-page-break/>obviously has no real facts to present to this assembly, and instead tries to smear the efforts of the men and women of the Naval Intelligence Bureau that have consistently provided the Human League with invaluable insight into this new-fangled threat. I will not go into the depth and breadth of the threat that Lord Kennelseys bedrooms might entail for the safety of the Human League at large. It is perhaps of paramount importance in his own mind, but I have yet to see an army of lovers amassing their forces against us. We do have proof of the Ygg and their sinister plot though, to covertly infiltrate known habitable worlds and insidiously turn their populations into mindless thralls.&amp;rdquo;</text:p>
      <text:p text:style-name="P3">&lt;/div&gt;</text:p>
      <text:p text:style-name="P3">&lt;div class="Indented"&gt;</text:p>
      <text:p text:style-name="P3">Lord Kennelseys tip.</text:p>
      <text:p text:style-name="P3">&lt;/div&gt;</text:p>
      <text:p text:style-name="P3">&lt;div class="Indented"&gt;</text:p>
      <text:p text:style-name="P3">&amp;ldquo;It is no wonder Lady Govida so shamelessly admits her malfeasance to appear impervious to scrutiny. It is of course a sure sign of growing increasingly power-hungry and arrogant, which are indeed dangerous traits for a person entailed with such sensitive responsibilities. She keeps on purveying all about this Ygg threat without one solid piece of evidence. What we do have to go on is hearsay and imaginary reports from the man who is shamefully intimate with the Head of the Bureau here in Rampatur. Isns futile and desperately embarrassing effort to sway this council and the public towards his own election bid in the coming months. If there is one thing Lord Kennelsey is known for, it is his long-standing service to the Human League as chancellor and treasurer, secretary to the various bureaucratic offices and highly profitable government positions which have time and again proved vicariously indispensable to emptying our coffers in order to shuffle cartloads of paper off-world,&amp;rdquo; Lady Govida replied, wearing a slight grin.</text:p>
      <text:p text:style-name="P3">&lt;/div&gt;</text:p>
      <text:p text:style-name="P3">&lt;div class="Indented"&gt;</text:p>
      <text:p text:style-name="P3">Lord Kennelsey peered at her through slit-like eyes but did not lose his calm, and replied in kind: &amp;ldquo;Isns been kind of boring, really. Will the folks from, Laertia was it, stand up and be heard?&amp;rdquo; the Lord Privy said without making much of a fuss about it.</text:p>
      <text:p text:style-name="P3">&lt;/div&gt;</text:p>
      <text:p text:style-name="P3">&lt;div class="Indented"&gt;</text:p>
      <text:p text:style-name="P3">&amp;ldquo;All of us?&amp;rdquo; Ned stood up from his chair shyly and asked the Lord Privy in a shallow voice that was barely heard.</text:p>
      <text:p text:style-name="P3">&lt;/div&gt;</text:p>
      <text:p text:style-name="P3">&lt;div class="Indented"&gt;</text:p>
      <text:p text:style-name="P3">&amp;ldquo;Wasnm right here,&amp;rdquo; Winceham said grumpily, barely visible from where the Lord Privy sat.</text:p>
      <text:p text:style-name="P3">&lt;/div&gt;</text:p>
      <text:p text:style-name="P3"><text:soft-page-break/>&lt;div class="Indented"&gt;</text:p>
      <text:p text:style-name="P3">&amp;ldquo;Right. The short fellow.&amp;rdquo;</text:p>
      <text:p text:style-name="P3">&lt;/div&gt;</text:p>
      <text:p text:style-name="P3">&lt;div class="Indented"&gt;</text:p>
      <text:p text:style-name="P3">&amp;ldquo;Is that a problem?&amp;rdquo; Winceham asked looking for trouble.</text:p>
      <text:p text:style-name="P3">&lt;/div&gt;</text:p>
      <text:p text:style-name="P3">&lt;div class="Indented"&gt;</text:p>
      <text:p text:style-name="P3">&amp;ldquo;Not really. I mean, I can imagine it might be tough at times reaching for cupboards and such, but we do have stools,&amp;rdquo; the Lord Privy replied casually.</text:p>
      <text:p text:style-name="P3">&lt;/div&gt;</text:p>
      <text:p text:style-name="P3">&lt;div class="Indented"&gt;</text:p>
      <text:p text:style-name="P3">&amp;ldquo;Theyve heard that before. Seems just about right in my book,&amp;rdquo; Winceham replied and bowed slightly to her. &amp;ldquo;Thank you, Mr. Abberbottom,&amp;rdquo; Lady Govida said and nodded slightly while Winceham added, &amp;ldquo;The Third, milady&amp;rdquo;.</text:p>
      <text:p text:style-name="P3">&lt;/div&gt;</text:p>
      <text:p text:style-name="P3">&lt;div class="Indented"&gt;</text:p>
      <text:p text:style-name="P3">&amp;ldquo;This is a travesty! Lady Govida, before our very eyes is exchanging niceties with people who have hardly identified themselves, for which we have nothing to go on other than their word.&amp;rdquo;</text:p>
      <text:p text:style-name="P3">&lt;/div&gt;</text:p>
      <text:p text:style-name="P3">&lt;div class="Indented"&gt;</text:p>
      <text:p text:style-name="P3">It was at that point that Parcifal took to the stage in a blatant breach of conduct. Another rush of whispers rose from the crowd.</text:p>
      <text:p text:style-name="P3">&lt;/div&gt;</text:p>
      <text:p text:style-name="P3">&lt;div class="Indented"&gt;</text:p>
      <text:p text:style-name="P3">&amp;ldquo;I am Parcifal Teletha, of the Teletha Clan, scion of Phedra Teletha and Helios of the Teletha family of Nomos, princess successor and adjutant to the Throne, in exile. Now that my lineage is made known, speak of yours or insult and anger me at your peril,&amp;rdquo; she said for everyone in the audience hall to hear.</text:p>
      <text:p text:style-name="P3">&lt;/div&gt;</text:p>
      <text:p text:style-name="P3">&lt;div class="Indented"&gt;</text:p>
      <text:p text:style-name="P3">&amp;ldquo;Shet she?&amp;rdquo; Winceham told Ned, looking a bit worried Parcifal might actually go off in a sudden rampage at any moment.</text:p>
      <text:p text:style-name="P3">&lt;/div&gt;</text:p>
      <text:p text:style-name="P3">&lt;div class="Indented"&gt;</text:p>
      <text:p text:style-name="P3">&amp;ldquo;She is,&amp;rdquo; Ned said and looked at Judith who was at a complete loss for words, looking positively unable to try and contain the situation. Before anyone in the council had time to demand an explanation, a team of guards that had remained motionless like statues appeared, cradling their halberds in a defensive stance, surrounding the large table where the council sat.</text:p>
      <text:p text:style-name="P3">&lt;/div&gt;</text:p>
      <text:p text:style-name="P3">&lt;div class="Indented"&gt;</text:p>
      <text:p text:style-name="P3"><text:soft-page-break/>Parcifal addressed them: &amp;ldquo;Stay your hand, soldiers of the Human League. I have no quarrel with you or the council, and I offer no threat. Hear me out, citizens of the Human League, before you take it upon yourselves to cast me down,&amp;rdquo; she offered loudly, standing proudly with Encelados firmly in its hilt, her arms wide open.</text:p>
      <text:p text:style-name="P3">&lt;/div&gt;</text:p>
      <text:p text:style-name="P3">&lt;div class="Indented"&gt;</text:p>
      <text:p text:style-name="P3">&amp;ldquo;As any man or woman would care to admit, I take pride in my heritage, my people and my world, which I have only recently come to realise is one of many. But I am no fool to demand of you that I be treated like nobility, or in any special way. I replied as any of you would if insulted; for a person who does not stand up for himself is someone dangerous to everyone else as well. For if it came to that, would he stand up for his brethren? Would he stand up for what is right and fair?&amp;rdquo;</text:p>
      <text:p text:style-name="P3">&lt;/div&gt;</text:p>
      <text:p text:style-name="P3">&lt;div class="Indented"&gt;</text:p>
      <text:p text:style-name="P3">People in the crowd nodded. The council remained silent and Lord Kennelsey made a move as if he was about to begin an outcry, but the Lord Privy motioned with a flick of his wrist for him to just leave Parcifal be and hear her out. He studiously complied, even though it was plainly obvious he was seething inside.</text:p>
      <text:p text:style-name="P3">&lt;/div&gt;</text:p>
      <text:p text:style-name="P3">&lt;div class="Indented"&gt;</text:p>
      <text:p text:style-name="P3">&amp;ldquo;My home is in danger. My people are at the mercy of these insidious monsters. My sister is missing along with our trusted comrades because of the Ygg. Their insipid designs are grandiose and their fanaticism is unrivaled. They will stop at nothing and they will go on forever, until the time they are wiped out, broken to the last one. They have the means and the dedication to see their nightmarish dreams come to fruition. They want to control and enslave every living, breathing, thinking creature across the stars. I have seen their ice-cold eyes stare back at me with the maddening shine of abyssal evil; they have no regard for life, nor are they capable of compassion. They are the embodiment of mindless terror, and soon they will come for you as well. As it is, they might very well be right here, among you, watching, listening, waiting,&amp;rdquo; Parcifal said and the crowds making! It is preposterous to hear such lies spewed forth and expect us to believe them based on nothing but good faith!&amp;rdquo;</text:p>
      <text:p text:style-name="P3">&lt;/div&gt;</text:p>
      <text:p text:style-name="P3">&lt;div class="Indented"&gt;</text:p>
      <text:p text:style-name="P3">&amp;ldquo;If you do not trust your own people that have gone in great lengths to uncover as much as possible about the scourge of the Ygg, then I find it no surprise that yous attempts to laugh off the machine.</text:p>
      <text:p text:style-name="P3">&lt;/div&gt;</text:p>
      <text:p text:style-name="P3">&lt;div class="Indented"&gt;</text:p>
      <text:p text:style-name="P3"><text:soft-page-break/>&amp;ldquo;It is merely a prop!&amp;rdquo; he said but noone seemed to think so.</text:p>
      <text:p text:style-name="P3">&lt;/div&gt;</text:p>
      <text:p text:style-name="P3">&lt;div class="Indented"&gt;</text:p>
      <text:p text:style-name="P3">&amp;ldquo;Looks authentic to me,&amp;rdquo; Winceham told Ned who nodded affirmatively with a furrowed brow, looking over his shoulder to the now restless crowd.</text:p>
      <text:p text:style-name="P3">&lt;/div&gt;</text:p>
      <text:p text:style-name="P3">&lt;div class="Indented"&gt;</text:p>
      <text:p text:style-name="P3">&amp;ldquo;Order please! There will be order! I need to pickup my granddaughter soon, and Is eyes flickered wildly before it sagged into being consistently lifeless once more. Tark had pulled the plug on that machine.</text:p>
      <text:p text:style-name="P3">&lt;/div&gt;</text:p>
      <text:p text:style-name="P3">&lt;div class="Indented"&gt;</text:p>
      <text:p text:style-name="P3">&amp;ldquo;What kind of trickery is this?&amp;rdquo;</text:p>
      <text:p text:style-name="P3">&lt;/div&gt;</text:p>
      <text:p text:style-name="P3">&lt;div class="Indented"&gt;</text:p>
      <text:p text:style-name="P3">&amp;ldquo;Its mouth, as well, if yout it a mockery to ask this of us? A small strike team? Just one ship and your beloved Tark? These aliens you have so willingly accepted into our fold without good and just cause? Ridiculous!&amp;rdquo;</text:p>
      <text:p text:style-name="P3">&lt;/div&gt;</text:p>
      <text:p text:style-name="P3">&lt;div class="Indented"&gt;</text:p>
      <text:p text:style-name="P3">&amp;ldquo;Your point being, Lord Kennelsey?&amp;rdquo;</text:p>
      <text:p text:style-name="P3">&lt;/div&gt;</text:p>
      <text:p text:style-name="P3">&lt;div class="Indented"&gt;</text:p>
      <text:p text:style-name="P3">&amp;ldquo;My point, Lady Govida,&amp;rdquo; Lord Kennelsey said with cold mocking undertones, &amp;ldquo;is that we know nothing of their disposition, their forces or their capabilities. And if it is one thing we should not let ourselves fall for, is your machinations in using up resources for a wild goose chase, just so that your enamored agent Tark can have one of his many holidays. Such matters must be dealt with decisively, in full force and with the care and organization that the Human League has strove for over the thousand of years of its existence. Several scout vessels would be needed to collect information on this imaginary enemy of yours, as well as support vessels, at least a legion of armed men with their matching troop transports, pickets and destroyers to provide cover for such a fleet and last but not least, a flotilla of battle-cruisers to provide field support and be able to engage such a supposedly powerful enemy with more than just an upper hand.&amp;rdquo;</text:p>
      <text:p text:style-name="P3">&lt;/div&gt;</text:p>
      <text:p text:style-name="P3">&lt;div class="Indented"&gt;</text:p>
      <text:p text:style-name="P3">&amp;ldquo;I motion for Lord Kennelseyll never hear the end of it.&amp;rdquo;</text:p>
      <text:p text:style-name="P3">&lt;/div&gt;</text:p>
      <text:p text:style-name="P3">&lt;div class="Indented"&gt;</text:p>
      <text:p text:style-name="P3"><text:soft-page-break/>&amp;ldquo;This is preposterous! I was merely suggesting that the foul thinking that &amp;rdquo;</text:p>
      <text:p text:style-name="P3">&lt;/div&gt;</text:p>
      <text:p text:style-name="P3">&lt;div class="Indented"&gt;</text:p>
      <text:p text:style-name="P3">&amp;ldquo;This is politics, Lord Kennelsey,&amp;rdquo; Lady Govida said with a thin smile, interrupting him, and Winceham couldnm bloody well ready to explode.&amp;rdquo;</text:p>
      <text:p text:style-name="P3">&lt;/div&gt;</text:p>
      <text:p text:style-name="P3">&lt;div class="Indented"&gt;</text:p>
      <text:p text:style-name="P3">&lt;div class="center"&gt;</text:p>
      <text:p text:style-name="P3">&lt;div class="medskip"&gt; &lt;/div&gt;***&lt;div class="medskip"&gt; &lt;/div&gt;</text:p>
      <text:p text:style-name="P3">&lt;/div&gt;</text:p>
      <text:p text:style-name="P3"/>
      <text:p text:style-name="P3">&lt;/div&gt;</text:p>
      <text:p text:style-name="P3">&lt;div class="Indented"&gt;</text:p>
      <text:p text:style-name="P3">Master Sisyphus and Lernea were sharing some mead together, enjoying some cuts of smoked fish on the side. The smell was overpoweringly homely to Lernea. She felt the rough wooden table with her hands; it was almost alive to her touch. A few negligent rays of sun shafted down from what little cracks and holes lay in the roof, warming up the make-shift laboratory just the right amount to make it feel welcoming despite all the strange apparatus lying about, looking menacingly unfathomable and uncomfortably pointy.</text:p>
      <text:p text:style-name="P3">&lt;/div&gt;</text:p>
      <text:p text:style-name="P3">&lt;div class="Indented"&gt;</text:p>
      <text:p text:style-name="P3">&amp;ldquo;Youm afraid,&amp;rdquo; she replied with half a smile.</text:p>
      <text:p text:style-name="P3">&lt;/div&gt;</text:p>
      <text:p text:style-name="P3">&lt;div class="Indented"&gt;</text:p>
      <text:p text:style-name="P3">&amp;ldquo;And you say your sister is probably a million miles away, out there, somewhere among the stars?&amp;rdquo; Sisyphus intoned, examining the slice of fish as if looking for some sort of defect.</text:p>
      <text:p text:style-name="P3">&lt;/div&gt;</text:p>
      <text:p text:style-name="P3">&lt;div class="Indented"&gt;</text:p>
      <text:p text:style-name="P3">&amp;ldquo;Along with the others, yes. Literally though, theyve just embarked on the Dromos, lifes why it can feel jarring at times. Might give you sea-sickness as well, somewhere along the journey.&amp;rdquo;</text:p>
      <text:p text:style-name="P3">&lt;/div&gt;</text:p>
      <text:p text:style-name="P3">&lt;div class="Indented"&gt;</text:p>
      <text:p text:style-name="P3">&amp;ldquo;Its guiding light with me,&amp;rdquo; she said and looked up into his eyes, searching for an answer there as well. &amp;ldquo;Itm shooting blind, Master,&amp;rdquo; she said and shook her head ever so slightly.</text:p>
      <text:p text:style-name="P3">&lt;/div&gt;</text:p>
      <text:p text:style-name="P3">&lt;div class="Indented"&gt;</text:p>
      <text:p text:style-name="P3">&amp;ldquo;Life is short, considering what we mortals wish to leave behind. But do not search for the Gods in vain when it is your own heart and mind that can find the way. Can you imagine what would happen if Svarna had to <text:soft-page-break/>guide everyone? Gods, we wouldnt call me Master; Im sure youm afraid theys things you dons crystal from a pocket in his robes. It looked every bit as perfect as the last time Lernea had laid eyes upon it; there was a faint cloud of lights dancing in its very heart, casting rays filled with an arcane glow, forming intricate geometrical patterns. Lernea was instantly awestruck and nearly drowned as her mouthful of mead had suddenly found an unseemly route out her nose.</text:p>
      <text:p text:style-name="P3">&lt;/div&gt;</text:p>
      <text:p text:style-name="P3">&lt;div class="Indented"&gt;</text:p>
      <text:p text:style-name="P3">&amp;ldquo;By Skralat want your friends to see this,&amp;rdquo; Sisyphus said shaking his head slightly, a meditating look on his age-worn face. &amp;ldquo;I know you have bonded with them in the fires of battle, but they seem... Strange,&amp;rdquo; he added, the last word rolling in his mouth as if it had an entirely new meaning.</text:p>
      <text:p text:style-name="P3">&lt;/div&gt;</text:p>
      <text:p text:style-name="P3">&lt;div class="Indented"&gt;</text:p>
      <text:p text:style-name="P3">&amp;ldquo;I know the feeling, master, and itt even begin to describe those two,&amp;rdquo; Lernea said with an involuntary smirk. Sisyphus put the crystal on the table and laid his hands on his knees, his gaze wandering at the door of his study, as if peering through it.</text:p>
      <text:p text:style-name="P3">&lt;/div&gt;</text:p>
      <text:p text:style-name="P3">&lt;div class="Indented"&gt;</text:p>
      <text:p text:style-name="P3">&amp;ldquo;It speak for the bunny, but animals arens light might still shine true and bright, but I can feel it on my skin and in my bones; this crystal here is much more than it looks like,&amp;rdquo; he said and furrowed his brow, taking a deep, pensive breath.</text:p>
      <text:p text:style-name="P3">&lt;/div&gt;</text:p>
      <text:p text:style-name="P3">&lt;div class="Indented"&gt;</text:p>
      <text:p text:style-name="P3">&amp;ldquo;I know its mind clashed with her tongue before she could find the word. &amp;ldquo;Hands?&amp;rdquo; Sisyphus suggested and Lernea countered, &amp;ldquo;Hands, claws, tendrils...&amp;rdquo; and shrugged.</text:p>
      <text:p text:style-name="P3">&lt;/div&gt;</text:p>
      <text:p text:style-name="P3">&lt;div class="Indented"&gt;</text:p>
      <text:p text:style-name="P3">&amp;ldquo;These Ygg. They are evil beyond measure, you say?&amp;rdquo;</text:p>
      <text:p text:style-name="P3">&lt;/div&gt;</text:p>
      <text:p text:style-name="P3">&lt;div class="Indented"&gt;</text:p>
      <text:p text:style-name="P3">&amp;ldquo;Skrala would not rest until the last of their kind was but a memory; Svarna would not sleep and she would keep the light of day burning, if only to fend off the darkness of their ways,&amp;rdquo; Lernea said shyly, her face grim and demanding.</text:p>
      <text:p text:style-name="P3">&lt;/div&gt;</text:p>
      <text:p text:style-name="P3">&lt;div class="Indented"&gt;</text:p>
      <text:p text:style-name="P3">&amp;ldquo;Then we need to know what this crystal is exactly. It certainly made me go out there and search for it once my tatar device spotted it. And it did lead me to you.&amp;rdquo;</text:p>
      <text:p text:style-name="P3">&lt;/div&gt;</text:p>
      <text:p text:style-name="P3"><text:soft-page-break/>&lt;div class="Indented"&gt;</text:p>
      <text:p text:style-name="P3">&amp;ldquo;The what?&amp;rdquo; Lernea asked, vaguely reminiscent of some cryptic devices that were always off-limits to her and her sister as children.</text:p>
      <text:p text:style-name="P3">&lt;/div&gt;</text:p>
      <text:p text:style-name="P3">&lt;div class="Indented"&gt;</text:p>
      <text:p text:style-name="P3">&amp;ldquo;The thaumaturgic attunement and radiance device. I thought we had covered its use extensively when I was tutoring you, my queen,&amp;rdquo; Sisyphus said with a rather friendly smile that looked like it could still turn into teacher-gone-mad in a second.</text:p>
      <text:p text:style-name="P3">&lt;/div&gt;</text:p>
      <text:p text:style-name="P3">&lt;div class="Indented"&gt;</text:p>
      <text:p text:style-name="P3">&amp;ldquo;Ah, yes. Well, naturally, of course,&amp;rdquo; Lernea said, feigning that shet you think youre so... Young,&amp;rdquo; she finally said after searching for the word and it sounded a bit peculiar to her as her last word rang back to her ears. It felt so long ago that she and Parcifal were in their place, yet it now seemed to her like another life entirely.</text:p>
      <text:p text:style-name="P3">&lt;/div&gt;</text:p>
      <text:p text:style-name="P3">&lt;div class="Indented"&gt;</text:p>
      <text:p text:style-name="P3">&amp;ldquo;Theyll admit - and their heart is still pure. Itt it been that way with you?&amp;rdquo;</text:p>
      <text:p text:style-name="P3">&lt;/div&gt;</text:p>
      <text:p text:style-name="P3">&lt;div class="Indented"&gt;</text:p>
      <text:p text:style-name="P3">Lernea considered that for a bit. She raised a brow and replied earnestly:</text:p>
      <text:p text:style-name="P3">&lt;/div&gt;</text:p>
      <text:p text:style-name="P3">&lt;div class="Indented"&gt;</text:p>
      <text:p text:style-name="P3">&amp;ldquo;I canm still learning and It even recall I had ever dreamt off. I sometimes shudder to think that I was the Queen of Nomos, even for just one day, and knew so little about everything. It makes me doubtful, uneasy,&amp;rdquo; she said looking troubled. &amp;ldquo;But I plow on, nonetheless. With a little help from Parcifal, and my friends,&amp;rdquo; she said and shrugged, suddenly aware that she hadnd woken up.</text:p>
      <text:p text:style-name="P3">&lt;/div&gt;</text:p>
      <text:p text:style-name="P3">&lt;div class="Indented"&gt;</text:p>
      <text:p text:style-name="P3">&amp;ldquo;Doubtful and uneasy; thatve done a great job, donm sure Parcifalt have to keep pedaling now, do you?&amp;rdquo;</text:p>
      <text:p text:style-name="P3">&lt;/div&gt;</text:p>
      <text:p text:style-name="P3">&lt;div class="Indented"&gt;</text:p>
      <text:p text:style-name="P3">&amp;ldquo;Well it was your turn, wasnt remember!&amp;rdquo; came the muffled answer.</text:p>
      <text:p text:style-name="P3">&lt;/div&gt;</text:p>
      <text:p text:style-name="P3">&lt;div class="Indented"&gt;</text:p>
      <text:p text:style-name="P3">&amp;ldquo;Idiots! Work the extra pedals Damon! It you coming, my lady? Therem typically their host here, arenll send word when Ill volunteer!&amp;rdquo; said Fidias, his voice echoing faintly, before Sisyphus began <text:soft-page-break/>his descent to the basement, closing the hatch behind him and making sure he was heard.</text:p>
      <text:p text:style-name="P3">&lt;/div&gt;</text:p>
      <text:p text:style-name="P3">&lt;div class="Indented"&gt;</text:p>
      <text:p text:style-name="P3">&amp;ldquo;Oh, yout. Pedals! Pedals!&amp;rdquo; he demanded while Lernea closed the door behind her and headed outside, where a cold, sunny afternoon so much like the ones from her childhood seemed to beckon her.</text:p>
      <text:p text:style-name="P3">&lt;/div&gt;</text:p>
      <text:p text:style-name="P3">&lt;div class="Indented"&gt;</text:p>
      <text:p text:style-name="P3">&lt;div class="center"&gt;</text:p>
      <text:p text:style-name="P3">&lt;div class="medskip"&gt; &lt;/div&gt;***&lt;div class="medskip"&gt; &lt;/div&gt;</text:p>
      <text:p text:style-name="P3">&lt;/div&gt;</text:p>
      <text:p text:style-name="P3"/>
      <text:p text:style-name="P3">&lt;/div&gt;</text:p>
      <text:p text:style-name="P3">&lt;div class="Indented"&gt;</text:p>
      <text:p text:style-name="P3">Winceham was craning his neck upwards, trying to fit the whole length of the ship in his field of vision, but that wasnt possible for any of them from that close to see the HLS Magnometriton in its full glory. Judith had been assigned to be their liaison with the ships flagship, but so far, theyt overbearing. The sound of buffeting winds rushed by them from time to time, as the gales were rather strong this high up.</text:p>
      <text:p text:style-name="P3">&lt;/div&gt;</text:p>
      <text:p text:style-name="P3">&lt;div class="Indented"&gt;</text:p>
      <text:p text:style-name="P3">&amp;ldquo;What are those?&amp;rdquo; Ned asked Judith pointing a finger at the strange pellets, more so in order to start up a conversation. Judith breathed deeply before answering with a slight feeling of guilt: &amp;ldquo;I cannot tell you that.&amp;rdquo;</text:p>
      <text:p text:style-name="P3">&lt;/div&gt;</text:p>
      <text:p text:style-name="P3">&lt;div class="Indented"&gt;</text:p>
      <text:p text:style-name="P3">&amp;ldquo;Come on lass, itd have to kill us if you told us,&amp;rdquo; Winceham said in an off-beat way, getting ready to light up his pipe with a local variety he was eager to taste, more doubly so since he had acquired the particular pouch of tobacco by virtue of his trade skills; namely, het about you, Ned. Or us, even. Its getting cold feet, thats at stake here,&amp;rdquo; Parcifal told Judith, in an almost scolding tone. Judithm still an agent of the Human League, sworn and dedicated to serve under its laws and edicts. Is hull, trying to look unassuming.</text:p>
      <text:p text:style-name="P3">&lt;/div&gt;</text:p>
      <text:p text:style-name="P3">&lt;div class="Indented"&gt;</text:p>
      <text:p text:style-name="P3">&amp;ldquo;Yous right. I wish I could answer all your questions, and I wish I could help you more. I sometimes wish I had nothing to do with any of this but for me now, there is no other way. Try to understand; I wish there was time enough and the freedom for me to explain, but I cant make me choose, Ned,&amp;rdquo; she said and looked at the others with a truly sad pair of eyes. &amp;ldquo;Or any of you. My loyalty defines me, its what keeps me going,&amp;rdquo; she added, trying to sound apologetic, in a sense.</text:p>
      <text:p text:style-name="P3"><text:soft-page-break/>&lt;/div&gt;</text:p>
      <text:p text:style-name="P3">&lt;div class="Indented"&gt;</text:p>
      <text:p text:style-name="P3">&amp;ldquo;What if you ever needed our protection?&amp;rdquo; Ned told her rather coldly.</text:p>
      <text:p text:style-name="P3">&lt;/div&gt;</text:p>
      <text:p text:style-name="P3">&lt;div class="Indented"&gt;</text:p>
      <text:p text:style-name="P3">&amp;ldquo;Then I wish yout speak for the others, but I understand a soldiers cap <text:s/>skull and anchor sigil <text:s/>and owned a set of piercing black eyes; by his side, Winceham saw an attache of some kind, a rather short fellow with a face seemingly built for smiling, which was what he was doing even as he reached for the captaint know, sir; its line of business to insult each other. We find it endearing,&amp;rdquo; the captain said and smiled warmly. &amp;ldquo;Of course, rank does have its privileges. Sailors and officers <text:s/>day when anything goes,&amp;rdquo; the captain said in a flat, uninteresting voice. &amp;ldquo;Enough of Naval tradition. I have orders that consider you, Mr. Larkin,&amp;rdquo; the captain continued pointing at Ned with a playful finger, &amp;ldquo;as vice-admiral in-commission, to lead this fleet in victory. Heret heard clearly. Him and Judith were wearing the same look of stunned surprise, except Winceham who was focused on the short, uncannily familiar attache who was making all kinds of funny faces.</text:p>
      <text:p text:style-name="P3">&lt;/div&gt;</text:p>
      <text:p text:style-name="P3">&lt;div class="Indented"&gt;</text:p>
      <text:p text:style-name="P3">&amp;ldquo;The Human League has offered you a war-time, temporary commission as vice-admiral, Mr. Larkin. It would be really rude to question that.&amp;rdquo;</text:p>
      <text:p text:style-name="P3">&lt;/div&gt;</text:p>
      <text:p text:style-name="P3">&lt;div class="Indented"&gt;</text:p>
      <text:p text:style-name="P3">&amp;ldquo;But, on whose authority? I wasnd been doing this for years.</text:p>
      <text:p text:style-name="P3">&lt;/div&gt;</text:p>
      <text:p text:style-name="P3">&lt;div class="Indented"&gt;</text:p>
      <text:p text:style-name="P3">&amp;ldquo;It got a clue about these things!&amp;rdquo; Judith insisted, speaking her mind freely now.</text:p>
      <text:p text:style-name="P3">&lt;/div&gt;</text:p>
      <text:p text:style-name="P3">&lt;div class="Indented"&gt;</text:p>
      <text:p text:style-name="P3">&amp;ldquo;Whats all about following orders. Isns Quagmire, sir. But wes Quagmire once we rendezvous with it. She is to relieve the captain and assume command as soon as possible. Make that in writing as well, if you need to,&amp;rdquo;</text:p>
      <text:p text:style-name="P3">&lt;/div&gt;</text:p>
      <text:p text:style-name="P3">&lt;div class="Indented"&gt;</text:p>
      <text:p text:style-name="P3">&amp;ldquo;Very well, sir,&amp;rdquo; the captain replied, sounding very approving of taking important orders from a complete stranger.</text:p>
      <text:p text:style-name="P3">&lt;/div&gt;</text:p>
      <text:p text:style-name="P3">&lt;div class="Indented"&gt;</text:p>
      <text:p text:style-name="P3">&amp;ldquo;What is this Ned? What do you think youm giving you a chance to <text:soft-page-break/>watch after our backs. It look worried now, do I?&amp;rdquo; Ned said, and licked his lips nervously.</text:p>
      <text:p text:style-name="P3">&lt;/div&gt;</text:p>
      <text:p text:style-name="P3">&lt;div class="Indented"&gt;</text:p>
      <text:p text:style-name="P3">&amp;ldquo;Sir? Will you be boarding the Magnometriton?&amp;rdquo; the captain inquired.</text:p>
      <text:p text:style-name="P3">&lt;/div&gt;</text:p>
      <text:p text:style-name="P3">&lt;div class="Indented"&gt;</text:p>
      <text:p text:style-name="P3">&amp;ldquo;Is there a ship called Mary in the fleet?&amp;rdquo; Ned wondered.</text:p>
      <text:p text:style-name="P3">&lt;/div&gt;</text:p>
      <text:p text:style-name="P3">&lt;div class="Indented"&gt;</text:p>
      <text:p text:style-name="P3">&amp;ldquo;Yes, sir. The HLS &lt;i&gt;Maryland&lt;/i&gt;. Its one of our best scouts.&amp;rdquo;</text:p>
      <text:p text:style-name="P3">&lt;/div&gt;</text:p>
      <text:p text:style-name="P3">&lt;div class="Indented"&gt;</text:p>
      <text:p text:style-name="P3">&amp;ldquo;Is her captain any good?&amp;rdquo; Ned asked captain Elsenior who remained silent for a while, looking for the right combination of words.</text:p>
      <text:p text:style-name="P3">&lt;/div&gt;</text:p>
      <text:p text:style-name="P3">&lt;div class="Indented"&gt;</text:p>
      <text:p text:style-name="P3">&amp;ldquo;To an extend. By certain definitions. He is known to be rather reckless. He does have a history of insubordination. He has lost three spots for promotion; but he has won a number of combat merits.&amp;rdquo;</text:p>
      <text:p text:style-name="P3">&lt;/div&gt;</text:p>
      <text:p text:style-name="P3">&lt;div class="Indented"&gt;</text:p>
      <text:p text:style-name="P3">&amp;ldquo;Insubordination?&amp;rdquo; Ned said thoughtfully before he let a thin grin grow on his face. &amp;ldquo;Excellent choice then. Captain, I believe thatm always open to suggestions.&amp;rdquo;</text:p>
      <text:p text:style-name="P3">&lt;/div&gt;</text:p>
      <text:p text:style-name="P3">&lt;div class="Indented"&gt;</text:p>
      <text:p text:style-name="P3">&amp;ldquo;You might want to cuss more around the crew. Makes them feel everythingve seen this fella before,&amp;rdquo; Winceham said while Judith looked at Ned with a deeply furrowed brow, hands crossed against her chest irately.</text:p>
      <text:p text:style-name="P3">&lt;/div&gt;</text:p>
      <text:p text:style-name="P3">&lt;div class="Indented"&gt;</text:p>
      <text:p text:style-name="P3">&amp;ldquo;You cant some game,&amp;rdquo; she said sounding deadly serious.</text:p>
      <text:p text:style-name="P3">&lt;/div&gt;</text:p>
      <text:p text:style-name="P3">&lt;div class="Indented"&gt;</text:p>
      <text:p text:style-name="P3">&amp;ldquo;I take matters very seriously. I am, after all, the vice-admiral.&amp;rdquo;</text:p>
      <text:p text:style-name="P3">&lt;/div&gt;</text:p>
      <text:p text:style-name="P3">&lt;div class="Indented"&gt;</text:p>
      <text:p text:style-name="P3">&amp;ldquo;I donll be lucky if this just doesnt you worry about yourself first. You seem to be good at that,&amp;rdquo; Ned said with evident disdain.</text:p>
      <text:p text:style-name="P3">&lt;/div&gt;</text:p>
      <text:p text:style-name="P3"><text:soft-page-break/>&lt;div class="Indented"&gt;</text:p>
      <text:p text:style-name="P3">&amp;ldquo;Is this something personal? Youre acting all high and mighty all of a sudden,&amp;rdquo; Judith said, looking sincerely worried.</text:p>
      <text:p text:style-name="P3">&lt;/div&gt;</text:p>
      <text:p text:style-name="P3">&lt;div class="Indented"&gt;</text:p>
      <text:p text:style-name="P3">&amp;ldquo;Is that a problem?&amp;rdquo; Ned asked flatly.</text:p>
      <text:p text:style-name="P3">&lt;/div&gt;</text:p>
      <text:p text:style-name="P3">&lt;div class="Indented"&gt;</text:p>
      <text:p text:style-name="P3">&amp;ldquo;Does it matter if I think of this as one?&amp;rdquo;</text:p>
      <text:p text:style-name="P3">&lt;/div&gt;</text:p>
      <text:p text:style-name="P3">&lt;div class="Indented"&gt;</text:p>
      <text:p text:style-name="P3">&amp;ldquo;No. You have your orders. Take the Bellerophons all you need to know for now,&amp;rdquo; Ned said and Judith simply shot him a wild-eyed look and went up the wooden plank stairs to the Magnometriton amidst a heavy, hurt silence. Parcifal was looking at her, wearing an earnest look of bewildered confusion. She leaned on Nedt got the slightest idea,&amp;rdquo; Ned admitted freely.</text:p>
      <text:p text:style-name="P3">&lt;/div&gt;</text:p>
      <text:p text:style-name="P3">&lt;div class="Indented"&gt;</text:p>
      <text:p text:style-name="P3">&amp;ldquo;It was all an act?&amp;rdquo;</text:p>
      <text:p text:style-name="P3">&lt;/div&gt;</text:p>
      <text:p text:style-name="P3">&lt;div class="Indented"&gt;</text:p>
      <text:p text:style-name="P3">Ned shrugged and nodded, sighing.</text:p>
      <text:p text:style-name="P3">&lt;/div&gt;</text:p>
      <text:p text:style-name="P3">&lt;div class="Indented"&gt;</text:p>
      <text:p text:style-name="P3">&amp;ldquo;Pretty convincing. Youre not telling jokes.&amp;rdquo;</text:p>
      <text:p text:style-name="P3">&lt;/div&gt;</text:p>
      <text:p text:style-name="P3">&lt;div class="Indented"&gt;</text:p>
      <text:p text:style-name="P3">&amp;ldquo;Itre entrusting you with a whole fleet of ships? Dons going on, therell be safer in that big ship. And if she really means it, sheve really thought this through, havent remember if wes fuzzy,&amp;rdquo; Winceham said mostly to himself.</text:p>
      <text:p text:style-name="P3">&lt;/div&gt;</text:p>
      <text:p text:style-name="P3">&lt;div class="Indented"&gt;</text:p>
      <text:p text:style-name="P3">&amp;ldquo;What are you talking about?&amp;rdquo;</text:p>
      <text:p text:style-name="P3">&lt;/div&gt;</text:p>
      <text:p text:style-name="P3">&lt;div class="Indented"&gt;</text:p>
      <text:p text:style-name="P3">&amp;ldquo;That short fella,&amp;rdquo; Winceham replied.</text:p>
      <text:p text:style-name="P3">&lt;/div&gt;</text:p>
      <text:p text:style-name="P3">&lt;div class="Indented"&gt;</text:p>
      <text:p text:style-name="P3">&amp;ldquo;What short fellow?&amp;rdquo; Ned asked again.</text:p>
      <text:p text:style-name="P3">&lt;/div&gt;</text:p>
      <text:p text:style-name="P3">&lt;div class="Indented"&gt;</text:p>
      <text:p text:style-name="P3">&amp;ldquo;That captaint I been definitive about being a smart-ass, Fidias? Triple chores for you tomorrow. That involves fetching water from the leaf-spring.&amp;rdquo;</text:p>
      <text:p text:style-name="P3"><text:soft-page-break/>&lt;/div&gt;</text:p>
      <text:p text:style-name="P3">&lt;div class="Indented"&gt;</text:p>
      <text:p text:style-name="P3">&amp;ldquo;Thatt slow down, not now!&amp;rdquo; Sisyphus urged the two boys and Fidias groaned, pedaling back up to speed. The flickering stopped and the machine resumed its normal, still unsettling noises.</text:p>
      <text:p text:style-name="P3">&lt;/div&gt;</text:p>
      <text:p text:style-name="P3">&lt;div class="Indented"&gt;</text:p>
      <text:p text:style-name="P3">&amp;ldquo;If that seems to be the case, then... By the Gods, I need to write this down. Keep pedaling!&amp;rdquo;</text:p>
      <text:p text:style-name="P3">&lt;/div&gt;</text:p>
      <text:p text:style-name="P3">&lt;div class="Indented"&gt;</text:p>
      <text:p text:style-name="P3">&amp;ldquo;We know!&amp;rdquo; Fidias groaned again, his voice brooding from the physical effort, only to elicit Damons head. Master Sisyphus was engrossed in finding a clean piece of scroll and a pen in what undoubtedly was a mess of a laboratory; pieces of equipment were lying about in various states of working order, ranging from nuts and bolts to full-blown monstrosities ready to go if one dared to use them. Still though, a simple writing apparatus complete with paper and ink wasns lists and thingamajigs.</text:p>
      <text:p text:style-name="P3">&lt;/div&gt;</text:p>
      <text:p text:style-name="P3">&lt;div class="Indented"&gt;</text:p>
      <text:p text:style-name="P3">&amp;ldquo;Will someone get me a pen and a piece of paper? A scroll? Anything, at all?&amp;rdquo; Sisyphus shouted.</text:p>
      <text:p text:style-name="P3">&lt;/div&gt;</text:p>
      <text:p text:style-name="P3">&lt;div class="Indented"&gt;</text:p>
      <text:p text:style-name="P3">&amp;ldquo;But were most needed?&amp;rdquo; Sisyphus wondered and shuffled at various desks and shelves at random. Before long, he found a suitable piece of scroll that had only been used in the most rudimentary way; an old shopping list with enough room in the back. He picked up a jarred piece of a broken glass tube, very much like a sharp-tipped pen, and dipped it in a nearby pool of spilt, always-wet ink.</text:p>
      <text:p text:style-name="P3">&lt;/div&gt;</text:p>
      <text:p text:style-name="P3">&lt;div class="Indented"&gt;</text:p>
      <text:p text:style-name="P3">&amp;ldquo;It will have to do. This could prove the greatest discovery ever!&amp;rdquo; he intoned momentously.</text:p>
      <text:p text:style-name="P3">&lt;/div&gt;</text:p>
      <text:p text:style-name="P3">&lt;div class="Indented"&gt;</text:p>
      <text:p text:style-name="P3">&amp;ldquo;Could you hurry up, master? I canm burning up inside. I think It we discussed the merits of perseverance, Damon?&amp;rdquo; Master Sisyphus said even as a terrible cracking noise thundered above them, followed by a series of thuds and howls. It sounded like a whirlwind had ripped the roof of the house in a violent, sudden turmoil. Sisyphus looked up, as if the noise was unsettling only in the way a pesky rat might be.</text:p>
      <text:p text:style-name="P3">&lt;/div&gt;</text:p>
      <text:p text:style-name="P3">&lt;div class="Indented"&gt;</text:p>
      <text:p text:style-name="P3">&amp;ldquo;Boys, how do you feel about some extra points in combat <text:soft-page-break/>orientation?&amp;rdquo; Sisyphus asked, looking at the wooden floor above them with a sense of impending danger.</text:p>
      <text:p text:style-name="P3">&lt;/div&gt;</text:p>
      <text:p text:style-name="P3">&lt;div class="Indented"&gt;</text:p>
      <text:p text:style-name="P3">&amp;ldquo;Wem afraid thatd been hit, but it didnd been stung. The next moment, their heads exploded like a toad on a hot summert supposed to happen,&amp;rdquo; Sisyphus said puzzled, while the boys reappeared from the weapon rack, each armed with a wooden training pole-arm easily three times as tall as them. Lernea popped her head through the flooring, milky white blood stuff dripping from her dangling hair.</text:p>
      <text:p text:style-name="P3">&lt;/div&gt;</text:p>
      <text:p text:style-name="P3">&lt;div class="Indented"&gt;</text:p>
      <text:p text:style-name="P3">&amp;ldquo;Master, we need to move. Right now,&amp;rdquo; she said urgently while behind her Bo flew past in an amazing flying leap, shooting fireballs that left a sizzling sound long after theyt ready,&amp;rdquo; Damon countered in a confused fashion.</text:p>
      <text:p text:style-name="P3">&lt;/div&gt;</text:p>
      <text:p text:style-name="P3">&lt;div class="Indented"&gt;</text:p>
      <text:p text:style-name="P3">&amp;ldquo;Ready or not, yout suppose this is just another elaborate test?&amp;rdquo; Fidias said, as they too climbed the creaky staircase, wielding the pole-arms in a cumbersome manner, very much like fishing poles. What they saw at ground floor, left them speechless.</text:p>
      <text:p text:style-name="P3">&lt;/div&gt;</text:p>
      <text:p text:style-name="P3">&lt;div class="Indented"&gt;</text:p>
      <text:p text:style-name="P3">The roof of the house had been ripped apart, as if shaved off. The walls had mostly turned into rough patches of still standing wood and bodies of the same hideous black-and-blue monsters that had attacked them lay everywhere.</text:p>
      <text:p text:style-name="P3">&lt;/div&gt;</text:p>
      <text:p text:style-name="P3">&lt;div class="Indented"&gt;</text:p>
      <text:p text:style-name="P3">The bunny that had only barely singed a couple of locks off their hair, was hopping about, letting go fire-bolts with dead-eye accuracy at the ranks of the approaching, abyssal foe that the boys had only believed existed in sweat-breaking nightmares, of the sort you really canm not sure we can take all of them head on,&amp;rdquo; Lernea said and let fly an arrow at nearly point blank range right in the head of a flying Ygg who was very mute about its death.</text:p>
      <text:p text:style-name="P3">&lt;/div&gt;</text:p>
      <text:p text:style-name="P3">&lt;div class="Indented"&gt;</text:p>
      <text:p text:style-name="P3">&amp;ldquo;Excellent tactical analysis, my queen. But on the strategic side, if those Ygg were already here, lying in wait... That only meant they were waiting for you, and that crystal,&amp;rdquo; Sisyphus told her as he stood by her side, reloading his crossbow with spare bolts from a cupboard-turned-armory.</text:p>
      <text:p text:style-name="P3">&lt;/div&gt;</text:p>
      <text:p text:style-name="P3">&lt;div class="Indented"&gt;</text:p>
      <text:p text:style-name="P3"><text:soft-page-break/>&amp;ldquo;What did you find out?&amp;rdquo; Lernea replied as she nocked another arrow in her bow, waiting for a good target to approach them. Bo was having a blast, literally, but she was too busy turning Ygg into crispy stumps to even send a thought on the matter.</text:p>
      <text:p text:style-name="P3">&lt;/div&gt;</text:p>
      <text:p text:style-name="P3">&lt;div class="Indented"&gt;</text:p>
      <text:p text:style-name="P3">&amp;ldquo;Their father,&amp;rdquo; Sisyphus said nodding at Theo and Bo, &amp;ldquo;hes even more important, hes that? WhatRhot make us clean this up,&amp;rdquo; Damon said under his breath before Theo collapsed on the floor with a dull thud.</text:p>
      <text:p text:style-name="P3">&lt;/div&gt;</text:p>
      <text:p text:style-name="P3">&lt;div class="Indented"&gt;</text:p>
      <text:p text:style-name="P3">&amp;ldquo;Is it over yet?&amp;rdquo; Fidias was heard then and seeing his masterd asked the wrong kind of question again.</text:p>
      <text:p text:style-name="P3">&lt;/div&gt;</text:p>
      <text:p text:style-name="P3">&lt;div class="Indented"&gt;</text:p>
      <text:p text:style-name="P3">&lt;div class="center"&gt;</text:p>
      <text:p text:style-name="P3">&lt;div class="medskip"&gt; &lt;/div&gt;***&lt;div class="medskip"&gt; &lt;/div&gt;</text:p>
      <text:p text:style-name="P3">&lt;/div&gt;</text:p>
      <text:p text:style-name="P3"/>
      <text:p text:style-name="P3">&lt;/div&gt;</text:p>
      <text:p text:style-name="P3">&lt;div class="Indented"&gt;</text:p>
      <text:p text:style-name="P3">&amp;ldquo;The rest of the fleet should be arriving in the vicinity of Laertia within the hour, Mr. Larkin. Shall I signal the Magnometriton?&amp;rdquo; the short, thick-set captain of the HLS &lt;i&gt;Maryland&lt;/i&gt; asked Ned, eagerly waiting for a reply. Ned was surveying the starry landscape with an intricate eye-piece that only served to make the distant stars a tad less brighter. Nothing remotely strange registered; instead, the world of Laertia rotated slowly, filling most of the star-scape with its blue, white and green hues. </text:p>
      <text:p text:style-name="P3">&lt;/div&gt;</text:p>
      <text:p text:style-name="P3">&lt;div class="Indented"&gt;</text:p>
      <text:p text:style-name="P3">&amp;ldquo;Not yet, captain. I dons just that Ire running low on beer, sir, and as any half-competent sailor will tell you, that could prove to be troublesome. A beer-disgruntled crew is no laughing matter; Is very little crew involved. In fact,&amp;rdquo; Ned said, not having realised the captain was gone. He then nodded at Winceham who was shooting craps with a small gang of sailors under the main mast of the Maryland and added, &amp;ldquo;theret suppose its diminutive, halfuin-standard size. He gave Winceham a very haunting look that more than implied bad things were just waiting to happen, but Winceham continued unfazed.</text:p>
      <text:p text:style-name="P3">&lt;/div&gt;</text:p>
      <text:p text:style-name="P3">&lt;div class="Indented"&gt;</text:p>
      <text:p text:style-name="P3">&amp;ldquo;Bets? Anyone? No?&amp;rdquo; he asked around, more comfortable-looking than a pig rolling in mud. He received no reply and just as he was ready to pick up the small pile of coins resting on the shipt.&amp;rdquo;</text:p>
      <text:p text:style-name="P3"><text:soft-page-break/>&lt;/div&gt;</text:p>
      <text:p text:style-name="P3">&lt;div class="Indented"&gt;</text:p>
      <text:p text:style-name="P3">Winceham cocked his head sideways and looked at him the way kids look at obnoxious neighbors. &amp;ldquo;These are my winnings. You know what winnings are, donre a thief,&amp;rdquo; said one of the other sailors through gritted teeth.</text:p>
      <text:p text:style-name="P3">&lt;/div&gt;</text:p>
      <text:p text:style-name="P3">&lt;div class="Indented"&gt;</text:p>
      <text:p text:style-name="P3">Winceham laughed a polite little laugh before making a gesture with his hand, implying that was no secret to anyone.</text:p>
      <text:p text:style-name="P3">&lt;/div&gt;</text:p>
      <text:p text:style-name="P3">&lt;div class="Indented"&gt;</text:p>
      <text:p text:style-name="P3">&amp;ldquo;And a liar,&amp;rdquo; another sailor added with some more bravado.</text:p>
      <text:p text:style-name="P3">&lt;/div&gt;</text:p>
      <text:p text:style-name="P3">&lt;div class="Indented"&gt;</text:p>
      <text:p text:style-name="P3">&amp;ldquo;Now I wonm a gentleman and I demand that honor be satisfied,&amp;rdquo; Winceham said in a passionate voice even as he began sweeping the coins with the cup of his hand off the ships pay, which amounts to about a quarter of their drinking money. Which was a lot.</text:p>
      <text:p text:style-name="P3">&lt;/div&gt;</text:p>
      <text:p text:style-name="P3">&lt;div class="Indented"&gt;</text:p>
      <text:p text:style-name="P3">One of them took the dice into his hand for the first time since Winceham started shooting, and felt them in his hands. Then he held one up and turned it round and round; they looked like perfectly ordinary dice. He shot one down on the deck, letting it roll freely; the dice hopped and spun, and fumbled and sat in one of its faces with a seriously ponderous wobble. The face was adorned with the crude drawing of an anchor.</text:p>
      <text:p text:style-name="P3">&lt;/div&gt;</text:p>
      <text:p text:style-name="P3">&lt;div class="Indented"&gt;</text:p>
      <text:p text:style-name="P3">&amp;ldquo;Anchor. Again,&amp;rdquo; he said and looked at Winceham, through angry, red-shot eyes.</text:p>
      <text:p text:style-name="P3">&lt;/div&gt;</text:p>
      <text:p text:style-name="P3">&lt;div class="Indented"&gt;</text:p>
      <text:p text:style-name="P3">&amp;ldquo;I wouldns that mean? Someone like me?&amp;rdquo; the sailor asked.</text:p>
      <text:p text:style-name="P3">&lt;/div&gt;</text:p>
      <text:p text:style-name="P3">&lt;div class="Indented"&gt;</text:p>
      <text:p text:style-name="P3">&amp;ldquo;A sailor?&amp;rdquo; Winceham replied, acting like an innocent git who was only happening to pass by.</text:p>
      <text:p text:style-name="P3">&lt;/div&gt;</text:p>
      <text:p text:style-name="P3">&lt;div class="Indented"&gt;</text:p>
      <text:p text:style-name="P3">&amp;ldquo;You playinm sure we pain, shorty lad,&amp;rdquo; the tall muscle-bound sailor said and grabbed Winceham by his leather jacket, and whisked him into the air with just one hand. Winceham looked down upon the tall sailor and the rest of the men who nodded approvingly to what their idea of justice looked like.</text:p>
      <text:p text:style-name="P3">&lt;/div&gt;</text:p>
      <text:p text:style-name="P3"><text:soft-page-break/>&lt;div class="Indented"&gt;</text:p>
      <text:p text:style-name="P3">&amp;ldquo;Now, lets a genie? Is it some kind of cod?&amp;rdquo; a sailor asked, quite possibly in the hopes of getting a free lunch.</text:p>
      <text:p text:style-name="P3">&lt;/div&gt;</text:p>
      <text:p text:style-name="P3">&lt;div class="Indented"&gt;</text:p>
      <text:p text:style-name="P3">&amp;ldquo;No, its stupid,&amp;rdquo; someone else said and the others agreed heartily, nodding in mumbling unison. &amp;ldquo;Where would we pee then?&amp;rdquo; someone intoned.</text:p>
      <text:p text:style-name="P3">&lt;/div&gt;</text:p>
      <text:p text:style-name="P3">&lt;div class="Indented"&gt;</text:p>
      <text:p text:style-name="P3">&amp;ldquo;Or take a dump? Think ove heard that one before,&amp;rdquo; Ned said to himself mostly and another sailor, the eldest of the crew, the one who had misheard earlier, did so again: &amp;ldquo;Rump, did you say? Wotm not kind enough,&amp;rdquo; the tall sailor said grinning. Winceham replied after weighing in his options for a moment: &amp;ldquo;Thats jaw. Instead, he missed and his boot connected with the sailors a free-for-all!&amp;rdquo;</text:p>
      <text:p text:style-name="P3">&lt;/div&gt;</text:p>
      <text:p text:style-name="P3">&lt;div class="Indented"&gt;</text:p>
      <text:p text:style-name="P3">Fists began flying and various instruments of seamanship found a new use as bruising, head-crushing implements. Stools and pegs were in good supply and eagerly used as well. Ned hadns my money now!&amp;rdquo;</text:p>
      <text:p text:style-name="P3">&lt;/div&gt;</text:p>
      <text:p text:style-name="P3">&lt;div class="Indented"&gt;</text:p>
      <text:p text:style-name="P3">The rest of Wincehams growls. He was well into the fight, and Ned knew that the captain of the HLS &lt;i&gt;Maryland&lt;/i&gt; should be taking things into his hands sooner rather than later; unfortunately he discovered the captain was ostentatiously drunk, trying to steer the ship by using a strange mechanism that included a dead fish and one of those dangerous-looking, multicolored cannonballs. He was experiencing difficulties keeping the dead fish level on the rolling cannonball.</text:p>
      <text:p text:style-name="P3">&lt;/div&gt;</text:p>
      <text:p text:style-name="P3">&lt;div class="Indented"&gt;</text:p>
      <text:p text:style-name="P3">&amp;ldquo;What the hell happened to rigor mortis, eh? Bloody useless fish. Throwm afraid not, Mr. Peelpot. Im flattered, but I wouldnll be gentle. Come hither, tisre under fire and on a collision course with a big black &amp;rdquo; Ned urged him, but the captain put a finger to his lips before having a chance to explain the situation.</text:p>
      <text:p text:style-name="P3">&lt;/div&gt;</text:p>
      <text:p text:style-name="P3">&lt;div class="Indented"&gt;</text:p>
      <text:p text:style-name="P3">&amp;ldquo;Say nothing more!&amp;rdquo; Captain Peelpot yelled as if waking up from a terrible nightmare, demonstrating surprising clarity and brio. &amp;ldquo;Mr. Peppersplotch, man the C-taser turret! Mr. Roolgoolie, give me maximum sailing speed and Mr. Wooldredge, will you put the halfuin down? Hell lose her!&amp;rdquo;</text:p>
      <text:p text:style-name="P3">&lt;/div&gt;</text:p>
      <text:p text:style-name="P3"><text:soft-page-break/>&lt;div class="Indented"&gt;</text:p>
      <text:p text:style-name="P3">&amp;ldquo;Thats admirable Captain but letm coming for you, Melissa! Full speed ahead, bear down all guns on that piece of flying rock!&amp;rdquo;</text:p>
      <text:p text:style-name="P3">&lt;/div&gt;</text:p>
      <text:p text:style-name="P3">&lt;div class="Indented"&gt;</text:p>
      <text:p text:style-name="P3">&amp;ldquo;Are you sure this is a good idea?&amp;rdquo; Ned suggested, feverishly trying to find a way out of an almost certainly oblivious turn of events.</text:p>
      <text:p text:style-name="P3">&lt;/div&gt;</text:p>
      <text:p text:style-name="P3">&lt;div class="Indented"&gt;</text:p>
      <text:p text:style-name="P3">&amp;ldquo;Of course not! If we we were sure, we wouldnm not running away,&amp;rdquo; Ned murmured to himself, clutching the hem tightly, even as he heard Winceham complaining coarsely, still searching for his pipe: &amp;ldquo;How can anyone have a decent smoke in peace around here?&amp;rdquo;</text:p>
      <text:p text:style-name="P3">&lt;/div&gt;</text:p>
      <text:p text:style-name="P3">&lt;div class="Indented"&gt;</text:p>
      <text:p text:style-name="P3">&lt;div class="center"&gt;</text:p>
      <text:p text:style-name="P3">&lt;div class="defskip"&gt; &lt;/div&gt;***&lt;div class="defskip"&gt; &lt;/div&gt;</text:p>
      <text:p text:style-name="P3">&lt;/div&gt;</text:p>
      <text:p text:style-name="P3"/>
      <text:p text:style-name="P3">&lt;/div&gt;</text:p>
      <text:p text:style-name="P3">&lt;div class="Indented"&gt;</text:p>
      <text:p text:style-name="P3">The mess theyd lit her eyes up just so that there was enough light for them not to trip badly or fall into a suddenly wide, gaping, deep chasm. They could feel the gentle, soft-spoken wind touch their skin from time to time, but still the caves seemed to go on forever. Only Sisyphus directions kept them going without getting utterly lost.</text:p>
      <text:p text:style-name="P3">&lt;/div&gt;</text:p>
      <text:p text:style-name="P3">&lt;div class="Indented"&gt;</text:p>
      <text:p text:style-name="P3">&amp;ldquo;What about traps? There could be traps lying around,&amp;rdquo; Theo whispered with a hiss. Master Sisyphus answered, as if lecturing one of his apprentices: &amp;ldquo;These old mines had been used for safeguarding thousands of refugees back in the Warm Age. No-one but sages and the odd adventurer ever roamed these tunnels again since then.&amp;rdquo;</text:p>
      <text:p text:style-name="P3">&lt;/div&gt;</text:p>
      <text:p text:style-name="P3">&lt;div class="Indented"&gt;</text:p>
      <text:p text:style-name="P3">&amp;ldquo;What if they set traps?&amp;rdquo; Theo insisted, sounding rather concerned about it.</text:p>
      <text:p text:style-name="P3">&lt;/div&gt;</text:p>
      <text:p text:style-name="P3">&lt;div class="Indented"&gt;</text:p>
      <text:p text:style-name="P3">&amp;ldquo;I thought elves can detect traps. Its laughter.</text:p>
      <text:p text:style-name="P3">&lt;/div&gt;</text:p>
      <text:p text:style-name="P3">&lt;div class="Indented"&gt;</text:p>
      <text:p text:style-name="P3">&amp;ldquo;Next thing I hear, they can see dead people as well,&amp;rdquo; she said grinning in the dark.</text:p>
      <text:p text:style-name="P3"><text:soft-page-break/>&lt;/div&gt;</text:p>
      <text:p text:style-name="P3">&lt;div class="Indented"&gt;</text:p>
      <text:p text:style-name="P3">&amp;ldquo;Well, cant you see dead people? Like the mariners in the ship?&amp;rdquo; Theo said in all seriousness.</text:p>
      <text:p text:style-name="P3">&lt;/div&gt;</text:p>
      <text:p text:style-name="P3">&lt;div class="Indented"&gt;</text:p>
      <text:p text:style-name="P3">&amp;ldquo;Those were phantom constructs. They came with the ship, actually,&amp;rdquo; Master Sisyphus said with a gruff undertone.</text:p>
      <text:p text:style-name="P3">&lt;/div&gt;</text:p>
      <text:p text:style-name="P3">&lt;div class="Indented"&gt;</text:p>
      <text:p text:style-name="P3">&amp;ldquo;In any case, even if we can detect traps, I wouldnre not supposed to look for them, they just spring to mind, if youre talking to the bunny, arent exactly restless but they could be heard whispering idly from time to time. Invariably, Master Sisyphus turned and gave them a look, which somehow penetrated the nearly complete darkness and made the boys fall silent once more. There was even the hint of a shudder when they realised there would be serious reprisals when the proper time came.</text:p>
      <text:p text:style-name="P3">&lt;/div&gt;</text:p>
      <text:p text:style-name="P3">&lt;div class="Indented"&gt;</text:p>
      <text:p text:style-name="P3">&amp;ldquo;Wem sure,&amp;rdquo; Sisyphus said and poked the ceiling with his staff to emphasize. &amp;ldquo;This is old, nay, ancient rock. Its eyes made them freeze in place, holding their breaths. Everywhere around the caves court, there were strange, egg-like things clinging on to the rock and dirt like outrageously oversized clams. Even in the stony pillars that held the ceiling, interspersed around the cave, these odd eggs lay, scaly and silvery, fish-like in appearance, yet trembling and pulsating like living things should.</text:p>
      <text:p text:style-name="P3">&lt;/div&gt;</text:p>
      <text:p text:style-name="P3">&lt;div class="Indented"&gt;</text:p>
      <text:p text:style-name="P3">&amp;ldquo;By Skrala, what are these things?&amp;rdquo; Lernea asked noone in particular with a hushed voice.</text:p>
      <text:p text:style-name="P3">&lt;/div&gt;</text:p>
      <text:p text:style-name="P3">&lt;div class="Indented"&gt;</text:p>
      <text:p text:style-name="P3">&amp;ldquo;They look like eggs of some sort,&amp;rdquo; Theo noted and nodded enthusiastically to himself, as if biology and the sciences were suddenly a particular priority.</text:p>
      <text:p text:style-name="P3">&lt;/div&gt;</text:p>
      <text:p text:style-name="P3">&lt;div class="Indented"&gt;</text:p>
      <text:p text:style-name="P3">&amp;ldquo;An infestation. A hatchery of some sort. This is not natural, it is the Yggs the plug, that circular plate of metal over there,&amp;rdquo; he said and pointed with his staff to a manhole cover, jutting out of the ceiling at the end of a wide cast metal pipe a few yards away. &amp;ldquo;We need to get to the Walled Garden. It is where the so-called monument is being constructed. Does everyone remember the layout? We need to move like shadows. If things get out of hand and wet where they were supposed <text:soft-page-break/>to be. A quick look around the cave unveiled their whereabouts; they were poking a couple of the eggs with their daggers, giggling and toying with each other, as if the eggs were just one of many curious toys.</text:p>
      <text:p text:style-name="P3">&lt;/div&gt;</text:p>
      <text:p text:style-name="P3">&lt;div class="Indented"&gt;</text:p>
      <text:p text:style-name="P3">&amp;ldquo;Blasted furnaces!&amp;rdquo; Sisyphus shouted, his voiced raised to an echoing din. The boys froze, realizing theys strange, isns spines.</text:p>
      <text:p text:style-name="P3">&lt;/div&gt;</text:p>
      <text:p text:style-name="P3">&lt;div class="Indented"&gt;</text:p>
      <text:p text:style-name="P3">&amp;ldquo;Youre dead! Move!&amp;rdquo; Sisyphus said and the boys sprung into a running spree, like a pile of hot coals was shoved down their backsides. At the same moment, the eggs opened up fully, each one revealing a tentacled larva the size of a large rat, arrayed in dark, glistening scales, hundreds of pseudo-pods writhing under their carapace as they emerged and began crawling around the floor and the walls of the cave, menacingly drawn to the party.</text:p>
      <text:p text:style-name="P3">&lt;/div&gt;</text:p>
      <text:p text:style-name="P3">&lt;div class="Indented"&gt;</text:p>
      <text:p text:style-name="P3">&amp;ldquo;Quickly! Theo, stand under the plug! Were the tallest! It only makes sense!&amp;rdquo; Lernea said and shot an arrow, piercing a few of the hatchlings in one go, their tentacles writhing in a frenzy before dying out and falling limp soon afterwards. The rest came for them, as if having just woken up and feeling like going for a stroll.</text:p>
      <text:p text:style-name="P3">&lt;/div&gt;</text:p>
      <text:p text:style-name="P3">&lt;div class="Indented"&gt;</text:p>
      <text:p text:style-name="P3">&amp;ldquo;What about a rope?&amp;rdquo; Theo suggested even as Bot flying fast enough as the hatchlings approached with an unwelcome, writhing certainty.</text:p>
      <text:p text:style-name="P3">&lt;/div&gt;</text:p>
      <text:p text:style-name="P3">&lt;div class="Indented"&gt;</text:p>
      <text:p text:style-name="P3">&amp;ldquo;Be careful with that!&amp;rdquo; Theo said even as Bo hopped around stylishly, seemingly having loads of fun spouting fiery death and turning the Ygg hatchlings into a crispy mass of ugly dead vermin.</text:p>
      <text:p text:style-name="P3">&lt;/div&gt;</text:p>
      <text:p text:style-name="P3">&lt;div class="Indented"&gt;</text:p>
      <text:p text:style-name="P3">&amp;ldquo;Yous floor like monstrous droppings.</text:p>
      <text:p text:style-name="P3">&lt;/div&gt;</text:p>
      <text:p text:style-name="P3">&lt;div class="Indented"&gt;</text:p>
      <text:p text:style-name="P3">&amp;ldquo;Well, I havent know how to help now would I? Whats shoulders for a moment before he found some handles to hold on to inside the pipe. The next instant, he disappeared inside it fully as he pulled himself up.</text:p>
      <text:p text:style-name="P3">&lt;/div&gt;</text:p>
      <text:p text:style-name="P3">&lt;div class="Indented"&gt;</text:p>
      <text:p text:style-name="P3">&amp;ldquo;Get them off me!&amp;rdquo; Fidias shouted as one of the hatchlings had grabbed on to him, writhing its way up on to his shoulders. An arrow flew past his ear piercing the minutely-sized horror, felling it onto <text:soft-page-break/>the floor.</text:p>
      <text:p text:style-name="P3">&lt;/div&gt;</text:p>
      <text:p text:style-name="P3">&lt;div class="Indented"&gt;</text:p>
      <text:p text:style-name="P3">&amp;ldquo;Hurry, you idiots!&amp;rdquo; Sisyphust have any rope, master!&amp;rdquo; Damon replied, looking confused and arguably scared.</text:p>
      <text:p text:style-name="P3">&lt;/div&gt;</text:p>
      <text:p text:style-name="P3">&lt;div class="Indented"&gt;</text:p>
      <text:p text:style-name="P3">&amp;ldquo;Not you! The elf!&amp;rdquo;</text:p>
      <text:p text:style-name="P3">&lt;/div&gt;</text:p>
      <text:p text:style-name="P3">&lt;div class="Indented"&gt;</text:p>
      <text:p text:style-name="P3">&amp;ldquo;Me? I dons back as fast as possible. The ring of hatchlings around the party was growing menacingly narrow, only a few feet of clear ground between Theo and the writhing mass of what looked like newborn Ygg.</text:p>
      <text:p text:style-name="P3">&lt;/div&gt;</text:p>
      <text:p text:style-name="P3">&lt;div class="Indented"&gt;</text:p>
      <text:p text:style-name="P3">&amp;ldquo;What if they hands, hanging upside down. Master Sisyphus was holding on to her legs, using his body as a counterweight, his feet propped against the lip of the manhole pipe. The boys extended their hands and Lernea caught onto them, pulling them up slowly with her arms, grunting from the effort.</text:p>
      <text:p text:style-name="P3">&lt;/div&gt;</text:p>
      <text:p text:style-name="P3">&lt;div class="Indented"&gt;</text:p>
      <text:p text:style-name="P3">&amp;ldquo;What have you been feeding these kids?&amp;rdquo; she exclaimed through gritted teeth, while Master Sisyphus replied in earnest &amp;ldquo;They just keep getting into the pantry at nights!&amp;rdquo;</text:p>
      <text:p text:style-name="P3">&lt;/div&gt;</text:p>
      <text:p text:style-name="P3">&lt;div class="Indented"&gt;</text:p>
      <text:p text:style-name="P3">&amp;ldquo;It wasns bed, panting.</text:p>
      <text:p text:style-name="P3">&lt;/div&gt;</text:p>
      <text:p text:style-name="P3">&lt;div class="Indented"&gt;</text:p>
      <text:p text:style-name="P3">&amp;ldquo;Cats? You have been feeding cats from the pantry? Havens head and into the pipe, easily reaching the cistern proper.</text:p>
      <text:p text:style-name="P3">&lt;/div&gt;</text:p>
      <text:p text:style-name="P3">&lt;div class="Indented"&gt;</text:p>
      <text:p text:style-name="P3">&amp;ldquo;Hurry, brother!&amp;rdquo; she sent to him and Theo raised his hands but he couldnt reach you,&amp;rdquo; Theo protested. &amp;ldquo;By Svarnas. With a strained effort she pulled him slightly upwards, before he could put one hand on a handle and feel his way up. Bo took care of the hatchlings with small pulses of fire shooting forth from her eyes, burning them to a crisp one by one without even singing Theos bed, hatchling-free. Right behind him, a couple or so hatchlings crawled their way up, hundreds or so following right behind them.</text:p>
      <text:p text:style-name="P3">&lt;/div&gt;</text:p>
      <text:p text:style-name="P3">&lt;div class="Indented"&gt;</text:p>
      <text:p text:style-name="P3">&amp;ldquo;The manhole cover! The plug!&amp;rdquo; Lernea said alarmingly, <text:soft-page-break/>pointing at the gaping manhole.</text:p>
      <text:p text:style-name="P3">&lt;/div&gt;</text:p>
      <text:p text:style-name="P3">&lt;div class="Indented"&gt;</text:p>
      <text:p text:style-name="P3">&amp;ldquo;Idiots! Must I think of everything?&amp;rdquo; Sisyphus said and slapped the boys across their faces.</text:p>
      <text:p text:style-name="P3">&lt;/div&gt;</text:p>
      <text:p text:style-name="P3">&lt;div class="Indented"&gt;</text:p>
      <text:p text:style-name="P3">&amp;ldquo;Oh, right,&amp;rdquo; Theo said and without moving a muscle, he closed his eyes and the manhole cover lifted itself from the ground and floated easily upwards, crushing a number of hatchlings as it firmly closed the manhole and screwed itself into its locked place.</text:p>
      <text:p text:style-name="P3">&lt;/div&gt;</text:p>
      <text:p text:style-name="P3">&lt;div class="Indented"&gt;</text:p>
      <text:p text:style-name="P3">Bo took care of the last few crawling terrors that had time to climb through. A collective sigh of relief echoed around the huge empty space.</text:p>
      <text:p text:style-name="P3">&lt;/div&gt;</text:p>
      <text:p text:style-name="P3">&lt;div class="Indented"&gt;</text:p>
      <text:p text:style-name="P3">&amp;ldquo;By Skrala, you could do that? Lift things into the air?&amp;rdquo; Lernea asked Theo, sounding positively miffed.</text:p>
      <text:p text:style-name="P3">&lt;/div&gt;</text:p>
      <text:p text:style-name="P3">&lt;div class="Indented"&gt;</text:p>
      <text:p text:style-name="P3">&amp;ldquo;Well, yes. Itt you lift us all up then?&amp;rdquo; she said with a quarrelsome voice and slapped him in the arm in a rare fit.</text:p>
      <text:p text:style-name="P3">&lt;/div&gt;</text:p>
      <text:p text:style-name="P3">&lt;div class="Indented"&gt;</text:p>
      <text:p text:style-name="P3">&amp;ldquo;No-one asked me to, honestly. You just told me to stand there,&amp;rdquo; Theo replied matter-of-factly.</text:p>
      <text:p text:style-name="P3">&lt;/div&gt;</text:p>
      <text:p text:style-name="P3">&lt;div class="Indented"&gt;</text:p>
      <text:p text:style-name="P3">&amp;ldquo;Well, by Skrala, take some initiative once in a while,&amp;rdquo; Sisyphus offered while Lernea simply shook her head.</text:p>
      <text:p text:style-name="P3">&lt;/div&gt;</text:p>
      <text:p text:style-name="P3">&lt;div class="Indented"&gt;</text:p>
      <text:p text:style-name="P3">Theo thought about that for a moment and nodded to the darkness surrounding them.</text:p>
      <text:p text:style-name="P3">&lt;/div&gt;</text:p>
      <text:p text:style-name="P3">&lt;div class="Indented"&gt;</text:p>
      <text:p text:style-name="P3">&amp;ldquo;Alright. Is walls, where dozens of blue pinpricks of light flickered on and off, growing in size and numbers with each passing moment.</text:p>
      <text:p text:style-name="P3">&lt;/div&gt;</text:p>
      <text:p text:style-name="P3">&lt;div class="Indented"&gt;</text:p>
      <text:p text:style-name="P3">&amp;ldquo;Bats?&amp;rdquo; Master Sisyphus asked, the furrow in his brow carried over uncannily in his voice.</text:p>
      <text:p text:style-name="P3">&lt;/div&gt;</text:p>
      <text:p text:style-name="P3">&lt;div class="Indented"&gt;</text:p>
      <text:p text:style-name="P3"><text:soft-page-break/>&amp;ldquo;Those arens helm, while everything around him wrangled with the overpowering noise things make when theys hull glowed with a warm, at times fierce orange and silvery light as they entered the planet with a speed far superior to the one the ship had been designed for. Unfortunately for them, the Ygg behemoth which closely resembled a sharp flying mountain like a magnified chipped stone spear-tip had little trouble keeping up.</text:p>
      <text:p text:style-name="P3">&lt;/div&gt;</text:p>
      <text:p text:style-name="P3">&lt;div class="Indented"&gt;</text:p>
      <text:p text:style-name="P3">&amp;ldquo;I canre still going too fast! Its starboard side, right beside the ships skies.</text:p>
      <text:p text:style-name="P3">&lt;/div&gt;</text:p>
      <text:p text:style-name="P3">&lt;div class="Indented"&gt;</text:p>
      <text:p text:style-name="P3">&amp;ldquo;Mountains, I guess!&amp;rdquo; Ned replied carrying a bucket in his hand, loaded with sand. &amp;ldquo;Parcifal!&amp;rdquo; he shouted out, his eyes searching for Parcifal frantically. He saw her then, at the stern of the ship, perched inside a huge throne-like enclosure, like a bird in a cage with a pretty hefty-looking cannon attached to it. Then the whole assembly she was controlling through all sorts of levers intricately connected to a whirring, rotating mass of cogs and rods, shook in its entirety as a violent, blinding, multi-hued colored flash of light followed a fireball shot forth from the cannons crew: &amp;ldquo;Reload! Make it look like your lives depend on it!&amp;rdquo;</text:p>
      <text:p text:style-name="P3">&lt;/div&gt;</text:p>
      <text:p text:style-name="P3">&lt;div class="Indented"&gt;</text:p>
      <text:p text:style-name="P3">&amp;ldquo;I thought they do, missus. Donll be no rum for you next shift!&amp;rdquo; replied the crew-master, expertly unfazed even as a violet ray of death ate away crisply at his sailorm in the middle of a battle!&amp;rdquo; she said with a piercing, fiery gaze and a voice filled with proud undertones.</text:p>
      <text:p text:style-name="P3">&lt;/div&gt;</text:p>
      <text:p text:style-name="P3">&lt;div class="Indented"&gt;</text:p>
      <text:p text:style-name="P3">&amp;ldquo;Well... I donm sorry. I... I hadnve trusted the dwarf to fly the ship, havenre just not as thick, mind you,&amp;rdquo; Winceham said from somewhere probably nearby.</text:p>
      <text:p text:style-name="P3">&lt;/div&gt;</text:p>
      <text:p text:style-name="P3">&lt;div class="Indented"&gt;</text:p>
      <text:p text:style-name="P3">&amp;ldquo;Just thick as bricks, then?&amp;rdquo; Parcifal intoned as she got up, trying to orient herself. The crew breathed a collective sigh of relief. The crew-masters voice echoed around the fog, the ship wobbling and swaying as it limped through the cloud.</text:p>
      <text:p text:style-name="P3">&lt;/div&gt;</text:p>
      <text:p text:style-name="P3">&lt;div class="Indented"&gt;</text:p>
      <text:p text:style-name="P3">&amp;ldquo;Were in the middle of a deadly fight, you can rest when no-ones always someone out there that might want to try and kill us, sir, so we figure, any chance for a breakm having my break,&amp;rdquo; Winceham said as <text:soft-page-break/>if trying to explain something to a deaf person.</text:p>
      <text:p text:style-name="P3">&lt;/div&gt;</text:p>
      <text:p text:style-name="P3">&lt;div class="Indented"&gt;</text:p>
      <text:p text:style-name="P3">&amp;ldquo;Since when are you union? Since when is there a union? I thought this was some sort of Navy!&amp;rdquo; Ned asked in confusement.</text:p>
      <text:p text:style-name="P3">&lt;/div&gt;</text:p>
      <text:p text:style-name="P3">&lt;div class="Indented"&gt;</text:p>
      <text:p text:style-name="P3">&amp;ldquo;Joined up right before we left Rampatur. Really nice benefits, you should see their program if we get back alive!&amp;rdquo; Winceham replied smiling.</text:p>
      <text:p text:style-name="P3">&lt;/div&gt;</text:p>
      <text:p text:style-name="P3">&lt;div class="Indented"&gt;</text:p>
      <text:p text:style-name="P3">&amp;ldquo;Mutinous traitors!&amp;rdquo; Parcifal said and unsheathed Encelados, its blade glowing with a dim blue light that went unnoticed inside the foggy cloud.</text:p>
      <text:p text:style-name="P3">&lt;/div&gt;</text:p>
      <text:p text:style-name="P3">&lt;div class="Indented"&gt;</text:p>
      <text:p text:style-name="P3">&amp;ldquo;Now hold on a moment, wes charter and our unions as good a time as any, isnt say no to a swig of rum any part of the day!&amp;rdquo;</text:p>
      <text:p text:style-name="P3">&lt;/div&gt;</text:p>
      <text:p text:style-name="P3">&lt;div class="Indented"&gt;</text:p>
      <text:p text:style-name="P3">&amp;ldquo;Theyre having a break!&amp;rdquo; Ned said, trying to fully realize the concept and failing horribly.</text:p>
      <text:p text:style-name="P3">&lt;/div&gt;</text:p>
      <text:p text:style-name="P3">&lt;div class="Indented"&gt;</text:p>
      <text:p text:style-name="P3">&amp;ldquo;The penalty for mutiny in time of war is summary execution!&amp;rdquo; Parcifal yelled and thrust Encelados blindly towards the crew-master. Ned saw a flash of silver then and feared for the worst. Before he had time enough to speak a word, the fog lifted as if some giant hand pulled away a huge bedcover, and what they could now see, was something they didns belly, its blue-on-blue eyes flickering with their dying light, and all around them on the deck of the ship, a host of Ygg was a couple of feet away from having their tentacled mouths on everyones off, lads!&amp;rdquo; the crew-master yelled and a moment of grumpy near-silence was followed by a sudden realization that in the flick of an eye gave way to a proper mayhem.</text:p>
      <text:p text:style-name="P3">&lt;/div&gt;</text:p>
      <text:p text:style-name="P3">&lt;div class="Indented"&gt;</text:p>
      <text:p text:style-name="P3">&amp;ldquo;Yagh! Yagh!&amp;rdquo; the Ygg soldiers roared through raspy, abyssal throats and lunged against everyone on-board.</text:p>
      <text:p text:style-name="P3">&lt;/div&gt;</text:p>
      <text:p text:style-name="P3">&lt;div class="Indented"&gt;</text:p>
      <text:p text:style-name="P3">&amp;ldquo;By Skralas head ready to spout its venom.</text:p>
      <text:p text:style-name="P3">&lt;/div&gt;</text:p>
      <text:p text:style-name="P3">&lt;div class="Indented"&gt;</text:p>
      <text:p text:style-name="P3">&amp;ldquo;Helm! Evasive!&amp;rdquo; Ned shouted even as he took hasty aim <text:soft-page-break/>against an Ygg hurling itself against him.</text:p>
      <text:p text:style-name="P3">&lt;/div&gt;</text:p>
      <text:p text:style-name="P3">&lt;div class="Indented"&gt;</text:p>
      <text:p text:style-name="P3">&amp;ldquo;Wots helm.</text:p>
      <text:p text:style-name="P3">&lt;/div&gt;</text:p>
      <text:p text:style-name="P3">&lt;div class="Indented"&gt;</text:p>
      <text:p text:style-name="P3">He was too late. The Ygg warship let a volley of bright crackling energy rays head on in the &lt;i&gt;Marylands light burn through your evil!&amp;rdquo; Parcifal screamed with fury, lending herself to an onslaught amidst half a dozen Ygg, their claws eager to meet her, but always being cut short, literally.</text:p>
      <text:p text:style-name="P3">&lt;/div&gt;</text:p>
      <text:p text:style-name="P3">&lt;div class="Indented"&gt;</text:p>
      <text:p text:style-name="P3">&amp;ldquo;Wes might and Svarnat having no mushrooms no more, never,&amp;rdquo; Winceham whispered mostly to himself as he twisted his head around to see Parcifal, in her dragonform, twist in the air gracefully and clutch Ned easily in one of her claws. He then saw her coming for him, swooping down like a majestic predator. He was confused, feeling unsure whether or not hes reach, dodging a violet, scorching ray in the last moment.</text:p>
      <text:p text:style-name="P3">&lt;/div&gt;</text:p>
      <text:p text:style-name="P3">&lt;div class="Indented"&gt;</text:p>
      <text:p text:style-name="P3">&amp;ldquo;Dear me, I didns still some fight left in me, halfuin!&amp;rdquo; she said and tried to smile, though the effect was more akin to a cringing wall of teeth, each one the size of a mant outrun them! Hang on!&amp;rdquo; she said and started swerving hard, left and right even as fresh volleys of death rays failed to touch her.</text:p>
      <text:p text:style-name="P3">&lt;/div&gt;</text:p>
      <text:p text:style-name="P3">&lt;div class="Indented"&gt;</text:p>
      <text:p text:style-name="P3">&amp;ldquo;It doesns the &lt;i&gt;Bellerephons Judith!&amp;rdquo; Ned screamed overjoyed.</text:p>
      <text:p text:style-name="P3">&lt;/div&gt;</text:p>
      <text:p text:style-name="P3">&lt;div class="Indented"&gt;</text:p>
      <text:p text:style-name="P3">The bow of the mighty Human League warship appeared out of the clouds forcefully, shredding its fluffy face with a belligerent fury. The shots landed on the Ygg warship with terrible destructive force, shuttering rocks and crystal spires, chipping away at the flying fortress of rock like powerful, huge chisels.</text:p>
      <text:p text:style-name="P3">&lt;/div&gt;</text:p>
      <text:p text:style-name="P3">&lt;div class="Indented"&gt;</text:p>
      <text:p text:style-name="P3">&amp;ldquo;Hurrah!&amp;rdquo; the crew yelled, erupting in cheers and searching for their caps and hats to wave, realizing theys Quagmire&lt;/i&gt;.</text:p>
      <text:p text:style-name="P3">&lt;/div&gt;</text:p>
      <text:p text:style-name="P3">&lt;div class="Indented"&gt;</text:p>
      <text:p text:style-name="P3">&amp;ldquo;Think shes a big ship, shere fine now, the fights fighting down there as well,&amp;rdquo; Parcifal replied with what could have been a grin, <text:soft-page-break/>and folded her wings, dropping faster towards the ground.</text:p>
      <text:p text:style-name="P3">&lt;/div&gt;</text:p>
      <text:p text:style-name="P3">&lt;div class="Indented"&gt;</text:p>
      <text:p text:style-name="P3">&amp;ldquo;Whatt know about the crystal, but yes, thats hundreds of those, arent bode well,&amp;rdquo; Parcifal said while Ned had a terrible realisation: &amp;ldquo;It stands to reason, these are Ygg. And if those are Ygg, those spots smack in the center fighting them off, they could be...&amp;rdquo;</text:p>
      <text:p text:style-name="P3">&lt;/div&gt;</text:p>
      <text:p text:style-name="P3">&lt;div class="Indented"&gt;</text:p>
      <text:p text:style-name="P3">He let his voice trail off, and Parcifal shouted with righteous fury: &amp;ldquo;Sister! Hold on!&amp;rdquo;</text:p>
      <text:p text:style-name="P3">&lt;/div&gt;</text:p>
      <text:p text:style-name="P3">&lt;div class="Indented"&gt;</text:p>
      <text:p text:style-name="P3">&amp;ldquo;Would you mind not tensing up? These talons seem quite sharp,&amp;rdquo; Winceham said uncomfortably and saw the ground, the lake and the huge crystal rushing towards them with alarming speed.</text:p>
      <text:p text:style-name="P3">&lt;/div&gt;</text:p>
      <text:p text:style-name="P3">&lt;div class="Indented"&gt;</text:p>
      <text:p text:style-name="P3">&lt;div class="center"&gt;</text:p>
      <text:p text:style-name="P3">&lt;div class="defskip"&gt; &lt;/div&gt;***&lt;div class="defskip"&gt; &lt;/div&gt;</text:p>
      <text:p text:style-name="P3">&lt;/div&gt;</text:p>
      <text:p text:style-name="P3"/>
      <text:p text:style-name="P3">&lt;/div&gt;</text:p>
      <text:p text:style-name="P3">&lt;div class="Indented"&gt;</text:p>
      <text:p text:style-name="P3">Theo was in the middle of a rough circle formed by the rest; Lernea was down to her last few arrows, and Bo couldns feet were wet, except for Theo who was hovering above the water of the shallow lake uncannily, as if praying solemnly. Around them, hundreds of Ygg were closing in, marching instead of charging, as if they were biding their time, reveling in the promise of the coming slaughter.</text:p>
      <text:p text:style-name="P3">&lt;/div&gt;</text:p>
      <text:p text:style-name="P3">&lt;div class="Indented"&gt;</text:p>
      <text:p text:style-name="P3">&amp;ldquo;Master, are we going to die?&amp;rdquo; Damon asked Sisyphus with a slightly guilty look on his face, his voice revealing the expectation of punishment. Fidias looked at Damon then with a sorrowful grin, his green eyes having lost their childish gleam.</text:p>
      <text:p text:style-name="P3">&lt;/div&gt;</text:p>
      <text:p text:style-name="P3">&lt;div class="Indented"&gt;</text:p>
      <text:p text:style-name="P3">&amp;ldquo;If it comes to that, there couldnve got company,&amp;rdquo; Sisyphus said with an unseemly brilliance in his voice.</text:p>
      <text:p text:style-name="P3">&lt;/div&gt;</text:p>
      <text:p text:style-name="P3">&lt;div class="Indented"&gt;</text:p>
      <text:p text:style-name="P3">&amp;ldquo;We know that already,&amp;rdquo; Lernea said and looked behind Theo, exchanging a knowing glance with her former Master and mentor. She knew then he wasns Parcifal, master!&amp;rdquo;</text:p>
      <text:p text:style-name="P3"><text:soft-page-break/>&lt;/div&gt;</text:p>
      <text:p text:style-name="P3">&lt;div class="Indented"&gt;</text:p>
      <text:p text:style-name="P3">&amp;ldquo;In full dragonform, no less!&amp;rdquo; he replied, grinning.</text:p>
      <text:p text:style-name="P3">&lt;/div&gt;</text:p>
      <text:p text:style-name="P3">&lt;div class="Indented"&gt;</text:p>
      <text:p text:style-name="P3">&amp;ldquo;Your sister is a dragon?&amp;rdquo; Bo sent to Lerneare twins! Why didnd think it would be an unfair advantage?&amp;rdquo;</text:p>
      <text:p text:style-name="P3">&lt;/div&gt;</text:p>
      <text:p text:style-name="P3">&lt;div class="Indented"&gt;</text:p>
      <text:p text:style-name="P3">&amp;ldquo;I chose the other Path! Nows carrying?&amp;rdquo; Sisyphus asked, pointing with his staff.</text:p>
      <text:p text:style-name="P3">&lt;/div&gt;</text:p>
      <text:p text:style-name="P3">&lt;div class="Indented"&gt;</text:p>
      <text:p text:style-name="P3">&amp;ldquo;Winceham and Ned! Everyonet know how or why, but Is a reasonable explanation,&amp;rdquo; Lernea replied full of smiles, even as she drew her short sword, preparing to meet the first wave of the Ygg, in hand-to-hand combat as she ran out of arrows.</text:p>
      <text:p text:style-name="P3">&lt;/div&gt;</text:p>
      <text:p text:style-name="P3">&lt;div class="Indented"&gt;</text:p>
      <text:p text:style-name="P3">&amp;ldquo;Well, Is no need for an explanation right now!&amp;rdquo; Bo sent, and perched herself on Theos not a real lake, is it?&amp;rdquo; Winceham said grumpily, feeling his hurt nose, his face dripping with water.</text:p>
      <text:p text:style-name="P3">&lt;/div&gt;</text:p>
      <text:p text:style-name="P3">&lt;div class="Indented"&gt;</text:p>
      <text:p text:style-name="P3">&amp;ldquo;Thats giant scythe. It was Sisyphus, who was looking at his staff with a sad, pitiful gaze. Winceham and Ned got back on their feet, Ned loading his crossbow with a fresh bolt and Winceham brandishing both his daggers, eying his next move against the approaching Ygg.</text:p>
      <text:p text:style-name="P3">&lt;/div&gt;</text:p>
      <text:p text:style-name="P3">&lt;div class="Indented"&gt;</text:p>
      <text:p text:style-name="P3">&amp;ldquo;The Yul-mogur is spent, my queen. Your sister couldns snout, tears of joy running down her face.</text:p>
      <text:p text:style-name="P3">&lt;/div&gt;</text:p>
      <text:p text:style-name="P3">&lt;div class="Indented"&gt;</text:p>
      <text:p text:style-name="P3">&amp;ldquo;Sister! I never gave up hope!&amp;rdquo; Lernea said, while Parcifal shot her sister a gleaming gaze full of unspoken, true love.</text:p>
      <text:p text:style-name="P3">&lt;/div&gt;</text:p>
      <text:p text:style-name="P3">&lt;div class="Indented"&gt;</text:p>
      <text:p text:style-name="P3">&amp;ldquo;I thought I had lost you forever,&amp;rdquo; Parcifal admitted freely and a short moment later urged her sister, &amp;ldquo;Let us sent these defilers back into the void whence they came!&amp;rdquo;</text:p>
      <text:p text:style-name="P3">&lt;/div&gt;</text:p>
      <text:p text:style-name="P3">&lt;div class="Indented"&gt;</text:p>
      <text:p text:style-name="P3">&amp;ldquo;By Skralas light, lent us the strength of the Holy Mountain!&amp;rdquo; Lernea yelled, rising her short sword up in the air; then the two sisters charged headlong against the oncoming wave of the Ygg, cutting a <text:soft-page-break/>path through them even as the monstrous abominations tried their best to slash and pierce them with their claws, their tendrils aiming to grab them in any way possible. Lernea hacked, swiveled and pierced them again, while Parcifal swiped with her claws and breathed fire upon them, cutting down half a dozen Ygg at a time.</text:p>
      <text:p text:style-name="P3">&lt;/div&gt;</text:p>
      <text:p text:style-name="P3">&lt;div class="Indented"&gt;</text:p>
      <text:p text:style-name="P3">The sisters were a terrible sight to behold, looking invincible, a powerful natural force of righteous revenge. But behind them, Theo was struggling with an unseen foe, his veins jutting out, sweating, twitching in an uncomfortable half-sleep, inches above the waters of the shallow lake.</text:p>
      <text:p text:style-name="P3">&lt;/div&gt;</text:p>
      <text:p text:style-name="P3">&lt;div class="Indented"&gt;</text:p>
      <text:p text:style-name="P3">&amp;ldquo;Master! Theyt fall, white blood oozing from his punctured wounds. As the Ygg was about to lunge at Damon minutes to our break, sir,&amp;rdquo; one of the men complained, and quite forcibly the crew-master snatched him from the nape of his shirt and told him through gritted teeth: &amp;ldquo;File a formal complaint report to the captain, then,&amp;rdquo;</text:p>
      <text:p text:style-name="P3">&lt;/div&gt;</text:p>
      <text:p text:style-name="P3">&lt;div class="Indented"&gt;</text:p>
      <text:p text:style-name="P3">&amp;ldquo;But hes head. His eyes twitched and rolled impossibly, his face chock-full of mortal horror, even as his eyes were drawn inside from their sockets, the contents of his head sucked through the Yggs body.</text:p>
      <text:p text:style-name="P3">&lt;/div&gt;</text:p>
      <text:p text:style-name="P3">&lt;div class="Indented"&gt;</text:p>
      <text:p text:style-name="P3">It was at that moment that everyone felt a wave of pressure overcoming them, feeling it reverberate through their bones. They saw the Ygg then tremble, growling in agony for a moment before succumbing to Theos it, Is bedrock, smack in its middle.</text:p>
      <text:p text:style-name="P3">&lt;/div&gt;</text:p>
      <text:p text:style-name="P3">&lt;div class="Indented"&gt;</text:p>
      <text:p text:style-name="P3">&amp;ldquo;The Jangdrivals,&amp;rdquo; Lernea said, even as her sister returned to her human form once again, writhing and trembling in a controlled, practiced fashion.</text:p>
      <text:p text:style-name="P3">&lt;/div&gt;</text:p>
      <text:p text:style-name="P3">&lt;div class="Indented"&gt;</text:p>
      <text:p text:style-name="P3">&amp;ldquo;Their timing is rather... Fanciful, wouldnll know soon enough when it comes to that,&amp;rdquo; Sisyphus replied.</text:p>
      <text:p text:style-name="P3">&lt;/div&gt;</text:p>
      <text:p text:style-name="P3">&lt;div class="Indented"&gt;</text:p>
      <text:p text:style-name="P3">&amp;ldquo;Well, I guess you can now have the rest of your break, lads,&amp;rdquo; the crew-master said feeling at ease and the crew sat down in the shallow water, the water up to their waist as their buttocks touched the pebble-bed floor.</text:p>
      <text:p text:style-name="P3"><text:soft-page-break/>&lt;/div&gt;</text:p>
      <text:p text:style-name="P3">&lt;div class="Indented"&gt;</text:p>
      <text:p text:style-name="P3">The small host of riders galloped at an easy pace, the horsess colors over a shiny full-plate armor was at the head of the host, all in all no more than a dozen riders. Beside him rode a banner-man, flying the colours of the Jangdrivals proudly, on top of the Nomos crest, the Holy Mountain, embroidered in gold and silver cloth.</text:p>
      <text:p text:style-name="P3">&lt;/div&gt;</text:p>
      <text:p text:style-name="P3">&lt;div class="Indented"&gt;</text:p>
      <text:p text:style-name="P3">&amp;ldquo;Halt!&amp;rdquo; the leader of the host ordered and dismounted, a comfortable few yards away from Lernea and Parcifal. Eying them intensely, he walked towards them at an easy pace, his banner-man close behind. The rest of them remained mounted.</text:p>
      <text:p text:style-name="P3">&lt;/div&gt;</text:p>
      <text:p text:style-name="P3">&lt;div class="Indented"&gt;</text:p>
      <text:p text:style-name="P3">&amp;ldquo;What are you doing?&amp;rdquo; Ned asked Winceham in a puzzled whisper, looking at him having a smoke with a borrowed pipe.</text:p>
      <text:p text:style-name="P3">&lt;/div&gt;</text:p>
      <text:p text:style-name="P3">&lt;div class="Indented"&gt;</text:p>
      <text:p text:style-name="P3">&amp;ldquo;Iot think nows tip at the usurper of her throne.</text:p>
      <text:p text:style-name="P3">&lt;/div&gt;</text:p>
      <text:p text:style-name="P3">&lt;div class="Indented"&gt;</text:p>
      <text:p text:style-name="P3">&amp;ldquo;Encelados is still glowing, sister,&amp;rdquo; Parcifal whispered to her sisterre buck naked,&amp;rdquo; Lernea replied, shooting her sister a disapproving look.</text:p>
      <text:p text:style-name="P3">&lt;/div&gt;</text:p>
      <text:p text:style-name="P3">&lt;div class="Indented"&gt;</text:p>
      <text:p text:style-name="P3">&amp;ldquo;Well, what did you expect? I was in dragonform!&amp;rdquo; she hissed and feeling somewhat self-conscious she asked, &amp;ldquo;I wonder why Winceham isnve spent my last iota of thauma on a very thin illusion. All the men see you dressed in simple robes,&amp;rdquo; Bo sent in Parcifals going on lad? Hard negotiations?&amp;rdquo; Winceham said, putting out his pipe in the water and having second thoughts about it after he realized there was still a lot of white blood floating in there.</text:p>
      <text:p text:style-name="P3">&lt;/div&gt;</text:p>
      <text:p text:style-name="P3">&lt;div class="Indented"&gt;</text:p>
      <text:p text:style-name="P3">&amp;ldquo;I think these are not really men,&amp;rdquo; Ned replied.</text:p>
      <text:p text:style-name="P3">&lt;/div&gt;</text:p>
      <text:p text:style-name="P3">&lt;div class="Indented"&gt;</text:p>
      <text:p text:style-name="P3">&amp;ldquo;Youm honored,&amp;rdquo; Ned replied offering his hand.</text:p>
      <text:p text:style-name="P3">&lt;/div&gt;</text:p>
      <text:p text:style-name="P3">&lt;div class="Indented"&gt;</text:p>
      <text:p text:style-name="P3">&amp;ldquo;Nows off?&amp;rdquo; asked a crewman right before he was grabbed by one of the tentacled monsters and swallowed in half.</text:p>
      <text:p text:style-name="P3">&lt;/div&gt;</text:p>
      <text:p text:style-name="P3">&lt;div class="Indented"&gt;</text:p>
      <text:p text:style-name="P3"><text:soft-page-break/>&amp;ldquo;Anyone else have any stupid questions, you scallywags?&amp;rdquo; the crew-master intoned, brandishing his cutlass, before the Ygg and their mounts charged them.</text:p>
      <text:p text:style-name="P3">&lt;/div&gt;</text:p>
      <text:p text:style-name="P3">&lt;div class="Indented"&gt;</text:p>
      <text:p text:style-name="P3">&amp;ldquo;This is tactically unsound,&amp;rdquo; Sisyphus said grumpily. Ned shot a bolt smack against an Yggt look normal,&amp;rdquo; Ned said with a frown and at the same time, the others as well had a moment of epiphany.</text:p>
      <text:p text:style-name="P3">&lt;/div&gt;</text:p>
      <text:p text:style-name="P3">&lt;div class="Indented"&gt;</text:p>
      <text:p text:style-name="P3">&amp;ldquo;The crystal,&amp;rdquo; Bo sent to everyone who could hear her, &amp;ldquo;The huge Ygg crystal! Its crystal from his robes, attaching it deftly to his staffs pocket, looking quite pissed off at not being able to smoke in peace. The two boys looked at Master Sisyphus as his lips began to whisper words they had never heard before.</text:p>
      <text:p text:style-name="P3">&lt;/div&gt;</text:p>
      <text:p text:style-name="P3">&lt;div class="Indented"&gt;</text:p>
      <text:p text:style-name="P3">&amp;ldquo;Whatt know. It looks like het matter anymore,&amp;rdquo; Damon said to his friend and shrugged casually.</text:p>
      <text:p text:style-name="P3">&lt;/div&gt;</text:p>
      <text:p text:style-name="P3">&lt;div class="Indented"&gt;</text:p>
      <text:p text:style-name="P3">Bo jumped right in front of the staff then, at the exact moment that a thin, steady line of light not thicker than a hairs like theys Quagmire&lt;/i&gt; informed her.</text:p>
      <text:p text:style-name="P3">&lt;/div&gt;</text:p>
      <text:p text:style-name="P3">&lt;div class="Indented"&gt;</text:p>
      <text:p text:style-name="P3">&amp;ldquo;Fire for effect,&amp;rdquo; she ordered without blinking and sighed, unable to tear her eyes away from the shrinking, unbearably luminous ball of whiter-than-white light below.</text:p>
      <text:p text:style-name="P3">&lt;/div&gt;</text:p>
      <text:p text:style-name="P3">&lt;div class="Indented"&gt;</text:p>
      <text:p text:style-name="P3">&lt;div class="center"&gt;</text:p>
      <text:p text:style-name="P3">&lt;div class="defskip"&gt; &lt;/div&gt;***&lt;div class="defskip"&gt; &lt;/div&gt;</text:p>
      <text:p text:style-name="P3">&lt;/div&gt;</text:p>
      <text:p text:style-name="P3"/>
      <text:p text:style-name="P3">&lt;/div&gt;</text:p>
      <text:p text:style-name="P3">&lt;div class="Indented"&gt;</text:p>
      <text:p text:style-name="P3">Ned opened his eyes lazily; he saw a stone-crafted ceiling, rough but elegantly put together, each piece of stone fitting, well-placed. Soft, golden-hued light bathed the room he was in from a wide-arched, paned-glass window which lay half-open. Outside, rows of chestnut tress could be seen with snow-capped mountains in the distance.</text:p>
      <text:p text:style-name="P3">&lt;/div&gt;</text:p>
      <text:p text:style-name="P3">&lt;div class="Indented"&gt;</text:p>
      <text:p text:style-name="P3">He felt the mattress comfortably hugging his body; he felt tired, his muscles aching for stillness. He heard the chirruping sound of birds; it <text:soft-page-break/>reminded him of lazy mornings. He put his hands on his belly above the soft beddings, and felt content just by being there. He remembered the terrible white that occluded every other sense, and the thought of perhaps being dead entered his head. He stared vacantly at the ceiling for a moment, uninterested in the sparse fittings of the room; there was a simple bedside table where a jar stood and a low wooden table with an empty candlestick. And that was that.</text:p>
      <text:p text:style-name="P3">&lt;/div&gt;</text:p>
      <text:p text:style-name="P3">&lt;div class="Indented"&gt;</text:p>
      <text:p text:style-name="P3">He then heard the door to the room swing open; the face of a woman appeared through it timidly, as if he was being pried upon. He had no recollection of seeing her before, but her face was elven-like in its appearance, a sight to behold. Silver-haired with a face of simple, elegant beauty, she presented herself fully; she wore linen, heavy robes of a dark brown, starkly contrasted with her milky skin. If she had been wearing white, here awake,&amp;rdquo; she said and nodded somewhere past the door.</text:p>
      <text:p text:style-name="P3">&lt;/div&gt;</text:p>
      <text:p text:style-name="P3">&lt;div class="Indented"&gt;</text:p>
      <text:p text:style-name="P3">&amp;ldquo;Is comfortable pillows.</text:p>
      <text:p text:style-name="P3">&lt;/div&gt;</text:p>
      <text:p text:style-name="P3">&lt;div class="Indented"&gt;</text:p>
      <text:p text:style-name="P3">&amp;ldquo;No. No, yous Bo!&amp;rdquo; Theo said with a gleaming smile, entering the room with barely enough clearance.</text:p>
      <text:p text:style-name="P3">&lt;/div&gt;</text:p>
      <text:p text:style-name="P3">&lt;div class="Indented"&gt;</text:p>
      <text:p text:style-name="P3">&amp;ldquo;Bo?&amp;rdquo; Ned asked with evident confusion in his voice.</text:p>
      <text:p text:style-name="P3">&lt;/div&gt;</text:p>
      <text:p text:style-name="P3">&lt;div class="Indented"&gt;</text:p>
      <text:p text:style-name="P3">&amp;ldquo;Itm probably just as surprised as you are, Ned,&amp;rdquo; Bo said and shrugged. She looked at her hands for a moment and added, &amp;ldquo;Alright, maybe more.&amp;rdquo;</text:p>
      <text:p text:style-name="P3">&lt;/div&gt;</text:p>
      <text:p text:style-name="P3">&lt;div class="Indented"&gt;</text:p>
      <text:p text:style-name="P3">She then looked at her chest like it had never been there before, which was in some sense true, and said as if it begged belief: &amp;ldquo;Maybe a lot more.&amp;rdquo;</text:p>
      <text:p text:style-name="P3">&lt;/div&gt;</text:p>
      <text:p text:style-name="P3">&lt;div class="Indented"&gt;</text:p>
      <text:p text:style-name="P3">&amp;ldquo;Isns got hair and everything!&amp;rdquo; Theo said, brimming with enthusiasm.</text:p>
      <text:p text:style-name="P3">&lt;/div&gt;</text:p>
      <text:p text:style-name="P3">&lt;div class="Indented"&gt;</text:p>
      <text:p text:style-name="P3">&amp;ldquo;What happened, exactly?&amp;rdquo; Ned asked, blinking while he tried to make sense of things.</text:p>
      <text:p text:style-name="P3">&lt;/div&gt;</text:p>
      <text:p text:style-name="P3"><text:soft-page-break/>&lt;div class="Indented"&gt;</text:p>
      <text:p text:style-name="P3">&amp;ldquo;Its a short version, though,&amp;rdquo; Winceham said puffing at his pipe before adding, with a stream of smoke escaping his nostrils, &amp;ldquo;We won.&amp;rdquo;</text:p>
      <text:p text:style-name="P3">&lt;/div&gt;</text:p>
      <text:p text:style-name="P3">&lt;div class="Indented"&gt;</text:p>
      <text:p text:style-name="P3">&amp;ldquo;And wem a woman, now,&amp;rdquo; Bo said mostly so she could listen to it herself, and twitched her nose as if she was about to sneeze for a moment.</text:p>
      <text:p text:style-name="P3">&lt;/div&gt;</text:p>
      <text:p text:style-name="P3">&lt;div class="Indented"&gt;</text:p>
      <text:p text:style-name="P3">&amp;ldquo;Now get dressed, lad,&amp;rdquo; Winceham said as he turned about to leave and added, &amp;ldquo;you shouldns a lot bigger than a house!&amp;rdquo; Theo exclaimed and hugged Bo, nearly squeezing her breathless. &amp;ldquo;Itt she wonderful?&amp;rdquo; he said and left the room as well, looking over his shoulder and nearly stumbled on the walls a couple of times.</text:p>
      <text:p text:style-name="P3">&lt;/div&gt;</text:p>
      <text:p text:style-name="P3">&lt;div class="Indented"&gt;</text:p>
      <text:p text:style-name="P3">&amp;ldquo;Well. Nice to meet you,&amp;rdquo; Ned said and pursed his lips awkwardly, nodding to Bo who was able to breathe regularly once more.</text:p>
      <text:p text:style-name="P3">&lt;/div&gt;</text:p>
      <text:p text:style-name="P3">&lt;div class="Indented"&gt;</text:p>
      <text:p text:style-name="P3">&amp;ldquo;Likewise,&amp;rdquo; she replied and nodded, looking around the room, as if she was still trying to get acquainted with her new size.</text:p>
      <text:p text:style-name="P3">&lt;/div&gt;</text:p>
      <text:p text:style-name="P3">&lt;div class="Indented"&gt;</text:p>
      <text:p text:style-name="P3">&amp;ldquo;So... Excited, much?&amp;rdquo; Ned asked her, twiddling his thumbs.</text:p>
      <text:p text:style-name="P3">&lt;/div&gt;</text:p>
      <text:p text:style-name="P3">&lt;div class="Indented"&gt;</text:p>
      <text:p text:style-name="P3">&amp;ldquo;Its certainly true,&amp;rdquo; she replied.</text:p>
      <text:p text:style-name="P3">&lt;/div&gt;</text:p>
      <text:p text:style-name="P3">&lt;div class="Indented"&gt;</text:p>
      <text:p text:style-name="P3">Lernea walked in the room right about then like she owned the place, which in essence she did, and shot Bo a look of suspicious contempt.</text:p>
      <text:p text:style-name="P3">&lt;/div&gt;</text:p>
      <text:p text:style-name="P3">&lt;div class="Indented"&gt;</text:p>
      <text:p text:style-name="P3">&amp;ldquo;Yout know how to put those other things on and -&amp;rdquo; Bo began to answer before being interrupted with a scoff.</text:p>
      <text:p text:style-name="P3">&lt;/div&gt;</text:p>
      <text:p text:style-name="P3">&lt;div class="Indented"&gt;</text:p>
      <text:p text:style-name="P3">&amp;ldquo;Inexcusable for a lady, walking around without undergarments! Open to interpretations of the worst conceivable kind of a ladym not naked!&amp;rdquo; Bo whined feebly.</text:p>
      <text:p text:style-name="P3">&lt;/div&gt;</text:p>
      <text:p text:style-name="P3"><text:soft-page-break/>&lt;div class="Indented"&gt;</text:p>
      <text:p text:style-name="P3">&amp;ldquo;You are underneath!&amp;rdquo; Lernea said and looking at Ned, stepped in front of Bo, as if protecting her from a mortal threat. &amp;ldquo;Shame on you, Ned Larkin!&amp;rdquo;</text:p>
      <text:p text:style-name="P3">&lt;/div&gt;</text:p>
      <text:p text:style-name="P3">&lt;div class="Indented"&gt;</text:p>
      <text:p text:style-name="P3">&amp;ldquo;What did I do?&amp;rdquo; Ned demanded and slid off his bed in order to protest. He felt a rush of cold air in his nether regions; it was Lerneas curious gaze that alerted him to the reality of being completely naked.</text:p>
      <text:p text:style-name="P3">&lt;/div&gt;</text:p>
      <text:p text:style-name="P3">&lt;div class="Indented"&gt;</text:p>
      <text:p text:style-name="P3">&amp;ldquo;Cover your eyes!&amp;rdquo; Lernea shouted to Bo even as Ned began to feel inadequately embarrassed, his face flush red, and his hands reflexively trying to cover up the offending area.</text:p>
      <text:p text:style-name="P3">&lt;/div&gt;</text:p>
      <text:p text:style-name="P3">&lt;div class="Indented"&gt;</text:p>
      <text:p text:style-name="P3">&amp;ldquo;What for? It invasive, pervasive though it was. Ned was feeling a lot more comfortable among normal, yet completely unknown people. He was sitting next to Master Sisyphus who was enjoying a cup of mead, his watchful eyes meandering around the room, and always affording Damon and Fidias who had been assigned as honorary guards to Lernea and Parcifal a wary gaze that kept them on their toes, even if that did not add much to their overall height.</text:p>
      <text:p text:style-name="P3">&lt;/div&gt;</text:p>
      <text:p text:style-name="P3">&lt;div class="Indented"&gt;</text:p>
      <text:p text:style-name="P3">&amp;ldquo;So, we won,&amp;rdquo; Ned began reiterating. Sisyphus nodded and sipped quietly.</text:p>
      <text:p text:style-name="P3">&lt;/div&gt;</text:p>
      <text:p text:style-name="P3">&lt;div class="Indented"&gt;</text:p>
      <text:p text:style-name="P3">&amp;ldquo;And Bo, the bunny, turned back into a human,&amp;rdquo; Ned continued, underlying his words by tapping a hand softly on the meat-laden table. Sisyphus nodded once more, after pausing to think for a moment.</text:p>
      <text:p text:style-name="P3">&lt;/div&gt;</text:p>
      <text:p text:style-name="P3">&lt;div class="Indented"&gt;</text:p>
      <text:p text:style-name="P3">&amp;ldquo;And you dons voice as she pulled the empty, heavy, thick-built chair beside him and sat down.</text:p>
      <text:p text:style-name="P3">&lt;/div&gt;</text:p>
      <text:p text:style-name="P3">&lt;div class="Indented"&gt;</text:p>
      <text:p text:style-name="P3">&amp;ldquo;A major victory. Quick, with little to no losses at all. Decisive, informative. Diplomatically convenient. One for the history books,&amp;rdquo; she said smiling confidently and eyed the table, searching for a specific, choice-cut of meat. &amp;ldquo;I hear the Dwelvar sausage is quite spicy and juicy, lady Judith,&amp;rdquo; Master Sisyphus said and smiled.</text:p>
      <text:p text:style-name="P3"><text:soft-page-break/>&lt;/div&gt;</text:p>
      <text:p text:style-name="P3">&lt;div class="Indented"&gt;</text:p>
      <text:p text:style-name="P3">&amp;ldquo;Judith!&amp;rdquo; Ned couldnt supposed to,&amp;rdquo; she replied after swallowing.</text:p>
      <text:p text:style-name="P3">&lt;/div&gt;</text:p>
      <text:p text:style-name="P3">&lt;div class="Indented"&gt;</text:p>
      <text:p text:style-name="P3">&amp;ldquo;You mean, command a battleship?&amp;rdquo; Ned asked somewhat puzzled.</text:p>
      <text:p text:style-name="P3">&lt;/div&gt;</text:p>
      <text:p text:style-name="P3">&lt;div class="Indented"&gt;</text:p>
      <text:p text:style-name="P3">&amp;ldquo;No. You pushed me into believing in a cause,&amp;rdquo; she replied earnestly, and took another bite off the sausage and swallowed.</text:p>
      <text:p text:style-name="P3">&lt;/div&gt;</text:p>
      <text:p text:style-name="P3">&lt;div class="Indented"&gt;</text:p>
      <text:p text:style-name="P3">&amp;ldquo;Eating my sisterve picked it up,&amp;rdquo; she added.</text:p>
      <text:p text:style-name="P3">&lt;/div&gt;</text:p>
      <text:p text:style-name="P3">&lt;div class="Indented"&gt;</text:p>
      <text:p text:style-name="P3">&amp;ldquo;Frankly, it was crass and rather insulting,&amp;rdquo; he replied with a frown.</text:p>
      <text:p text:style-name="P3">&lt;/div&gt;</text:p>
      <text:p text:style-name="P3">&lt;div class="Indented"&gt;</text:p>
      <text:p text:style-name="P3">&amp;ldquo;Exactly,&amp;rdquo; Parcifal said and looking rather fresh and shiny in an exquisitely crafted armor of her own, turned about and left. &amp;ldquo;Have a drink on me. It is well deserved. And try to keep Winceham sober,&amp;rdquo; she reminded Ned with a knowing look.</text:p>
      <text:p text:style-name="P3">&lt;/div&gt;</text:p>
      <text:p text:style-name="P3">&lt;div class="Indented"&gt;</text:p>
      <text:p text:style-name="P3">&amp;ldquo;I think she insulted my abilities as a comedian,&amp;rdquo; Ned said. Sisyphus nodded, agreeing. &amp;ldquo;Yes, thoroughly so. Though I hardly know you, Ned, you dont mind me being frank.&amp;rdquo;</text:p>
      <text:p text:style-name="P3">&lt;/div&gt;</text:p>
      <text:p text:style-name="P3">&lt;div class="Indented"&gt;</text:p>
      <text:p text:style-name="P3">&amp;ldquo;Thats besides the point,&amp;rdquo; Ned said shaking his head.</text:p>
      <text:p text:style-name="P3">&lt;/div&gt;</text:p>
      <text:p text:style-name="P3">&lt;div class="Indented"&gt;</text:p>
      <text:p text:style-name="P3">&amp;ldquo;Exactly. The point is,&amp;rdquo; Winceham said appearing on the other side of the table from underneath it, trying to stand on his chair without toppling it over, &amp;ldquo;He is not Frank. His name is Sysopas,&amp;rdquo; Winceham said and blinked furiously, grinning like a horse on a selling display.</text:p>
      <text:p text:style-name="P3">&lt;/div&gt;</text:p>
      <text:p text:style-name="P3">&lt;div class="Indented"&gt;</text:p>
      <text:p text:style-name="P3">&amp;ldquo;Sisyphus,&amp;rdquo; the wizened old wizard and scholar corrected him without showing any feelings of being insulted.</text:p>
      <text:p text:style-name="P3">&lt;/div&gt;</text:p>
      <text:p text:style-name="P3">&lt;div class="Indented"&gt;</text:p>
      <text:p text:style-name="P3"><text:soft-page-break/>&amp;ldquo;That one, whatever it is, is not Frank. I know a Frank when I sees one, right love?&amp;rdquo; Winceham said and shot Judith a look that was supposed to be suave and charming, while in effect it was rather disconcerting as it made Winceham look like someone who had spent years trying to recover from a brain injury.</text:p>
      <text:p text:style-name="P3">&lt;/div&gt;</text:p>
      <text:p text:style-name="P3">&lt;div class="Indented"&gt;</text:p>
      <text:p text:style-name="P3">&amp;ldquo;Hifs brunk, inds a condition. Het look like a sign of subservience; it rather looked like a show of sincere, deep gratitude.</text:p>
      <text:p text:style-name="P3">&lt;/div&gt;</text:p>
      <text:p text:style-name="P3">&lt;div class="Indented"&gt;</text:p>
      <text:p text:style-name="P3">Lernea stood by a thick piece of stone, carved in the semblance of a stool or a low chair placed in the very head of the large hall, but she did not seat herself. Parcifal stood right beside her, not a step behind. They both scanned the dining hall with bright, gleaming eyes; a thin smile underlined Lerneat been that long if we were to measure time by the rising and the falling of the sun. Yet to me, it felt like a long, arduous journey, until I could set foot again in my home; not as a runaway traitor, or an oath-breaking coward, but as the one true rightful ruler of the Kingdom of Nomos,&amp;rdquo; she said calmly, and took a breath filled with relief.</text:p>
      <text:p text:style-name="P3">&lt;/div&gt;</text:p>
      <text:p text:style-name="P3">&lt;div class="Indented"&gt;</text:p>
      <text:p text:style-name="P3">&amp;ldquo;I stand here before you, and I can hardly recognise most of you lords and ladies. I know though where your allegiance lies; it lies not in me, and not in my family. It lies in the laws of our great Kingdom, it lies in the rules of the Holy Mountain and the values of our forefathers. That is the very heart and essence of our being, our way of life and our code of honor. For without law and honor, we are but beasts made to look like men. Without fairness and goodness of heart, we are but tools to be used, wielded by our darker nature,&amp;rdquo; she said with a crystal clear, strong voice.</text:p>
      <text:p text:style-name="P3">&lt;/div&gt;</text:p>
      <text:p text:style-name="P3">&lt;div class="Indented"&gt;</text:p>
      <text:p text:style-name="P3">&amp;ldquo;I came to realise, perhaps too late for comfort, how a far darker thing is out there, brooding, scheming. It is an evil of many faces, but one name: the Ygg,&amp;rdquo; Lernea said and the crowd of guests sounded uneasy, uttering prayers of protection. Lernea paused for a moment before she went on.</text:p>
      <text:p text:style-name="P3">&lt;/div&gt;</text:p>
      <text:p text:style-name="P3">&lt;div class="Indented"&gt;</text:p>
      <text:p text:style-name="P3">&amp;ldquo;Good fortune and the guiding light of Svarna showed me the True Path; with Skralare leaving for a place called Noymansland, tomorrow. You need to find Theos father; he probably holds the key to the Ygg menace. This is a lot larger than Nomos, Mr. Larkin. Yous like almost a king, right?&amp;rdquo; Ned asked sounding mortified.</text:p>
      <text:p text:style-name="P3"><text:soft-page-break/>&lt;/div&gt;</text:p>
      <text:p text:style-name="P3">&lt;div class="Indented"&gt;</text:p>
      <text:p text:style-name="P3">&amp;ldquo;Well, very roughly put, yes,&amp;rdquo; Sisyphus said and filled his cup from a pitcher, while Winceham fell off his chair and onto the stone floor with a dull thud.</text:p>
      <text:p text:style-name="P3">&lt;/div&gt;</text:p>
      <text:p text:style-name="P3">&lt;div class="Indented"&gt;</text:p>
      <text:p text:style-name="P3">&amp;ldquo;Why would she do that? Why would anyone do that?&amp;rdquo; Ned said, sounding irrationally anxious, forming troubling mental images of Winceham as king of anything in his mind.</text:p>
      <text:p text:style-name="P3">&lt;/div&gt;</text:p>
      <text:p text:style-name="P3">&lt;div class="Indented"&gt;</text:p>
      <text:p text:style-name="P3">&amp;ldquo;Oh, It think of any,&amp;rdquo; Ned said.</text:p>
      <text:p text:style-name="P3">&lt;/div&gt;</text:p>
      <text:p text:style-name="P3">&lt;div class="Indented"&gt;</text:p>
      <text:p text:style-name="P3">&amp;ldquo;Maybe its just a game, with players of any number of weaknesses and any number of strengths. Itre sitting on a giant game-board of Po,&amp;rdquo; she said and let out a burp, putting a hand on her mouth as an afterthought.</text:p>
      <text:p text:style-name="P3">&lt;/div&gt;</text:p>
      <text:p text:style-name="P3">&lt;div class="Indented"&gt;</text:p>
      <text:p text:style-name="P3">&amp;ldquo;A game of Po?&amp;rdquo; Ned said and listened to himself as through the ears of a stranger.</text:p>
      <text:p text:style-name="P3">&lt;/div&gt;</text:p>
      <text:p text:style-name="P3">&lt;div class="Indented"&gt;</text:p>
      <text:p text:style-name="P3">&amp;ldquo;Do you play?&amp;rdquo; Sisyphus asked casually, readying his pipe for a smoke.</text:p>
      <text:p text:style-name="P3">&lt;/div&gt;</text:p>
      <text:p text:style-name="P3">&lt;div class="Indented"&gt;</text:p>
      <text:p text:style-name="P3">&amp;ldquo;No, I donm a fast learner,&amp;rdquo; Ned said and had a sip of mead himself.</text:p>
      <text:p text:style-name="P3">&lt;/div&gt;</text:p>
      <text:p text:style-name="P3">&lt;div class="Indented"&gt;</text:p>
      <text:p text:style-name="P3">&lt;div class="center"&gt;</text:p>
      <text:p text:style-name="P3">&lt;div class="medskip"&gt; &lt;/div&gt;END OF BOOK III</text:p>
      <text:p text:style-name="P3">&lt;/div&gt;</text:p>
      <text:p text:style-name="P3"/>
      <text:p text:style-name="P3">&lt;/div&gt;</text:p>
      <text:p text:style-name="P3"/>
      <text:p text:style-name="P3">&lt;hr class="footer"/&gt;</text:p>
      <text:p text:style-name="P3"/>
      <text:p text:style-name="P3">&lt;/div&gt;</text:p>
      <text:p text:style-name="P3">&lt;/body&gt;</text:p>
      <text:p text:style-name="P3">&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svg:font-family="Courier"/>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FreeSans"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0T16:03:29</dc:date>
    <dc:creator>Vasileios Kalampakas</dc:creator>
    <meta:document-statistic meta:table-count="0" meta:image-count="0" meta:object-count="0" meta:page-count="81" meta:paragraph-count="2126" meta:word-count="24693" meta:character-count="157049" meta:non-whitespace-character-count="134459"/>
    <meta:generator>LibreOffice/4.0.0.3$Linux_x86 LibreOffice_project/7545bee9c2a0782548772a21bc84a9dcc583b89</meta:generator>
  </office:meta>
</office:document-meta>
</file>